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73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5.29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24.09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3.76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33.16mm"/>
    </style:style>
    <style:style style:name="co19" style:family="table-column">
      <style:table-column-properties fo:break-before="auto" style:column-width="57.04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69.87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3.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18mm" fo:break-before="auto" style:use-optimal-row-height="false"/>
    </style:style>
    <style:style style:name="ro8" style:family="table-row">
      <style:table-row-properties style:row-height="5.72mm" fo:break-before="auto" style:use-optimal-row-height="true"/>
    </style:style>
    <style:style style:name="ro9" style:family="table-row">
      <style:table-row-properties style:row-height="3.97mm" fo:break-before="auto" style:use-optimal-row-height="false"/>
    </style:style>
    <style:style style:name="ro10" style:family="table-row">
      <style:table-row-properties style:row-height="2.65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4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0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0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1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2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4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5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6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一般_5f_WESRB001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8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33% 58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font-name-complex="Times New Roman" style:font-size-asian="8pt" style:font-size-complex="8pt" style:font-weight-asian="normal" style:font-weight-complex="normal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4" table:default-cell-style-name="ce16"/>
        <table:table-column table:style-name="co5" table:number-columns-repeated="8" table:default-cell-style-name="ce16"/>
        <table:table-column table:style-name="co6" table:default-cell-style-name="ce15"/>
        <table:table-column table:style-name="co7" table:default-cell-style-name="ce16"/>
        <table:table-column table:style-name="co8" table:default-cell-style-name="ce16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2年(西元2013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/>
            <table:table-cell table:style-name="ce43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" calcext:value-type="float">
              <text:p>1</text:p>
            </table:table-cell>
            <table:table-cell table:style-name="ce44" office:value-type="float" office:value="2" calcext:value-type="float">
              <text:p>2</text:p>
            </table:table-cell>
            <table:table-cell table:style-name="ce44" office:value-type="float" office:value="3" calcext:value-type="float">
              <text:p>3</text:p>
            </table:table-cell>
            <table:table-cell table:style-name="ce44" office:value-type="float" office:value="4" calcext:value-type="float">
              <text:p>4</text:p>
            </table:table-cell>
            <table:table-cell table:style-name="ce44" office:value-type="float" office:value="5" calcext:value-type="float">
              <text:p>5</text:p>
            </table:table-cell>
            <table:table-cell table:style-name="ce44" office:value-type="float" office:value="6" calcext:value-type="float">
              <text:p>6</text:p>
            </table:table-cell>
            <table:table-cell table:style-name="ce44" office:value-type="float" office:value="7" calcext:value-type="float">
              <text:p>7</text:p>
            </table:table-cell>
            <table:table-cell table:style-name="ce44" office:value-type="float" office:value="8" calcext:value-type="float">
              <text:p>8</text:p>
            </table:table-cell>
            <table:table-cell table:style-name="ce44" office:value-type="float" office:value="9" calcext:value-type="float">
              <text:p>9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煤及煤產品</text:p>
            </table:table-cell>
            <table:table-cell table:style-name="ce45" office:value-type="string" calcext:value-type="string">
              <text:p>煙煤-煉焦煤</text:p>
            </table:table-cell>
            <table:table-cell table:style-name="ce45" office:value-type="string" calcext:value-type="string">
              <text:p>煙煤-燃料煤</text:p>
            </table:table-cell>
            <table:table-cell table:style-name="ce45" office:value-type="string" calcext:value-type="string">
              <text:p>無煙煤</text:p>
            </table:table-cell>
            <table:table-cell table:style-name="ce45" office:value-type="string" calcext:value-type="string">
              <text:p>亞煙煤</text:p>
            </table:table-cell>
            <table:table-cell table:style-name="ce45" office:value-type="string" calcext:value-type="string">
              <text:p>褐煤</text:p>
            </table:table-cell>
            <table:table-cell table:style-name="ce45" office:value-type="string" calcext:value-type="string">
              <text:p>泥煤</text:p>
            </table:table-cell>
            <table:table-cell table:style-name="ce45" office:value-type="string" calcext:value-type="string">
              <text:p>焦炭</text:p>
            </table:table-cell>
            <table:table-cell table:style-name="ce45" office:value-type="string" calcext:value-type="string">
              <text:p>煤球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al and Coal</text:p>
            </table:table-cell>
            <table:table-cell table:number-columns-repeated="2" table:style-name="ce46" office:value-type="string" calcext:value-type="string">
              <text:p>Bituminous Coal-</text:p>
            </table:table-cell>
            <table:table-cell table:style-name="ce46" office:value-type="string" calcext:value-type="string">
              <text:p>Anthracite</text:p>
            </table:table-cell>
            <table:table-cell table:style-name="ce46" office:value-type="string" calcext:value-type="string">
              <text:p>Sub-bituminous</text:p>
            </table:table-cell>
            <table:table-cell table:style-name="ce46" office:value-type="string" calcext:value-type="string">
              <text:p>Lignite</text:p>
            </table:table-cell>
            <table:table-cell table:style-name="ce46" office:value-type="string" calcext:value-type="string">
              <text:p>Peat</text:p>
            </table:table-cell>
            <table:table-cell table:style-name="ce46" office:value-type="string" calcext:value-type="string">
              <text:p>Coke Oven Coke</text:p>
            </table:table-cell>
            <table:table-cell table:style-name="ce46" office:value-type="string" calcext:value-type="string">
              <text:p>Patent Fuel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Products Total</text:p>
            </table:table-cell>
            <table:table-cell table:style-name="ce46" office:value-type="string" calcext:value-type="string">
              <text:p>Coking Coal</text:p>
            </table:table-cell>
            <table:table-cell table:style-name="ce46" office:value-type="string" calcext:value-type="string">
              <text:p>Steam Coal</text:p>
            </table:table-cell>
            <table:table-cell table:style-name="ce46"/>
            <table:table-cell table:style-name="ce46" office:value-type="string" calcext:value-type="string">
              <text:p>Coal</text:p>
            </table:table-cell>
            <table:table-cell table:style-name="ce46" table:number-columns-repeated="4"/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秉油當量)</text:p>
            </table:table-cell>
            <table:table-cell table:number-columns-repeated="8" table:style-name="ce45" office:value-type="string" calcext:value-type="string">
              <text:p>(公噸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number-columns-repeated="3"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MT) </text:p>
            </table:table-cell>
            <table:table-cell table:number-columns-repeated="4" table:style-name="ce47" office:value-type="string" calcext:value-type="string">
              <text:p>(MT)</text:p>
            </table:table-cell>
            <table:table-cell table:style-name="ce27"/>
            <table:table-cell table:style-name="ce59" table:number-columns-repeated="1011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2-C12</text:p>
            </table:table-cell>
            <table:table-cell table:style-name="ce48" table:number-columns-repeated="8"/>
            <table:table-cell table:style-name="ce27"/>
            <table:table-cell table:style-name="ce59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/>
          <table:table-cell table:style-name="ce43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44043926.4580533" calcext:value-type="float">
            <text:p><text:s/>44,043,926 <text:s/></text:p>
          </table:table-cell>
          <table:table-cell table:style-name="ce50" office:value-type="float" office:value="6726604" calcext:value-type="float">
            <text:p><text:s/>6,726,604 <text:s/></text:p>
          </table:table-cell>
          <table:table-cell table:style-name="ce50" office:value-type="float" office:value="46922354.456" calcext:value-type="float">
            <text:p><text:s/>46,922,354 <text:s/></text:p>
          </table:table-cell>
          <table:table-cell table:style-name="ce50" office:value-type="float" office:value="297960" calcext:value-type="float">
            <text:p><text:s/>297,960 <text:s/></text:p>
          </table:table-cell>
          <table:table-cell table:style-name="ce50" office:value-type="float" office:value="13317562" calcext:value-type="float">
            <text:p><text:s/>13,317,56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74691" calcext:value-type="float">
            <text:p><text:s/>174,69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12242.2333333333" calcext:value-type="float">
            <text:p><text:s/>12,24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961" calcext:value-type="float">
            <text:p><text:s/>1,96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751" calcext:value-type="float">
            <text:p><text:s/>13,75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293744.539160563" calcext:value-type="float">
            <text:p><text:s/>293,745 <text:s/></text:p>
          </table:table-cell>
          <table:table-cell table:style-name="ce50" office:value-type="float" office:value="74494" calcext:value-type="float">
            <text:p><text:s/>74,494 <text:s/></text:p>
          </table:table-cell>
          <table:table-cell table:style-name="ce50" office:value-type="float" office:value="892753.790556336" calcext:value-type="float">
            <text:p><text:s/>892,754 <text:s/></text:p>
          </table:table-cell>
          <table:table-cell table:style-name="ce50" office:value-type="float" office:value="-10133" calcext:value-type="float">
            <text:p><text:s/>-10,133 <text:s/></text:p>
          </table:table-cell>
          <table:table-cell table:style-name="ce50" office:value-type="float" office:value="-833977.790556336" calcext:value-type="float">
            <text:p><text:s/>-833,97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55318" calcext:value-type="float">
            <text:p><text:s/>155,31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43737939.6855594" calcext:value-type="float">
            <text:p><text:s/>43,737,940 <text:s/></text:p>
          </table:table-cell>
          <table:table-cell table:style-name="ce51" office:value-type="float" office:value="6652110" calcext:value-type="float">
            <text:p><text:s/>6,652,110 <text:s/></text:p>
          </table:table-cell>
          <table:table-cell table:style-name="ce51" office:value-type="float" office:value="46029600.6654437" calcext:value-type="float">
            <text:p><text:s/>46,029,601 <text:s/></text:p>
          </table:table-cell>
          <table:table-cell table:style-name="ce51" office:value-type="float" office:value="306132" calcext:value-type="float">
            <text:p><text:s/>306,132 <text:s/></text:p>
          </table:table-cell>
          <table:table-cell table:style-name="ce51" office:value-type="float" office:value="14151539.7905563" calcext:value-type="float">
            <text:p><text:s/>14,151,540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5622" calcext:value-type="float">
            <text:p><text:s/>5,622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-178690.892701601" calcext:value-type="float">
            <text:p><text:s/>-178,691 <text:s/></text:p>
          </table:table-cell>
          <table:table-cell table:style-name="ce51" office:value-type="float" office:value="177558" calcext:value-type="float">
            <text:p><text:s/>177,558 <text:s/></text:p>
          </table:table-cell>
          <table:table-cell table:style-name="ce51" office:value-type="float" office:value="-365243.41131801" calcext:value-type="float">
            <text:p><text:s/>-365,243 <text:s/></text:p>
          </table:table-cell>
          <table:table-cell table:style-name="ce51" office:value-type="float" office:value="17518" calcext:value-type="float">
            <text:p><text:s/>17,518 <text:s/></text:p>
          </table:table-cell>
          <table:table-cell table:style-name="ce51" office:value-type="float" office:value="425349.769318013" calcext:value-type="float">
            <text:p><text:s/>425,350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479256" calcext:value-type="float">
            <text:p><text:s/>-479,256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42572361.4213337" calcext:value-type="float">
            <text:p><text:s/>42,572,361 <text:s/></text:p>
          </table:table-cell>
          <table:table-cell table:style-name="ce50" office:value-type="float" office:value="6474552" calcext:value-type="float">
            <text:p><text:s/>6,474,552 <text:s/></text:p>
          </table:table-cell>
          <table:table-cell table:style-name="ce50" office:value-type="float" office:value="38433404.2340691" calcext:value-type="float">
            <text:p><text:s/>38,433,40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726190.0212383" calcext:value-type="float">
            <text:p><text:s/>13,726,19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990396" calcext:value-type="float">
            <text:p><text:s/>4,990,39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6659548.94451333" calcext:value-type="float">
            <text:p><text:s/>6,659,549 <text:s/></text:p>
          </table:table-cell>
          <table:table-cell table:style-name="ce50" office:value-type="float" office:value="6474552" calcext:value-type="float">
            <text:p><text:s/>6,474,552 <text:s/></text:p>
          </table:table-cell>
          <table:table-cell table:style-name="ce50" office:value-type="float" office:value="2130209.514" calcext:value-type="float">
            <text:p><text:s/>2,130,21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style-name="ce50" office:value-type="float" office:value="5133847.59444444" calcext:value-type="float">
            <text:p><text:s/>5,133,84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50345" calcext:value-type="float">
            <text:p><text:s/>1,650,34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990396" calcext:value-type="float">
            <text:p><text:s/>4,990,39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20643037.8981121" calcext:value-type="float">
            <text:p><text:s/>20,643,03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133729.9787617" calcext:value-type="float">
            <text:p><text:s/>21,133,73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331649.0212383" calcext:value-type="float">
            <text:p><text:s/>13,331,64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697864.426666667" calcext:value-type="float">
            <text:p><text:s/>697,86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33023" calcext:value-type="float">
            <text:p><text:s/>1,033,02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9438062.55759706" calcext:value-type="float">
            <text:p><text:s/>9,438,063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2486096.7413074" calcext:value-type="float">
            <text:p><text:s/>12,486,097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394541" calcext:value-type="float">
            <text:p><text:s/>394,541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7885259.60677778" calcext:value-type="float">
            <text:p><text:s/>7,885,26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5678017" calcext:value-type="float">
            <text:p><text:s/>5,678,01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7885259.60677778" calcext:value-type="float">
            <text:p><text:s/>7,885,26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5678017" calcext:value-type="float">
            <text:p><text:s/>5,678,01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1237663.06533333" calcext:value-type="float">
            <text:p><text:s/>1,237,663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614208.105" calcext:value-type="float">
            <text:p><text:s/>614,208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623454.960333333" calcext:value-type="float">
            <text:p><text:s/>623,455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120046.251111111" calcext:value-type="float">
            <text:p><text:s/>120,046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76417" calcext:value-type="float">
            <text:p><text:s/>76,417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7871819.44726072" calcext:value-type="float">
            <text:p><text:s/>7,871,819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7961439.84269261" calcext:value-type="float">
            <text:p><text:s/>7,961,440 <text:s/></text:p>
          </table:table-cell>
          <table:table-cell table:style-name="ce52" office:value-type="float" office:value="288614" calcext:value-type="float">
            <text:p><text:s/>288,614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096082" calcext:value-type="float">
            <text:p><text:s/>1,096,082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7517896.69170516" calcext:value-type="float">
            <text:p><text:s/>7,517,897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7961439.84269261" calcext:value-type="float">
            <text:p><text:s/>7,961,440 <text:s/></text:p>
          </table:table-cell>
          <table:table-cell table:style-name="ce52" office:value-type="float" office:value="243776" calcext:value-type="float">
            <text:p><text:s/>243,776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686517" calcext:value-type="float">
            <text:p><text:s/>686,517 <text:s/></text:p>
          </table:table-cell>
          <table:table-cell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7517896.69170516" calcext:value-type="float">
            <text:p><text:s/>7,517,89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961439.84269261" calcext:value-type="float">
            <text:p><text:s/>7,961,440 <text:s/></text:p>
          </table:table-cell>
          <table:table-cell table:style-name="ce50" office:value-type="float" office:value="243776" calcext:value-type="float">
            <text:p><text:s/>243,77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86517" calcext:value-type="float">
            <text:p><text:s/>686,51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48929.8944" calcext:value-type="float">
            <text:p><text:s/>48,93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2429.12" calcext:value-type="float">
            <text:p><text:s/>72,42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501983.888497778" calcext:value-type="float">
            <text:p><text:s/>501,98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43068.256" calcext:value-type="float">
            <text:p><text:s/>743,06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577583.106625382" calcext:value-type="float">
            <text:p><text:s/>577,58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54974.99335994" calcext:value-type="float">
            <text:p><text:s/>854,97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2168473.2340089" calcext:value-type="float">
            <text:p><text:s/>2,168,47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201201.56350002" calcext:value-type="float">
            <text:p><text:s/>3,201,20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1464874.26936407" calcext:value-type="float">
            <text:p><text:s/>1,464,87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68399.4118876" calcext:value-type="float">
            <text:p><text:s/>2,168,39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89414.7420864892" calcext:value-type="float">
            <text:p>( 89,415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32357.34848329" calcext:value-type="float">
            <text:p>( 132,357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375459.52727758" calcext:value-type="float">
            <text:p>( 1,375,460 <text:s/>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036042.06340431" calcext:value-type="float">
            <text:p>( 2,036,042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538571.769980255" calcext:value-type="float">
            <text:p><text:s/>538,57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97227.94898393" calcext:value-type="float">
            <text:p><text:s/>797,22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157884.30954458" calcext:value-type="float">
            <text:p><text:s/>157,88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3710.32662849" calcext:value-type="float">
            <text:p><text:s/>233,71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7142.88512" calcext:value-type="float">
            <text:p><text:s/>7,143 <text:s/></text:p>
          </table:table-cell>
          <table:table-cell table:style-name="ce54" office:value-type="float" office:value="0" calcext:value-type="float">
            <text:p/>
          </table:table-cell>
          <table:table-cell table:style-name="ce54" office:value-type="float" office:value="1863.876" calcext:value-type="float">
            <text:p><text:s/>1,864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608" calcext:value-type="float">
            <text:p><text:s/>608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900" calcext:value-type="float">
            <text:p><text:s/>90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3658.95210666667" calcext:value-type="float">
            <text:p><text:s/>3,65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416.212" calcext:value-type="float">
            <text:p><text:s/>5,41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920863.75509333" calcext:value-type="float">
            <text:p><text:s/>1,920,86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843383.848" calcext:value-type="float">
            <text:p><text:s/>2,843,38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519101.64622222" calcext:value-type="float">
            <text:p><text:s/>1,519,10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48670.2" calcext:value-type="float">
            <text:p><text:s/>2,248,67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401762.108871111" calcext:value-type="float">
            <text:p><text:s/>401,76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94713.648" calcext:value-type="float">
            <text:p><text:s/>594,71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9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2135051.39025949" calcext:value-type="float">
            <text:p><text:s/>2,135,05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21.732" calcext:value-type="float">
            <text:p><text:s/>2,122 <text:s/></text:p>
          </table:table-cell>
          <table:table-cell table:style-name="ce50" office:value-type="float" office:value="243776" calcext:value-type="float">
            <text:p><text:s/>243,77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86517" calcext:value-type="float">
            <text:p><text:s/>686,51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2133694.38289949" calcext:value-type="float">
            <text:p><text:s/>2,133,694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3.004" calcext:value-type="float">
            <text:p><text:s/>113 <text:s/></text:p>
          </table:table-cell>
          <table:table-cell table:style-name="ce50" office:value-type="float" office:value="243776" calcext:value-type="float">
            <text:p><text:s/>243,77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86517" calcext:value-type="float">
            <text:p><text:s/>686,51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1357.00736" calcext:value-type="float">
            <text:p><text:s/>1,35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08.728" calcext:value-type="float">
            <text:p><text:s/>2,00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22.4149333333333" calcext:value-type="float">
            <text:p><text:s/>2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3.18" calcext:value-type="float">
            <text:p><text:s/>3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60722.055780279" calcext:value-type="float">
            <text:p><text:s/>160,72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37910.93783265" calcext:value-type="float">
            <text:p><text:s/>237,91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style-name="ce50" office:value-type="float" office:value="353922.755555556" calcext:value-type="float">
            <text:p><text:s/>353,92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4838" calcext:value-type="float">
            <text:p><text:s/>44,83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9565" calcext:value-type="float">
            <text:p><text:s/>409,56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style-name="ce50" office:value-type="float" office:value="353922.755555556" calcext:value-type="float">
            <text:p><text:s/>353,92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4838" calcext:value-type="float">
            <text:p><text:s/>44,838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09565" calcext:value-type="float">
            <text:p><text:s/>409,56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21471539.510541" calcext:value-type="float">
            <text:p><text:s/>121,471,54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87280612.9850192" calcext:value-type="float">
            <text:p><text:s/>87,280,613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3127449.4863018" calcext:value-type="float">
            <text:p><text:s/>33,127,449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86890661.036" calcext:value-type="float">
            <text:p><text:s/>86,890,66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56264410.5496982" calcext:value-type="float">
            <text:p><text:s/>56,264,411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0626250.4863018" calcext:value-type="float">
            <text:p><text:s/>30,626,250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2152782.069633" calcext:value-type="float">
            <text:p><text:s/>2,152,782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152782.069633" calcext:value-type="float">
            <text:p><text:s/>2,152,782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32428096.404908" calcext:value-type="float">
            <text:p><text:s/>32,428,096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8863420.365688" calcext:value-type="float">
            <text:p><text:s/>28,863,42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501199" calcext:value-type="float">
            <text:p><text:s/>2,501,199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21952546.521768" calcext:value-type="float">
            <text:p><text:s/>21,952,54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9751753.521768" calcext:value-type="float">
            <text:p><text:s/>19,751,754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200793" calcext:value-type="float">
            <text:p><text:s/>2,200,793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21952546.521768" calcext:value-type="float">
            <text:p><text:s/>21,952,547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19751753.521768" calcext:value-type="float">
            <text:p><text:s/>19,751,754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200793" calcext:value-type="float">
            <text:p><text:s/>2,200,793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 table:number-rows-repeated="4">
          <table:table-cell table:style-name="ce14"/>
          <table:table-cell table:style-name="ce27"/>
          <table:table-cell table:style-name="ce14" table:number-columns-repeated="11"/>
          <table:table-cell table:style-name="ce43" table:number-columns-repeated="1011"/>
        </table:table-row>
        <table:table-row table:style-name="ro6">
          <table:table-cell table:style-name="ce14"/>
          <table:table-cell table:style-name="ce27"/>
          <table:table-cell table:style-name="ce14" table:number-columns-repeated="1022"/>
        </table:table-row>
        <table:table-row table:style-name="ro7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3">
          <table:table-cell table:style-name="ce15"/>
          <table:table-cell table:style-name="ce28"/>
          <table:table-cell table:style-name="ce15" table:number-columns-repeated="10"/>
          <table:table-cell/>
          <table:table-cell table:style-name="ce15" table:number-columns-repeated="1011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1.$A$1:.$AMJ$10" table:range-usable-as="repeat-column repeat-row"/>
        </table:named-expressions>
      </table:table>
      <table:table table:name="Page2" table:style-name="ta2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3" table:default-cell-style-name="ce16"/>
        <table:table-column table:style-name="co4" table:default-cell-style-name="ce16"/>
        <table:table-column table:style-name="co5" table:number-columns-repeated="5" table:default-cell-style-name="ce16"/>
        <table:table-column table:style-name="co6" table:default-cell-style-name="ce16"/>
        <table:table-column table:style-name="co10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2年(西元2013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0" calcext:value-type="float">
              <text:p>10</text:p>
            </table:table-cell>
            <table:table-cell table:style-name="ce44" office:value-type="float" office:value="11" calcext:value-type="float">
              <text:p>11</text:p>
            </table:table-cell>
            <table:table-cell table:style-name="ce44" office:value-type="float" office:value="12" calcext:value-type="float">
              <text:p>12</text:p>
            </table:table-cell>
            <table:table-cell table:style-name="ce44" office:value-type="float" office:value="13" calcext:value-type="float">
              <text:p>13</text:p>
            </table:table-cell>
            <table:table-cell table:style-name="ce44" office:value-type="float" office:value="14" calcext:value-type="float">
              <text:p>14</text:p>
            </table:table-cell>
            <table:table-cell table:style-name="ce44" office:value-type="float" office:value="15" calcext:value-type="float">
              <text:p>15</text:p>
            </table:table-cell>
            <table:table-cell table:style-name="ce44" office:value-type="float" office:value="16" calcext:value-type="float">
              <text:p>16</text:p>
            </table:table-cell>
            <table:table-cell table:style-name="ce44" office:value-type="float" office:value="17" calcext:value-type="float">
              <text:p>17</text:p>
            </table:table-cell>
            <table:table-cell table:style-name="ce44" office:value-type="float" office:value="18" calcext:value-type="float">
              <text:p>18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焦爐氣</text:p>
            </table:table-cell>
            <table:table-cell table:style-name="ce45" office:value-type="string" calcext:value-type="string">
              <text:p>高爐氣</text:p>
            </table:table-cell>
            <table:table-cell table:style-name="ce45" office:value-type="string" calcext:value-type="string">
              <text:p>轉爐氣</text:p>
            </table:table-cell>
            <table:table-cell table:style-name="ce45" office:value-type="string" calcext:value-type="string">
              <text:p>原油及石油</text:p>
            </table:table-cell>
            <table:table-cell table:style-name="ce45" office:value-type="string" calcext:value-type="string">
              <text:p>原油</text:p>
            </table:table-cell>
            <table:table-cell table:style-name="ce45" office:value-type="string" calcext:value-type="string">
              <text:p>煉油廠進料</text:p>
            </table:table-cell>
            <table:table-cell table:style-name="ce45" office:value-type="string" calcext:value-type="string">
              <text:p>添加劑/</text:p>
            </table:table-cell>
            <table:table-cell table:style-name="ce45" office:value-type="string" calcext:value-type="string">
              <text:p>煉油氣</text:p>
            </table:table-cell>
            <table:table-cell table:style-name="ce45" office:value-type="string" calcext:value-type="string">
              <text:p>液化石油氣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61" table:number-columns-repeated="2"/>
            <table:table-cell table:style-name="ce45" office:value-type="string" calcext:value-type="string">
              <text:p>產品合計</text:p>
            </table:table-cell>
            <table:table-cell table:style-name="ce61" table:number-columns-repeated="2"/>
            <table:table-cell table:style-name="ce61" office:value-type="string" calcext:value-type="string">
              <text:p>含氧化合物</text:p>
            </table:table-cell>
            <table:table-cell table:style-name="ce61"/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Coke Oven Gas</text:p>
            </table:table-cell>
            <table:table-cell table:style-name="ce62" office:value-type="string" calcext:value-type="string">
              <text:p>Blast Furnace Gas</text:p>
            </table:table-cell>
            <table:table-cell table:style-name="ce62" office:value-type="string" calcext:value-type="string">
              <text:p>Oxygen Steel</text:p>
            </table:table-cell>
            <table:table-cell table:style-name="ce62" office:value-type="string" calcext:value-type="string">
              <text:p>Crude Oil and Petroleum</text:p>
            </table:table-cell>
            <table:table-cell table:style-name="ce62" office:value-type="string" calcext:value-type="string">
              <text:p>Crude Oil</text:p>
            </table:table-cell>
            <table:table-cell table:style-name="ce62" office:value-type="string" calcext:value-type="string">
              <text:p>Refinery</text:p>
            </table:table-cell>
            <table:table-cell table:style-name="ce62" office:value-type="string" calcext:value-type="string">
              <text:p>Additives/</text:p>
            </table:table-cell>
            <table:table-cell table:style-name="ce62" office:value-type="string" calcext:value-type="string">
              <text:p>Refinery Gas</text:p>
            </table:table-cell>
            <table:table-cell table:style-name="ce62" office:value-type="string" calcext:value-type="string">
              <text:p>LPG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/>
            <table:table-cell table:style-name="ce62" office:value-type="string" calcext:value-type="string">
              <text:p>Furnace Gas</text:p>
            </table:table-cell>
            <table:table-cell table:style-name="ce46" office:value-type="string" calcext:value-type="string">
              <text:p>Products Total</text:p>
            </table:table-cell>
            <table:table-cell table:style-name="ce62"/>
            <table:table-cell table:style-name="ce62" office:value-type="string" calcext:value-type="string">
              <text:p>Feedstocks</text:p>
            </table:table-cell>
            <table:table-cell table:style-name="ce62" office:value-type="string" calcext:value-type="string">
              <text:p>Oxygenates</text:p>
            </table:table-cell>
            <table:table-cell table:style-name="ce62"/>
            <table:table-cell table:style-name="ce46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3"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千立方公尺)</text:p>
            </table:table-cell>
            <table:table-cell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KL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3"/>
            <table:table-cell table:style-name="ce48" office:value-type="string" calcext:value-type="string">
              <text:p>C14-C36</text:p>
            </table:table-cell>
            <table:table-cell table:style-name="ce48" table:number-columns-repeated="5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9" office:value-type="float" office:value="55055.8489407197" calcext:value-type="float">
            <text:p><text:s/>55,056 <text:s/></text:p>
          </table:table-cell>
          <table:table-cell table:style-name="ce49" office:value-type="float" office:value="10513" calcext:value-type="float">
            <text:p><text:s/>10,513 <text:s/></text:p>
          </table:table-cell>
          <table:table-cell table:style-name="ce49" office:value-type="float" office:value="44542.8489407197" calcext:value-type="float">
            <text:p><text:s/>44,543 <text:s/></text:p>
          </table:table-cell>
          <table:table-cell table:number-columns-repeated="3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8278618.0627714" calcext:value-type="float">
            <text:p><text:s/>68,278,618 <text:s/></text:p>
          </table:table-cell>
          <table:table-cell table:style-name="ce50" office:value-type="float" office:value="48582397" calcext:value-type="float">
            <text:p><text:s/>48,582,39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20966.555" calcext:value-type="float">
            <text:p><text:s/>420,96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083871.592" calcext:value-type="float">
            <text:p><text:s/>2,083,87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9500652.3421314" calcext:value-type="float">
            <text:p><text:s/>19,500,65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61643.834" calcext:value-type="float">
            <text:p><text:s/>161,64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59957.73333333" calcext:value-type="float">
            <text:p><text:s/>1,359,95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44643.55555556" calcext:value-type="float">
            <text:p><text:s/>2,444,64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1579866.92500556" calcext:value-type="float">
            <text:p><text:s/>-1,579,867 <text:s/></text:p>
          </table:table-cell>
          <table:table-cell table:style-name="ce50" office:value-type="float" office:value="-532293" calcext:value-type="float">
            <text:p><text:s/>-532,29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-175871.502" calcext:value-type="float">
            <text:p><text:s/>-175,872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46608287.2056974" calcext:value-type="float">
            <text:p><text:s/>46,608,287 <text:s/></text:p>
          </table:table-cell>
          <table:table-cell table:style-name="ce51" office:value-type="float" office:value="49125203" calcext:value-type="float">
            <text:p><text:s/>49,125,203 <text:s/></text:p>
          </table:table-cell>
          <table:table-cell table:style-name="ce51" office:value-type="float" office:value="44542.8489407197" calcext:value-type="float">
            <text:p><text:s/>44,543 <text:s/></text:p>
          </table:table-cell>
          <table:table-cell table:style-name="ce51" office:value-type="float" office:value="420966.555" calcext:value-type="float">
            <text:p><text:s/>420,967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2098099.26" calcext:value-type="float">
            <text:p><text:s/>2,098,09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802813.39909889" calcext:value-type="float">
            <text:p><text:s/>6,802,81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25827.414" calcext:value-type="float">
            <text:p><text:s/>325,827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-279750.599763511" calcext:value-type="float">
            <text:p><text:s/>-279,751 <text:s/></text:p>
          </table:table-cell>
          <table:table-cell table:style-name="ce51" office:value-type="float" office:value="-49758" calcext:value-type="float">
            <text:p><text:s/>-49,758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-112742.25550137" calcext:value-type="float">
            <text:p><text:s/>-112,74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507642.57104189" calcext:value-type="float">
            <text:p><text:s/>507,643 <text:s/></text:p>
          </table:table-cell>
          <table:table-cell table:style-name="ce50" office:value-type="float" office:value="4979795.69041659" calcext:value-type="float">
            <text:p><text:s/>4,979,796 <text:s/></text:p>
          </table:table-cell>
          <table:table-cell table:style-name="ce50" office:value-type="float" office:value="436738.99486089" calcext:value-type="float">
            <text:p><text:s/>436,739 <text:s/></text:p>
          </table:table-cell>
          <table:table-cell table:style-name="ce50" office:value-type="float" office:value="51450275.5972823" calcext:value-type="float">
            <text:p><text:s/>51,450,276 <text:s/></text:p>
          </table:table-cell>
          <table:table-cell table:style-name="ce50" office:value-type="float" office:value="49174961" calcext:value-type="float">
            <text:p><text:s/>49,174,961 <text:s/></text:p>
          </table:table-cell>
          <table:table-cell table:style-name="ce50" office:value-type="float" office:value="44542.8489407197" calcext:value-type="float">
            <text:p><text:s/>44,543 <text:s/></text:p>
          </table:table-cell>
          <table:table-cell table:style-name="ce50" office:value-type="float" office:value="420966.555" calcext:value-type="float">
            <text:p><text:s/>420,967 <text:s/></text:p>
          </table:table-cell>
          <table:table-cell table:style-name="ce50" office:value-type="float" office:value="15397.85812642" calcext:value-type="float">
            <text:p><text:s/>15,39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9640470.4039407" calcext:value-type="float">
            <text:p><text:s/>49,640,470 <text:s/></text:p>
          </table:table-cell>
          <table:table-cell table:style-name="ce50" office:value-type="float" office:value="49174961" calcext:value-type="float">
            <text:p><text:s/>49,174,961 <text:s/></text:p>
          </table:table-cell>
          <table:table-cell table:style-name="ce50" office:value-type="float" office:value="44542.8489407197" calcext:value-type="float">
            <text:p><text:s/>44,543 <text:s/></text:p>
          </table:table-cell>
          <table:table-cell table:style-name="ce50" office:value-type="float" office:value="420966.555" calcext:value-type="float">
            <text:p><text:s/>420,967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424282.13333333" calcext:value-type="float">
            <text:p><text:s/>1,424,28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940.26666666667" calcext:value-type="float">
            <text:p><text:s/>3,94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507642.57104189" calcext:value-type="float">
            <text:p><text:s/>507,643 <text:s/></text:p>
          </table:table-cell>
          <table:table-cell table:style-name="ce51" office:value-type="float" office:value="4979795.69041659" calcext:value-type="float">
            <text:p><text:s/>4,979,796 <text:s/></text:p>
          </table:table-cell>
          <table:table-cell table:style-name="ce51" office:value-type="float" office:value="436738.99486089" calcext:value-type="float">
            <text:p><text:s/>436,739 <text:s/></text:p>
          </table:table-cell>
          <table:table-cell table:style-name="ce51" office:value-type="float" office:value="381582.793341548" calcext:value-type="float">
            <text:p><text:s/>381,583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5397.85812642" calcext:value-type="float">
            <text:p><text:s/>15,398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3046678" calcext:value-type="float">
            <text:p><text:s/>3,046,678 <text:s/></text:p>
          </table:table-cell>
          <table:table-cell table:style-name="ce50" office:value-type="float" office:value="20646044" calcext:value-type="float">
            <text:p><text:s/>20,646,044 <text:s/></text:p>
          </table:table-cell>
          <table:table-cell table:style-name="ce50" office:value-type="float" office:value="1275117" calcext:value-type="float">
            <text:p><text:s/>1,275,117 <text:s/></text:p>
          </table:table-cell>
          <table:table-cell table:style-name="ce50" office:value-type="float" office:value="57232355.9003982" calcext:value-type="float">
            <text:p><text:s/>57,232,35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26066.316" calcext:value-type="float">
            <text:p><text:s/>1,626,066 <text:s/></text:p>
          </table:table-cell>
          <table:table-cell table:style-name="ce50" office:value-type="float" office:value="2687745.744" calcext:value-type="float">
            <text:p><text:s/>2,687,74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3046678" calcext:value-type="float">
            <text:p><text:s/>3,046,678 <text:s/></text:p>
          </table:table-cell>
          <table:table-cell table:style-name="ce50" office:value-type="float" office:value="20646044" calcext:value-type="float">
            <text:p><text:s/>20,646,044 <text:s/></text:p>
          </table:table-cell>
          <table:table-cell table:style-name="ce50" office:value-type="float" office:value="1275117" calcext:value-type="float">
            <text:p><text:s/>1,275,117 <text:s/></text:p>
          </table:table-cell>
          <table:table-cell table:style-name="ce50" office:value-type="float" office:value="52056263.3988142" calcext:value-type="float">
            <text:p><text:s/>52,056,26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26066.316" calcext:value-type="float">
            <text:p><text:s/>1,626,066 <text:s/></text:p>
          </table:table-cell>
          <table:table-cell table:style-name="ce50" office:value-type="float" office:value="2412533.80997498" calcext:value-type="float">
            <text:p><text:s/>2,412,534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5176092.501584" calcext:value-type="float">
            <text:p><text:s/>5,176,093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275211.934025019" calcext:value-type="float">
            <text:p><text:s/>275,21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463885" calcext:value-type="float">
            <text:p><text:s/>463,885 <text:s/></text:p>
          </table:table-cell>
          <table:table-cell table:style-name="ce50" office:value-type="float" office:value="11015304" calcext:value-type="float">
            <text:p><text:s/>11,015,304 <text:s/></text:p>
          </table:table-cell>
          <table:table-cell table:style-name="ce50" office:value-type="float" office:value="338020" calcext:value-type="float">
            <text:p><text:s/>338,020 <text:s/></text:p>
          </table:table-cell>
          <table:table-cell table:style-name="ce50" office:value-type="float" office:value="2501553.23829102" calcext:value-type="float">
            <text:p><text:s/>2,501,553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10452.34691165" calcext:value-type="float">
            <text:p><text:s/>1,610,452 <text:s/></text:p>
          </table:table-cell>
          <table:table-cell table:style-name="ce50" office:value-type="float" office:value="94440.8961863014" calcext:value-type="float">
            <text:p><text:s/>94,44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75.73333333333" calcext:value-type="float">
            <text:p><text:s/>2,57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430615" calcext:value-type="float">
            <text:p><text:s/>430,615 <text:s/></text:p>
          </table:table-cell>
          <table:table-cell table:style-name="ce50" office:value-type="float" office:value="3974007" calcext:value-type="float">
            <text:p><text:s/>3,974,007 <text:s/></text:p>
          </table:table-cell>
          <table:table-cell table:style-name="ce50" office:value-type="float" office:value="337874" calcext:value-type="float">
            <text:p><text:s/>337,874 <text:s/></text:p>
          </table:table-cell>
          <table:table-cell table:style-name="ce50" office:value-type="float" office:value="21942.4" calcext:value-type="float">
            <text:p><text:s/>21,94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style-name="ce50" office:value-type="float" office:value="33270" calcext:value-type="float">
            <text:p><text:s/>33,270 <text:s/></text:p>
          </table:table-cell>
          <table:table-cell table:style-name="ce50" office:value-type="float" office:value="7041297" calcext:value-type="float">
            <text:p><text:s/>7,041,297 <text:s/></text:p>
          </table:table-cell>
          <table:table-cell table:style-name="ce50" office:value-type="float" office:value="146" calcext:value-type="float">
            <text:p><text:s/>14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.8666666666667" calcext:value-type="float">
            <text:p><text:s/>1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73931.4428059" calcext:value-type="float">
            <text:p><text:s/>2,473,931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10452.34691165" calcext:value-type="float">
            <text:p><text:s/>1,610,452 <text:s/></text:p>
          </table:table-cell>
          <table:table-cell table:style-name="ce50" office:value-type="float" office:value="92865.258" calcext:value-type="float">
            <text:p><text:s/>92,86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788.8" calcext:value-type="float">
            <text:p><text:s/>1,78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300.99548512329" calcext:value-type="float">
            <text:p><text:s/>1,301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575.63818630137" calcext:value-type="float">
            <text:p><text:s/>1,576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style-name="ce52" office:value-type="float" office:value="10777" calcext:value-type="float">
            <text:p><text:s/>10,777 <text:s/></text:p>
          </table:table-cell>
          <table:table-cell table:style-name="ce52" office:value-type="float" office:value="320544" calcext:value-type="float">
            <text:p><text:s/>320,544 <text:s/></text:p>
          </table:table-cell>
          <table:table-cell table:style-name="ce52" office:value-type="float" office:value="134388" calcext:value-type="float">
            <text:p><text:s/>134,388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2064373.42895811" calcext:value-type="float">
            <text:p><text:s/>2,064,373 <text:s/></text:p>
          </table:table-cell>
          <table:table-cell table:style-name="ce52" office:value-type="float" office:value="4330400.30958341" calcext:value-type="float">
            <text:p><text:s/>4,330,400 <text:s/></text:p>
          </table:table-cell>
          <table:table-cell table:style-name="ce52" office:value-type="float" office:value="365970.00513911" calcext:value-type="float">
            <text:p><text:s/>365,970 <text:s/></text:p>
          </table:table-cell>
          <table:table-cell table:style-name="ce52" office:value-type="float" office:value="43365751.4711869" calcext:value-type="float">
            <text:p><text:s/>43,365,751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216.11096193" calcext:value-type="float">
            <text:p><text:s/>216 <text:s/></text:p>
          </table:table-cell>
          <table:table-cell table:style-name="ce52" office:value-type="float" office:value="4478318.94931507" calcext:value-type="float">
            <text:p><text:s/>4,478,319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2064373.42895811" calcext:value-type="float">
            <text:p><text:s/>2,064,373 <text:s/></text:p>
          </table:table-cell>
          <table:table-cell table:style-name="ce52" office:value-type="float" office:value="4330400.30958341" calcext:value-type="float">
            <text:p><text:s/>4,330,400 <text:s/></text:p>
          </table:table-cell>
          <table:table-cell table:style-name="ce52" office:value-type="float" office:value="365970.00513911" calcext:value-type="float">
            <text:p><text:s/>365,970 <text:s/></text:p>
          </table:table-cell>
          <table:table-cell table:style-name="ce52" office:value-type="float" office:value="18789856.7346336" calcext:value-type="float">
            <text:p><text:s/>18,789,857 <text:s/>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216.11096193" calcext:value-type="float">
            <text:p><text:s/>216 <text:s/></text:p>
          </table:table-cell>
          <table:table-cell table:style-name="ce52" office:value-type="float" office:value="2354376.81931507" calcext:value-type="float">
            <text:p><text:s/>2,354,37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2064373.42895811" calcext:value-type="float">
            <text:p><text:s/>2,064,373 <text:s/></text:p>
          </table:table-cell>
          <table:table-cell table:style-name="ce50" office:value-type="float" office:value="4330400.30958341" calcext:value-type="float">
            <text:p><text:s/>4,330,400 <text:s/></text:p>
          </table:table-cell>
          <table:table-cell table:style-name="ce50" office:value-type="float" office:value="365970.00513911" calcext:value-type="float">
            <text:p><text:s/>365,970 <text:s/></text:p>
          </table:table-cell>
          <table:table-cell table:style-name="ce50" office:value-type="float" office:value="3147424.66763188" calcext:value-type="float">
            <text:p><text:s/>3,147,42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6.11096193" calcext:value-type="float">
            <text:p><text:s/>216 <text:s/></text:p>
          </table:table-cell>
          <table:table-cell table:style-name="ce50" office:value-type="float" office:value="459223.164" calcext:value-type="float">
            <text:p><text:s/>459,22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9764.38478" calcext:value-type="float">
            <text:p><text:s/>39,76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206.852" calcext:value-type="float">
            <text:p><text:s/>4,207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9476.132446443" calcext:value-type="float">
            <text:p><text:s/>249,47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8144.64" calcext:value-type="float">
            <text:p><text:s/>8,14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7188.77089" calcext:value-type="float">
            <text:p><text:s/>367,18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85.326" calcext:value-type="float">
            <text:p><text:s/>1,28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196.3188166667" calcext:value-type="float">
            <text:p><text:s/>22,19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717.81" calcext:value-type="float">
            <text:p><text:s/>3,71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365.10907666667" calcext:value-type="float">
            <text:p><text:s/>8,36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50.894" calcext:value-type="float">
            <text:p><text:s/>15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6545.489409017" calcext:value-type="float">
            <text:p><text:s/>106,54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957.886" calcext:value-type="float">
            <text:p><text:s/>2,95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677.46369666667" calcext:value-type="float">
            <text:p><text:s/>3,67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616.002" calcext:value-type="float">
            <text:p><text:s/>3,61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12608" calcext:value-type="float">
            <text:p><text:s/>12,60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72699.63337084" calcext:value-type="float">
            <text:p><text:s/>1,072,700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6.11096193" calcext:value-type="float">
            <text:p><text:s/>216 <text:s/></text:p>
          </table:table-cell>
          <table:table-cell table:style-name="ce50" office:value-type="float" office:value="244710.072" calcext:value-type="float">
            <text:p><text:s/>244,71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77412.260958848" calcext:value-type="float">
            <text:p><text:s/>777,41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79144.812" calcext:value-type="float">
            <text:p><text:s/>79,14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655921.518902411" calcext:value-type="float">
            <text:p>( 655,922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79144.812" calcext:value-type="float">
            <text:p>( 79,145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121073.675389771" calcext:value-type="float">
            <text:p>( 121,074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417.066666666667" calcext:value-type="float">
            <text:p>( 417 <text:s/>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5236.487732307" calcext:value-type="float">
            <text:p><text:s/>125,236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16.11096193" calcext:value-type="float">
            <text:p><text:s/>216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2564.2291130205" calcext:value-type="float">
            <text:p><text:s/>42,56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2608" calcext:value-type="float">
            <text:p><text:s/>12,608 <text:s/>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54" office:value-type="float" office:value="127486.655566667" calcext:value-type="float">
            <text:p><text:s/>127,487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165565.26" calcext:value-type="float">
            <text:p><text:s/>165,56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4731.653773333" calcext:value-type="float">
            <text:p><text:s/>104,73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312.296" calcext:value-type="float">
            <text:p><text:s/>4,31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3143.2884566667" calcext:value-type="float">
            <text:p><text:s/>53,14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321.386" calcext:value-type="float">
            <text:p><text:s/>4,321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81442.6068566667" calcext:value-type="float">
            <text:p><text:s/>81,443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7811.946" calcext:value-type="float">
            <text:p><text:s/>7,81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77899.944026667" calcext:value-type="float">
            <text:p><text:s/>277,90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486.224" calcext:value-type="float">
            <text:p><text:s/>10,48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9757.6" calcext:value-type="float">
            <text:p><text:s/>49,75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28142.344026667" calcext:value-type="float">
            <text:p><text:s/>228,14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0486.224" calcext:value-type="float">
            <text:p><text:s/>10,48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5601.69042666667" calcext:value-type="float">
            <text:p>( 5,602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7431.984" calcext:value-type="float">
            <text:p>( 7,432 <text:s/>)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style-name="ce55" office:value-type="float" office:value="3166.7915" calcext:value-type="float">
            <text:p>( 3,167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55" office:value-type="float" office:value="2636.1" calcext:value-type="float">
            <text:p>( 2,636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2051765.42895811" calcext:value-type="float">
            <text:p><text:s/>2,051,765 <text:s/></text:p>
          </table:table-cell>
          <table:table-cell table:style-name="ce50" office:value-type="float" office:value="4330400.30958341" calcext:value-type="float">
            <text:p><text:s/>4,330,400 <text:s/></text:p>
          </table:table-cell>
          <table:table-cell table:style-name="ce50" office:value-type="float" office:value="365970.00513911" calcext:value-type="float">
            <text:p><text:s/>365,970 <text:s/></text:p>
          </table:table-cell>
          <table:table-cell table:style-name="ce50" office:value-type="float" office:value="373256.24048" calcext:value-type="float">
            <text:p><text:s/>373,25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4404.832" calcext:value-type="float">
            <text:p><text:s/>24,40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2051765.42895811" calcext:value-type="float">
            <text:p><text:s/>2,051,765 <text:s/></text:p>
          </table:table-cell>
          <table:table-cell table:style-name="ce50" office:value-type="float" office:value="4330400.30958341" calcext:value-type="float">
            <text:p><text:s/>4,330,400 <text:s/></text:p>
          </table:table-cell>
          <table:table-cell table:style-name="ce50" office:value-type="float" office:value="365970.00513911" calcext:value-type="float">
            <text:p><text:s/>365,970 <text:s/></text:p>
          </table:table-cell>
          <table:table-cell table:style-name="ce50" office:value-type="float" office:value="314203.170933333" calcext:value-type="float">
            <text:p><text:s/>314,20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4689.44" calcext:value-type="float">
            <text:p><text:s/>14,689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9053.0695466667" calcext:value-type="float">
            <text:p><text:s/>59,05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715.392" calcext:value-type="float">
            <text:p><text:s/>9,71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7205.09765" calcext:value-type="float">
            <text:p>( 7,205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6717.51" calcext:value-type="float">
            <text:p>( 6,718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68964.1869688889" calcext:value-type="float">
            <text:p><text:s/>68,96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5643.072" calcext:value-type="float">
            <text:p><text:s/>5,643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style-name="ce54" office:value-type="float" office:value="9195.28687666667" calcext:value-type="float">
            <text:p><text:s/>9,195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54" office:value-type="float" office:value="4041.414" calcext:value-type="float">
            <text:p><text:s/>4,041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1122.54441" calcext:value-type="float">
            <text:p><text:s/>71,12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4877.694" calcext:value-type="float">
            <text:p><text:s/>4,87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5066.87723" calcext:value-type="float">
            <text:p><text:s/>35,06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542.682" calcext:value-type="float">
            <text:p><text:s/>9,54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4894.2129866667" calcext:value-type="float">
            <text:p><text:s/>94,89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3835.888" calcext:value-type="float">
            <text:p><text:s/>113,83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62.226666694667" calcext:value-type="float">
            <text:p><text:s/>86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72400.61172" calcext:value-type="float">
            <text:p><text:s/>72,40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56.248" calcext:value-type="float">
            <text:p><text:s/>1,156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4531.6846933333" calcext:value-type="float">
            <text:p><text:s/>34,532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884029.3538489" calcext:value-type="float">
            <text:p><text:s/>12,884,02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2609.624" calcext:value-type="float">
            <text:p><text:s/>122,61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7956.4444444444" calcext:value-type="float">
            <text:p><text:s/>87,95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2599995.1760711" calcext:value-type="float">
            <text:p><text:s/>12,599,99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22609.624" calcext:value-type="float">
            <text:p><text:s/>122,610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0072" calcext:value-type="float">
            <text:p><text:s/>30,072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66005.733333333" calcext:value-type="float">
            <text:p><text:s/>166,006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62136.575736667" calcext:value-type="float">
            <text:p><text:s/>462,137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8.178" calcext:value-type="float">
            <text:p><text:s/>3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99937.90907" calcext:value-type="float">
            <text:p><text:s/>99,93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38.178" calcext:value-type="float">
            <text:p><text:s/>38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362198.666666667" calcext:value-type="float">
            <text:p><text:s/>362,199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58010.28050995" calcext:value-type="float">
            <text:p><text:s/>1,058,01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2882.2343013699" calcext:value-type="float">
            <text:p><text:s/>92,88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482958.551973288" calcext:value-type="float">
            <text:p><text:s/>482,95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92734.9763013699" calcext:value-type="float">
            <text:p><text:s/>92,73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8407.06666666667" calcext:value-type="float">
            <text:p><text:s/>8,407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3295.4666666667" calcext:value-type="float">
            <text:p><text:s/>13,295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0519.7333333333" calcext:value-type="float">
            <text:p><text:s/>10,52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580.46666666667" calcext:value-type="float">
            <text:p><text:s/>5,58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88528.211111111" calcext:value-type="float">
            <text:p><text:s/>388,528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48720.784092222" calcext:value-type="float">
            <text:p><text:s/>148,721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147.258" calcext:value-type="float">
            <text:p><text:s/>147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style-name="ce52" office:value-type="float" office:value="1238255.85690621" calcext:value-type="float">
            <text:p><text:s/>1,238,256 <text:s/></text:p>
          </table:table-cell>
          <table:table-cell table:number-columns-repeated="4" table:style-name="ce52" office:value-type="float" office:value="0" calcext:value-type="float">
            <text:p/>
          </table:table-cell>
          <table:table-cell table:style-name="ce52" office:value-type="float" office:value="1679623.6190137" calcext:value-type="float">
            <text:p><text:s/>1,679,624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575894.7365533" calcext:value-type="float">
            <text:p><text:s/>24,575,89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123942.13" calcext:value-type="float">
            <text:p><text:s/>2,123,94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4575894.7365533" calcext:value-type="float">
            <text:p><text:s/>24,575,89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2123942.13" calcext:value-type="float">
            <text:p><text:s/>2,123,942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3" table:style-name="ce53" office:value-type="float" office:value="0" calcext:value-type="float">
            <text:p/>
          </table:table-cell>
          <table:table-cell table:style-name="ce53" office:value-type="float" office:value="20807150.2702833" calcext:value-type="float">
            <text:p>( 20,807,150 <text:s/>)</text:p>
          </table:table-cell>
          <table:table-cell table:number-columns-repeated="4" table:style-name="ce53" office:value-type="float" office:value="0" calcext:value-type="float">
            <text:p/>
          </table:table-cell>
          <table:table-cell table:style-name="ce53" office:value-type="float" office:value="2123942.13" calcext:value-type="float">
            <text:p>( 2,123,942 <text:s/>)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382704.038983" calcext:value-type="float">
            <text:p><text:s/>382,704 <text:s/></text:p>
          </table:table-cell>
          <table:table-cell table:style-name="ce57" office:value-type="float" office:value="597116.455112" calcext:value-type="float">
            <text:p><text:s/>597,116 <text:s/></text:p>
          </table:table-cell>
          <table:table-cell table:style-name="ce57" office:value-type="float" office:value="83656.545125" calcext:value-type="float">
            <text:p><text:s/>83,657 <text:s/></text:p>
          </table:table-cell>
          <table:table-cell table:style-name="ce57" office:value-type="float" office:value="6798645.022345" calcext:value-type="float">
            <text:p><text:s/>6,798,645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75032.421201" calcext:value-type="float">
            <text:p><text:s/>75,032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5275254.669" calcext:value-type="float">
            <text:p><text:s/>5,275,255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11839.661665" calcext:value-type="float">
            <text:p><text:s/>11,840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382704.038983" calcext:value-type="float">
            <text:p><text:s/>382,704 <text:s/></text:p>
          </table:table-cell>
          <table:table-cell table:style-name="ce57" office:value-type="float" office:value="597116.455112" calcext:value-type="float">
            <text:p><text:s/>597,116 <text:s/></text:p>
          </table:table-cell>
          <table:table-cell table:style-name="ce57" office:value-type="float" office:value="83656.545125" calcext:value-type="float">
            <text:p><text:s/>83,657 <text:s/></text:p>
          </table:table-cell>
          <table:table-cell table:style-name="ce57" office:value-type="float" office:value="1511550.69168" calcext:value-type="float">
            <text:p><text:s/>1,511,551 <text:s/>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75032.421201" calcext:value-type="float">
            <text:p><text:s/>75,032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808259.565232" calcext:value-type="float">
            <text:p><text:s/>808,260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808259.565232" calcext:value-type="float">
            <text:p><text:s/>808,260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2.$A$1:.$AMJ$10" table:range-usable-as="repeat-column repeat-row"/>
        </table:named-expressions>
      </table:table>
      <table:table table:name="Page3" table:style-name="ta3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1" table:default-cell-style-name="ce16"/>
        <table:table-column table:style-name="co12" table:number-columns-repeated="8" table:default-cell-style-name="ce16"/>
        <table:table-column table:style-name="co6" table:default-cell-style-name="ce16"/>
        <table:table-column table:style-name="co2" table:default-cell-style-name="ce16"/>
        <table:table-column table:style-name="co9" table:number-columns-repeated="1010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2年(西元2013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19" calcext:value-type="float">
              <text:p>19</text:p>
            </table:table-cell>
            <table:table-cell table:style-name="ce44" office:value-type="float" office:value="20" calcext:value-type="float">
              <text:p>20</text:p>
            </table:table-cell>
            <table:table-cell table:style-name="ce44" office:value-type="float" office:value="21" calcext:value-type="float">
              <text:p>21</text:p>
            </table:table-cell>
            <table:table-cell table:style-name="ce44" office:value-type="float" office:value="22" calcext:value-type="float">
              <text:p>22</text:p>
            </table:table-cell>
            <table:table-cell table:style-name="ce44" office:value-type="float" office:value="23" calcext:value-type="float">
              <text:p>23</text:p>
            </table:table-cell>
            <table:table-cell table:style-name="ce44" office:value-type="float" office:value="24" calcext:value-type="float">
              <text:p>24</text:p>
            </table:table-cell>
            <table:table-cell table:style-name="ce44" office:value-type="float" office:value="25" calcext:value-type="float">
              <text:p>25</text:p>
            </table:table-cell>
            <table:table-cell table:style-name="ce44" office:value-type="float" office:value="26" calcext:value-type="float">
              <text:p>26</text:p>
            </table:table-cell>
            <table:table-cell table:style-name="ce44" office:value-type="float" office:value="27" calcext:value-type="float">
              <text:p>27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丙烷混合氣)</text:p>
            </table:table-cell>
            <table:table-cell table:style-name="ce45" office:value-type="string" calcext:value-type="string">
              <text:p>天然汽油</text:p>
            </table:table-cell>
            <table:table-cell table:style-name="ce45" office:value-type="string" calcext:value-type="string">
              <text:p>石油腦</text:p>
            </table:table-cell>
            <table:table-cell table:style-name="ce45" office:value-type="string" calcext:value-type="string">
              <text:p>車用汽油</text:p>
            </table:table-cell>
            <table:table-cell table:style-name="ce45" office:value-type="string" calcext:value-type="string">
              <text:p>(無鉛汽油)</text:p>
            </table:table-cell>
            <table:table-cell table:style-name="ce45" office:value-type="string" calcext:value-type="string">
              <text:p>航空汽油</text:p>
            </table:table-cell>
            <table:table-cell table:number-columns-repeated="2" table:style-name="ce45" office:value-type="string" calcext:value-type="string">
              <text:p>航空燃油-</text:p>
            </table:table-cell>
            <table:table-cell table:style-name="ce45" office:value-type="string" calcext:value-type="string">
              <text:p>煤油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/>
            <table:table-cell table:style-name="ce45" table:number-columns-repeated="4"/>
            <table:table-cell table:style-name="ce61"/>
            <table:table-cell table:style-name="ce61" office:value-type="string" calcext:value-type="string">
              <text:p>汽油型</text:p>
            </table:table-cell>
            <table:table-cell table:style-name="ce61" office:value-type="string" calcext:value-type="string">
              <text:p>煤油型</text:p>
            </table:table-cell>
            <table:table-cell table:style-name="ce45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(Propane Air)</text:p>
            </table:table-cell>
            <table:table-cell table:style-name="ce46" office:value-type="string" calcext:value-type="string">
              <text:p>Natural Gasoline</text:p>
            </table:table-cell>
            <table:table-cell table:style-name="ce46" office:value-type="string" calcext:value-type="string">
              <text:p>Naphthas</text:p>
            </table:table-cell>
            <table:table-cell table:style-name="ce46" office:value-type="string" calcext:value-type="string">
              <text:p>Motor Gasoline</text:p>
            </table:table-cell>
            <table:table-cell table:style-name="ce46" office:value-type="string" calcext:value-type="string">
              <text:p>(Unleaded</text:p>
            </table:table-cell>
            <table:table-cell table:style-name="ce62" office:value-type="string" calcext:value-type="string">
              <text:p>Aviation </text:p>
            </table:table-cell>
            <table:table-cell table:number-columns-repeated="2" table:style-name="ce62" office:value-type="string" calcext:value-type="string">
              <text:p>Jet Fuel-</text:p>
            </table:table-cell>
            <table:table-cell table:style-name="ce46" office:value-type="string" calcext:value-type="string">
              <text:p>Kerosene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/>
            <table:table-cell table:style-name="ce62" table:number-columns-repeated="3"/>
            <table:table-cell table:style-name="ce62" office:value-type="string" calcext:value-type="string">
              <text:p>Gasoline)</text:p>
            </table:table-cell>
            <table:table-cell table:style-name="ce62" office:value-type="string" calcext:value-type="string">
              <text:p>Gasoline</text:p>
            </table:table-cell>
            <table:table-cell table:style-name="ce62" office:value-type="string" calcext:value-type="string">
              <text:p>Gasoline Type</text:p>
            </table:table-cell>
            <table:table-cell table:style-name="ce62" office:value-type="string" calcext:value-type="string">
              <text:p>Kerosene Type</text:p>
            </table:table-cell>
            <table:table-cell table:style-name="ce62"/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5" office:value-type="string" calcext:value-type="string">
              <text:p>(公秉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9" table:style-name="ce47" office:value-type="string" calcext:value-type="string">
              <text:p>(KL)</text:p>
            </table:table-cell>
            <table:table-cell table:style-name="ce59" table:number-columns-repeated="1012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59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43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6049899" calcext:value-type="float">
            <text:p><text:s/>16,049,89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452740" calcext:value-type="float">
            <text:p><text:s/>5,452,74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579669" calcext:value-type="float">
            <text:p><text:s/>1,579,66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2750224" calcext:value-type="float">
            <text:p><text:s/>2,750,224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-148340" calcext:value-type="float">
            <text:p><text:s/>-148,340 <text:s/></text:p>
          </table:table-cell>
          <table:table-cell table:number-columns-repeated="2" table:style-name="ce50" office:value-type="float" office:value="40149.7" calcext:value-type="float">
            <text:p><text:s/>40,15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9814" calcext:value-type="float">
            <text:p><text:s/>59,814 <text:s/></text:p>
          </table:table-cell>
          <table:table-cell table:style-name="ce50" office:value-type="float" office:value="-4119" calcext:value-type="float">
            <text:p><text:s/>-4,119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6198239" calcext:value-type="float">
            <text:p><text:s/>16,198,239 <text:s/></text:p>
          </table:table-cell>
          <table:table-cell table:number-columns-repeated="2" table:style-name="ce51" office:value-type="float" office:value="-5492889.7" calcext:value-type="float">
            <text:p><text:s/>-5,492,890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4389707" calcext:value-type="float">
            <text:p><text:s/>-4,389,707 <text:s/></text:p>
          </table:table-cell>
          <table:table-cell table:style-name="ce51" office:value-type="float" office:value="4119" calcext:value-type="float">
            <text:p><text:s/>4,11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802258" calcext:value-type="float">
            <text:p><text:s/>4,802,258 <text:s/></text:p>
          </table:table-cell>
          <table:table-cell table:number-columns-repeated="2" table:style-name="ce50" office:value-type="float" office:value="124753" calcext:value-type="float">
            <text:p><text:s/>124,75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3357" calcext:value-type="float">
            <text:p><text:s/>23,357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-9002" calcext:value-type="float">
            <text:p><text:s/>-9,002 <text:s/></text:p>
          </table:table-cell>
          <table:table-cell table:number-columns-repeated="2" table:style-name="ce51" office:value-type="float" office:value="-101750.1" calcext:value-type="float">
            <text:p><text:s/>-101,750 <text:s/>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51" office:value-type="float" office:value="145121" calcext:value-type="float">
            <text:p><text:s/>145,121 <text:s/></text:p>
          </table:table-cell>
          <table:table-cell table:style-name="ce51" office:value-type="float" office:value="-32" calcext:value-type="float">
            <text:p><text:s/>-32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796555" calcext:value-type="float">
            <text:p><text:s/>10,796,555 <text:s/></text:p>
          </table:table-cell>
          <table:table-cell table:number-columns-repeated="2" table:style-name="ce50" office:value-type="float" office:value="15321675.6" calcext:value-type="float">
            <text:p><text:s/>15,321,676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837372" calcext:value-type="float">
            <text:p><text:s/>4,837,37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796555" calcext:value-type="float">
            <text:p><text:s/>10,796,555 <text:s/></text:p>
          </table:table-cell>
          <table:table-cell table:number-columns-repeated="2" table:style-name="ce50" office:value-type="float" office:value="9910548.36461539" calcext:value-type="float">
            <text:p><text:s/>9,910,54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837372" calcext:value-type="float">
            <text:p><text:s/>4,837,372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5411127.23538462" calcext:value-type="float">
            <text:p><text:s/>5,411,127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262" calcext:value-type="float">
            <text:p><text:s/>4,262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179" calcext:value-type="float">
            <text:p><text:s/>2,17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3" calcext:value-type="float">
            <text:p><text:s/>3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064" calcext:value-type="float">
            <text:p><text:s/>2,06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19" calcext:value-type="float">
            <text:p><text:s/>19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2201538" calcext:value-type="float">
            <text:p><text:s/>22,201,538 <text:s/></text:p>
          </table:table-cell>
          <table:table-cell table:number-columns-repeated="2" table:style-name="ce52" office:value-type="float" office:value="9801521" calcext:value-type="float">
            <text:p><text:s/>9,801,521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79187" calcext:value-type="float">
            <text:p><text:s/>279,187 <text:s/></text:p>
          </table:table-cell>
          <table:table-cell table:style-name="ce52" office:value-type="float" office:value="4148" calcext:value-type="float">
            <text:p><text:s/>4,148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3" table:style-name="ce52" office:value-type="float" office:value="0" calcext:value-type="float">
            <text:p/>
          </table:table-cell>
          <table:table-cell table:number-columns-repeated="2" table:style-name="ce52" office:value-type="float" office:value="9801521" calcext:value-type="float">
            <text:p><text:s/>9,801,521 <text:s/>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52" office:value-type="float" office:value="279187" calcext:value-type="float">
            <text:p><text:s/>279,187 <text:s/></text:p>
          </table:table-cell>
          <table:table-cell table:style-name="ce52" office:value-type="float" office:value="4148" calcext:value-type="float">
            <text:p><text:s/>4,14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7084" calcext:value-type="float">
            <text:p><text:s/>7,08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508" calcext:value-type="float">
            <text:p><text:s/>1,508 <text:s/></text:p>
          </table:table-cell>
          <table:table-cell table:style-name="ce50" office:value-type="float" office:value="5" calcext:value-type="float">
            <text:p><text:s/>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1" calcext:value-type="float">
            <text:p><text:s/>3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72" calcext:value-type="float">
            <text:p><text:s/>47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" calcext:value-type="float">
            <text:p><text:s/>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26" calcext:value-type="float">
            <text:p><text:s/>12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" calcext:value-type="float">
            <text:p><text:s/>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35" calcext:value-type="float">
            <text:p><text:s/>3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35" calcext:value-type="float">
            <text:p><text:s/>35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8" calcext:value-type="float">
            <text:p><text:s/>4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473" calcext:value-type="float">
            <text:p><text:s/>1,473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41" calcext:value-type="float">
            <text:p><text:s/>14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30" calcext:value-type="float">
            <text:p><text:s/>13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1" calcext:value-type="float">
            <text:p><text:s/>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3" table:style-name="ce55" office:value-type="float" office:value="0" calcext:value-type="float">
            <text:p/>
          </table:table-cell>
          <table:table-cell table:number-columns-repeated="2" table:style-name="ce55" office:value-type="float" office:value="11" calcext:value-type="float">
            <text:p>( 11 <text:s/>)</text:p>
          </table:table-cell>
          <table:table-cell table:number-columns-repeated="4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66" calcext:value-type="float">
            <text:p><text:s/>266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22" calcext:value-type="float">
            <text:p><text:s/>222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4" calcext:value-type="float">
            <text:p><text:s/>4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" calcext:value-type="float">
            <text:p><text:s/>9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5" calcext:value-type="float">
            <text:p><text:s/>5 <text:s/></text:p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3" table:style-name="ce54" office:value-type="float" office:value="0" calcext:value-type="float">
            <text:p/>
          </table:table-cell>
          <table:table-cell table:number-columns-repeated="2" table:style-name="ce54" office:value-type="float" office:value="48" calcext:value-type="float">
            <text:p><text:s/>48 <text:s/></text:p>
          </table:table-cell>
          <table:table-cell table:number-columns-repeated="4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79" calcext:value-type="float">
            <text:p><text:s/>279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015" calcext:value-type="float">
            <text:p><text:s/>5,015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533" calcext:value-type="float">
            <text:p><text:s/>533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11" calcext:value-type="float">
            <text:p><text:s/>11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738738.353" calcext:value-type="float">
            <text:p><text:s/>9,738,73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98951" calcext:value-type="float">
            <text:p><text:s/>98,95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50" office:value-type="float" office:value="98951" calcext:value-type="float">
            <text:p><text:s/>98,951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738738.353" calcext:value-type="float">
            <text:p><text:s/>9,738,738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3713.647" calcext:value-type="float">
            <text:p><text:s/>13,71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13713.647" calcext:value-type="float">
            <text:p><text:s/>13,71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41985" calcext:value-type="float">
            <text:p><text:s/>41,985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78728" calcext:value-type="float">
            <text:p><text:s/>178,728 <text:s/></text:p>
          </table:table-cell>
          <table:table-cell table:style-name="ce50" office:value-type="float" office:value="4143" calcext:value-type="float">
            <text:p><text:s/>4,14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50" office:value-type="float" office:value="1956" calcext:value-type="float">
            <text:p><text:s/>1,956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9924" calcext:value-type="float">
            <text:p><text:s/>9,924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3291" calcext:value-type="float">
            <text:p><text:s/>3,291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number-columns-repeated="2" table:style-name="ce50" office:value-type="float" office:value="25718" calcext:value-type="float">
            <text:p><text:s/>25,71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78728" calcext:value-type="float">
            <text:p><text:s/>178,728 <text:s/></text:p>
          </table:table-cell>
          <table:table-cell table:style-name="ce50" office:value-type="float" office:value="835" calcext:value-type="float">
            <text:p><text:s/>835 <text:s/></text:p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number-columns-repeated="2" table:style-name="ce51" office:value-type="float" office:value="3052" calcext:value-type="float">
            <text:p><text:s/>3,052 <text:s/>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1352" calcext:value-type="float">
            <text:p><text:s/>1,352 <text:s/></text:p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2201538" calcext:value-type="float">
            <text:p><text:s/>22,201,53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22201538" calcext:value-type="float">
            <text:p><text:s/>22,201,53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22201538" calcext:value-type="float">
            <text:p>( 22,201,538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9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1：車用汽油轉變產出中包含生質酒精(即E100) 120 公秉；消費中包含所有車用汽油，不論是否添加生質酒精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motor gasoline" consisted of 120 kiloliters of biogasoline (E100); the consumption of "motor gasoline" consists of all the motor gasoline, whether or not into which biogasoline are blended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2：我國自民國89年全面禁止含鉛汽油供應，故無鉛汽油統計數值等同車用汽油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unleaded gasoline data is equal to the motor gasoline, since the supply of leaded gasoline was prohibited in 2000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2">
          <table:table-cell table:style-name="ce14"/>
          <table:table-cell table:style-name="ce27"/>
          <table:table-cell table:style-name="ce14" table:number-columns-repeated="1022"/>
        </table:table-row>
        <table:table-row table:style-name="ro6" table:number-rows-repeated="5">
          <table:table-cell table:style-name="ce14"/>
          <table:table-cell table:style-name="ce27"/>
          <table:table-cell table:style-name="ce14" table:number-columns-repeated="1022"/>
        </table:table-row>
        <table:table-row table:style-name="ro8" table:number-rows-repeated="94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353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3.$A$1:.$AMJ$10" table:range-usable-as="repeat-column repeat-row"/>
        </table:named-expressions>
      </table:table>
      <table:table table:name="Page4" table:style-name="ta4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5" table:number-columns-repeated="8" table:default-cell-style-name="ce16"/>
        <table:table-column table:style-name="co4" table:default-cell-style-name="ce16"/>
        <table:table-column table:style-name="co2" table:number-columns-repeated="2" table:default-cell-style-name="ce15"/>
        <table:table-column table:style-name="co8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原始單位）</text:p>
            </table:table-cell>
            <table:covered-table-cell table:number-columns-repeated="11" table:style-name="ce17"/>
            <table:table-cell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2年(西元2013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28" calcext:value-type="float">
              <text:p>28</text:p>
            </table:table-cell>
            <table:table-cell table:style-name="ce44" office:value-type="float" office:value="29" calcext:value-type="float">
              <text:p>29</text:p>
            </table:table-cell>
            <table:table-cell table:style-name="ce44" office:value-type="float" office:value="30" calcext:value-type="float">
              <text:p>30</text:p>
            </table:table-cell>
            <table:table-cell table:style-name="ce44" office:value-type="float" office:value="31" calcext:value-type="float">
              <text:p>31</text:p>
            </table:table-cell>
            <table:table-cell table:style-name="ce44" office:value-type="float" office:value="32" calcext:value-type="float">
              <text:p>32</text:p>
            </table:table-cell>
            <table:table-cell table:style-name="ce44" office:value-type="float" office:value="33" calcext:value-type="float">
              <text:p>33</text:p>
            </table:table-cell>
            <table:table-cell table:style-name="ce44" office:value-type="float" office:value="34" calcext:value-type="float">
              <text:p>34</text:p>
            </table:table-cell>
            <table:table-cell table:style-name="ce44" office:value-type="float" office:value="35" calcext:value-type="float">
              <text:p>35</text:p>
            </table:table-cell>
            <table:table-cell table:style-name="ce44" office:value-type="float" office:value="36" calcext:value-type="float">
              <text:p>36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柴油</text:p>
            </table:table-cell>
            <table:table-cell table:style-name="ce45" office:value-type="string" calcext:value-type="string">
              <text:p>燃料油</text:p>
            </table:table-cell>
            <table:table-cell table:style-name="ce45" office:value-type="string" calcext:value-type="string">
              <text:p>白精油</text:p>
            </table:table-cell>
            <table:table-cell table:style-name="ce45" office:value-type="string" calcext:value-type="string">
              <text:p>潤滑油</text:p>
            </table:table-cell>
            <table:table-cell table:style-name="ce45" office:value-type="string" calcext:value-type="string">
              <text:p>柏油</text:p>
            </table:table-cell>
            <table:table-cell table:style-name="ce45" office:value-type="string" calcext:value-type="string">
              <text:p>溶劑油</text:p>
            </table:table-cell>
            <table:table-cell table:style-name="ce45" office:value-type="string" calcext:value-type="string">
              <text:p>石蠟</text:p>
            </table:table-cell>
            <table:table-cell table:style-name="ce45" office:value-type="string" calcext:value-type="string">
              <text:p>石油焦</text:p>
            </table:table-cell>
            <table:table-cell table:style-name="ce45" office:value-type="string" calcext:value-type="string">
              <text:p>其他石油產品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9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Diesel Oil</text:p>
            </table:table-cell>
            <table:table-cell table:style-name="ce46" office:value-type="string" calcext:value-type="string">
              <text:p>Fuel Oil</text:p>
            </table:table-cell>
            <table:table-cell table:style-name="ce46" office:value-type="string" calcext:value-type="string">
              <text:p>White Spirits</text:p>
            </table:table-cell>
            <table:table-cell table:style-name="ce46" office:value-type="string" calcext:value-type="string">
              <text:p>Lubricants</text:p>
            </table:table-cell>
            <table:table-cell table:style-name="ce46" office:value-type="string" calcext:value-type="string">
              <text:p>Asphalts</text:p>
            </table:table-cell>
            <table:table-cell table:style-name="ce46" office:value-type="string" calcext:value-type="string">
              <text:p>Solvents</text:p>
            </table:table-cell>
            <table:table-cell table:style-name="ce46" office:value-type="string" calcext:value-type="string">
              <text:p>Paraffin Waxes</text:p>
            </table:table-cell>
            <table:table-cell table:style-name="ce46" office:value-type="string" calcext:value-type="string">
              <text:p>Petroleum Coke</text:p>
            </table:table-cell>
            <table:table-cell table:style-name="ce46" office:value-type="string" calcext:value-type="string">
              <text:p>Other Petroleum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8"/>
            <table:table-cell table:style-name="ce62" office:value-type="string" calcext:value-type="string">
              <text:p>Products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5" office:value-type="string" calcext:value-type="string">
              <text:p>(公秉)</text:p>
            </table:table-cell>
            <table:table-cell table:style-name="ce45" office:value-type="string" calcext:value-type="string">
              <text:p>(公噸)</text:p>
            </table:table-cell>
            <table:table-cell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7" table:style-name="ce47" office:value-type="string" calcext:value-type="string">
              <text:p>(KL)</text:p>
            </table:table-cell>
            <table:table-cell table:style-name="ce47" office:value-type="string" calcext:value-type="string">
              <text:p>(MT)</text:p>
            </table:table-cell>
            <table:table-cell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9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number-columns-repeated="9" table:style-name="ce49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44632" calcext:value-type="float">
            <text:p><text:s/>44,632 <text:s/></text:p>
          </table:table-cell>
          <table:table-cell table:style-name="ce50" office:value-type="float" office:value="1516490" calcext:value-type="float">
            <text:p><text:s/>1,516,49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7240" calcext:value-type="float">
            <text:p><text:s/>277,240 <text:s/></text:p>
          </table:table-cell>
          <table:table-cell table:style-name="ce50" office:value-type="float" office:value="39569" calcext:value-type="float">
            <text:p><text:s/>39,569 <text:s/></text:p>
          </table:table-cell>
          <table:table-cell table:style-name="ce50" office:value-type="float" office:value="1434953.29602674" calcext:value-type="float">
            <text:p><text:s/>1,434,953 <text:s/></text:p>
          </table:table-cell>
          <table:table-cell table:style-name="ce50" office:value-type="float" office:value="98703" calcext:value-type="float">
            <text:p><text:s/>98,703 <text:s/></text:p>
          </table:table-cell>
          <table:table-cell table:style-name="ce50" office:value-type="float" office:value="44486" calcext:value-type="float">
            <text:p><text:s/>44,486 <text:s/></text:p>
          </table:table-cell>
          <table:table-cell table:style-name="ce50" office:value-type="float" office:value="367551" calcext:value-type="float">
            <text:p><text:s/>367,55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style-name="ce50" office:value-type="float" office:value="11738436" calcext:value-type="float">
            <text:p><text:s/>11,738,436 <text:s/></text:p>
          </table:table-cell>
          <table:table-cell table:style-name="ce50" office:value-type="float" office:value="627210" calcext:value-type="float">
            <text:p><text:s/>627,210 <text:s/></text:p>
          </table:table-cell>
          <table:table-cell table:style-name="ce50" office:value-type="float" office:value="94" calcext:value-type="float">
            <text:p><text:s/>94 <text:s/></text:p>
          </table:table-cell>
          <table:table-cell table:style-name="ce50" office:value-type="float" office:value="739988" calcext:value-type="float">
            <text:p><text:s/>739,988 <text:s/></text:p>
          </table:table-cell>
          <table:table-cell table:style-name="ce50" office:value-type="float" office:value="274995" calcext:value-type="float">
            <text:p><text:s/>274,995 <text:s/></text:p>
          </table:table-cell>
          <table:table-cell table:style-name="ce50" office:value-type="float" office:value="80183.9566978614" calcext:value-type="float">
            <text:p><text:s/>80,184 <text:s/></text:p>
          </table:table-cell>
          <table:table-cell table:style-name="ce50" office:value-type="float" office:value="11688" calcext:value-type="float">
            <text:p><text:s/>11,688 <text:s/></text:p>
          </table:table-cell>
          <table:table-cell table:style-name="ce50" office:value-type="float" office:value="408666" calcext:value-type="float">
            <text:p><text:s/>408,666 <text:s/></text:p>
          </table:table-cell>
          <table:table-cell table:style-name="ce50" office:value-type="float" office:value="73789" calcext:value-type="float">
            <text:p><text:s/>73,78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style-name="ce50" office:value-type="float" office:value="141109" calcext:value-type="float">
            <text:p><text:s/>141,109 <text:s/></text:p>
          </table:table-cell>
          <table:table-cell table:style-name="ce50" office:value-type="float" office:value="1151490" calcext:value-type="float">
            <text:p><text:s/>1,151,49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-78044.872" calcext:value-type="float">
            <text:p><text:s/>-78,045 <text:s/></text:p>
          </table:table-cell>
          <table:table-cell table:style-name="ce50" office:value-type="float" office:value="-454304.9213" calcext:value-type="float">
            <text:p><text:s/>-454,305 <text:s/></text:p>
          </table:table-cell>
          <table:table-cell table:style-name="ce50" office:value-type="float" office:value="-1183" calcext:value-type="float">
            <text:p><text:s/>-1,183 <text:s/></text:p>
          </table:table-cell>
          <table:table-cell table:style-name="ce50" office:value-type="float" office:value="-21904" calcext:value-type="float">
            <text:p><text:s/>-21,904 <text:s/></text:p>
          </table:table-cell>
          <table:table-cell table:style-name="ce50" office:value-type="float" office:value="-13072" calcext:value-type="float">
            <text:p><text:s/>-13,072 <text:s/></text:p>
          </table:table-cell>
          <table:table-cell table:style-name="ce50" office:value-type="float" office:value="3379.00000000001" calcext:value-type="float">
            <text:p><text:s/>3,37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-17301" calcext:value-type="float">
            <text:p><text:s/>-17,301 <text:s/></text:p>
          </table:table-cell>
          <table:table-cell table:style-name="ce50" office:value-type="float" office:value="-264278" calcext:value-type="float">
            <text:p><text:s/>-264,278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-11756868.128" calcext:value-type="float">
            <text:p><text:s/>-11,756,868 <text:s/></text:p>
          </table:table-cell>
          <table:table-cell table:style-name="ce51" office:value-type="float" office:value="192094.9213" calcext:value-type="float">
            <text:p><text:s/>192,095 <text:s/></text:p>
          </table:table-cell>
          <table:table-cell table:style-name="ce51" office:value-type="float" office:value="1089" calcext:value-type="float">
            <text:p><text:s/>1,089 <text:s/></text:p>
          </table:table-cell>
          <table:table-cell table:style-name="ce51" office:value-type="float" office:value="-440844" calcext:value-type="float">
            <text:p><text:s/>-440,844 <text:s/></text:p>
          </table:table-cell>
          <table:table-cell table:style-name="ce51" office:value-type="float" office:value="-222354" calcext:value-type="float">
            <text:p><text:s/>-222,354 <text:s/></text:p>
          </table:table-cell>
          <table:table-cell table:style-name="ce51" office:value-type="float" office:value="1351390.33932888" calcext:value-type="float">
            <text:p><text:s/>1,351,390 <text:s/></text:p>
          </table:table-cell>
          <table:table-cell table:style-name="ce51" office:value-type="float" office:value="87015" calcext:value-type="float">
            <text:p><text:s/>87,015 <text:s/></text:p>
          </table:table-cell>
          <table:table-cell table:style-name="ce51" office:value-type="float" office:value="-346879" calcext:value-type="float">
            <text:p><text:s/>-346,879 <text:s/></text:p>
          </table:table-cell>
          <table:table-cell table:style-name="ce51" office:value-type="float" office:value="558040" calcext:value-type="float">
            <text:p><text:s/>558,04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73847" calcext:value-type="float">
            <text:p><text:s/>73,847 <text:s/></text:p>
          </table:table-cell>
          <table:table-cell table:style-name="ce50" office:value-type="float" office:value="1638611" calcext:value-type="float">
            <text:p><text:s/>1,638,611 <text:s/></text:p>
          </table:table-cell>
          <table:table-cell table:style-name="ce50" office:value-type="float" office:value="837" calcext:value-type="float">
            <text:p><text:s/>837 <text:s/></text:p>
          </table:table-cell>
          <table:table-cell table:style-name="ce50" office:value-type="float" office:value="12873" calcext:value-type="float">
            <text:p><text:s/>12,873 <text:s/></text:p>
          </table:table-cell>
          <table:table-cell table:style-name="ce50" office:value-type="float" office:value="1" calcext:value-type="float">
            <text:p><text:s/>1 <text:s/></text:p>
          </table:table-cell>
          <table:table-cell table:style-name="ce50" office:value-type="float" office:value="1269" calcext:value-type="float">
            <text:p><text:s/>1,269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439253" calcext:value-type="float">
            <text:p><text:s/>439,253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-256865.482" calcext:value-type="float">
            <text:p><text:s/>-256,865 <text:s/></text:p>
          </table:table-cell>
          <table:table-cell table:style-name="ce51" office:value-type="float" office:value="56140.82251875" calcext:value-type="float">
            <text:p><text:s/>56,141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54230.28940296" calcext:value-type="float">
            <text:p><text:s/>54,230 <text:s/></text:p>
          </table:table-cell>
          <table:table-cell table:style-name="ce50" office:value-type="float" office:value="1396254.29643753" calcext:value-type="float">
            <text:p><text:s/>1,396,254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7933.74462665" calcext:value-type="float">
            <text:p><text:s/>277,934 <text:s/></text:p>
          </table:table-cell>
          <table:table-cell table:style-name="ce50" office:value-type="float" office:value="1485.29109066356" calcext:value-type="float">
            <text:p><text:s/>1,48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52036" calcext:value-type="float">
            <text:p><text:s/>52,036 <text:s/></text:p>
          </table:table-cell>
          <table:table-cell table:style-name="ce50" office:value-type="float" office:value="1289733" calcext:value-type="float">
            <text:p><text:s/>1,289,73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694" calcext:value-type="float">
            <text:p><text:s/>3,69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2194.28940296" calcext:value-type="float">
            <text:p><text:s/>2,194 <text:s/></text:p>
          </table:table-cell>
          <table:table-cell table:style-name="ce51" office:value-type="float" office:value="102827.29643753" calcext:value-type="float">
            <text:p><text:s/>102,827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277933.74462665" calcext:value-type="float">
            <text:p><text:s/>277,934 <text:s/></text:p>
          </table:table-cell>
          <table:table-cell table:style-name="ce51" office:value-type="float" office:value="1485.29109066356" calcext:value-type="float">
            <text:p><text:s/>1,485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7179054.646" calcext:value-type="float">
            <text:p><text:s/>17,179,055 <text:s/></text:p>
          </table:table-cell>
          <table:table-cell table:style-name="ce50" office:value-type="float" office:value="6117356.81961875" calcext:value-type="float">
            <text:p><text:s/>6,117,357 <text:s/></text:p>
          </table:table-cell>
          <table:table-cell table:style-name="ce50" office:value-type="float" office:value="5454" calcext:value-type="float">
            <text:p><text:s/>5,454 <text:s/></text:p>
          </table:table-cell>
          <table:table-cell table:style-name="ce50" office:value-type="float" office:value="963994" calcext:value-type="float">
            <text:p><text:s/>963,994 <text:s/></text:p>
          </table:table-cell>
          <table:table-cell table:style-name="ce50" office:value-type="float" office:value="621052" calcext:value-type="float">
            <text:p><text:s/>621,052 <text:s/></text:p>
          </table:table-cell>
          <table:table-cell table:style-name="ce50" office:value-type="float" office:value="92587" calcext:value-type="float">
            <text:p><text:s/>92,58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07615" calcext:value-type="float">
            <text:p><text:s/>1,207,615 <text:s/></text:p>
          </table:table-cell>
          <table:table-cell table:style-name="ce50" office:value-type="float" office:value="1221495.95333333" calcext:value-type="float">
            <text:p><text:s/>1,221,496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17042445.166" calcext:value-type="float">
            <text:p><text:s/>17,042,445 <text:s/></text:p>
          </table:table-cell>
          <table:table-cell table:style-name="ce50" office:value-type="float" office:value="6117356.81961875" calcext:value-type="float">
            <text:p><text:s/>6,117,357 <text:s/></text:p>
          </table:table-cell>
          <table:table-cell table:style-name="ce50" office:value-type="float" office:value="5454" calcext:value-type="float">
            <text:p><text:s/>5,454 <text:s/></text:p>
          </table:table-cell>
          <table:table-cell table:style-name="ce50" office:value-type="float" office:value="963994" calcext:value-type="float">
            <text:p><text:s/>963,994 <text:s/></text:p>
          </table:table-cell>
          <table:table-cell table:style-name="ce50" office:value-type="float" office:value="621052" calcext:value-type="float">
            <text:p><text:s/>621,052 <text:s/></text:p>
          </table:table-cell>
          <table:table-cell table:style-name="ce50" office:value-type="float" office:value="92587" calcext:value-type="float">
            <text:p><text:s/>92,58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207615" calcext:value-type="float">
            <text:p><text:s/>1,207,615 <text:s/></text:p>
          </table:table-cell>
          <table:table-cell table:style-name="ce50" office:value-type="float" office:value="1065441.59066667" calcext:value-type="float">
            <text:p><text:s/>1,065,442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136609.48" calcext:value-type="float">
            <text:p><text:s/>136,609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51" office:value-type="float" office:value="156054.362666667" calcext:value-type="float">
            <text:p><text:s/>156,054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72737" calcext:value-type="float">
            <text:p><text:s/>72,737 <text:s/></text:p>
          </table:table-cell>
          <table:table-cell table:style-name="ce50" office:value-type="float" office:value="237170.15347706" calcext:value-type="float">
            <text:p><text:s/>237,17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42312.25537335" calcext:value-type="float">
            <text:p><text:s/>542,312 <text:s/></text:p>
          </table:table-cell>
          <table:table-cell table:style-name="ce50" office:value-type="float" office:value="3169.90890933644" calcext:value-type="float">
            <text:p><text:s/>3,17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style-name="ce50" office:value-type="float" office:value="10" calcext:value-type="float">
            <text:p><text:s/>10 <text:s/></text:p>
          </table:table-cell>
          <table:table-cell table:style-name="ce50" office:value-type="float" office:value="2406" calcext:value-type="float">
            <text:p><text:s/>2,40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style-name="ce50" office:value-type="float" office:value="200" calcext:value-type="float">
            <text:p><text:s/>200 <text:s/></text:p>
          </table:table-cell>
          <table:table-cell table:style-name="ce50" office:value-type="float" office:value="20396" calcext:value-type="float">
            <text:p><text:s/>20,39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" calcext:value-type="float">
            <text:p><text:s/>1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72505" calcext:value-type="float">
            <text:p><text:s/>72,505 <text:s/></text:p>
          </table:table-cell>
          <table:table-cell table:style-name="ce50" office:value-type="float" office:value="214259.15347706" calcext:value-type="float">
            <text:p><text:s/>214,259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42312.25537335" calcext:value-type="float">
            <text:p><text:s/>542,312 <text:s/></text:p>
          </table:table-cell>
          <table:table-cell table:style-name="ce50" office:value-type="float" office:value="3169.90890933644" calcext:value-type="float">
            <text:p><text:s/>3,17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style-name="ce51" office:value-type="float" office:value="22" calcext:value-type="float">
            <text:p><text:s/>22 <text:s/></text:p>
          </table:table-cell>
          <table:table-cell table:style-name="ce51" office:value-type="float" office:value="96" calcext:value-type="float">
            <text:p><text:s/>96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5478237.71059704" calcext:value-type="float">
            <text:p><text:s/>5,478,238 <text:s/></text:p>
          </table:table-cell>
          <table:table-cell table:style-name="ce52" office:value-type="float" office:value="2981275.46848541" calcext:value-type="float">
            <text:p><text:s/>2,981,275 <text:s/></text:p>
          </table:table-cell>
          <table:table-cell table:style-name="ce52" office:value-type="float" office:value="5706" calcext:value-type="float">
            <text:p><text:s/>5,706 <text:s/></text:p>
          </table:table-cell>
          <table:table-cell table:style-name="ce52" office:value-type="float" office:value="510277" calcext:value-type="float">
            <text:p><text:s/>510,277 <text:s/></text:p>
          </table:table-cell>
          <table:table-cell table:style-name="ce52" office:value-type="float" office:value="398697" calcext:value-type="float">
            <text:p><text:s/>398,697 <text:s/></text:p>
          </table:table-cell>
          <table:table-cell table:style-name="ce52" office:value-type="float" office:value="1442708.33932888" calcext:value-type="float">
            <text:p><text:s/>1,442,708 <text:s/></text:p>
          </table:table-cell>
          <table:table-cell table:style-name="ce52" office:value-type="float" office:value="87015" calcext:value-type="float">
            <text:p><text:s/>87,015 <text:s/></text:p>
          </table:table-cell>
          <table:table-cell table:style-name="ce52" office:value-type="float" office:value="40490" calcext:value-type="float">
            <text:p><text:s/>40,490 <text:s/></text:p>
          </table:table-cell>
          <table:table-cell table:style-name="ce52" office:value-type="float" office:value="1335627.75333333" calcext:value-type="float">
            <text:p><text:s/>1,335,628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5478237.71059704" calcext:value-type="float">
            <text:p><text:s/>5,478,238 <text:s/></text:p>
          </table:table-cell>
          <table:table-cell table:style-name="ce52" office:value-type="float" office:value="2981275.46848541" calcext:value-type="float">
            <text:p><text:s/>2,981,275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52" office:value-type="float" office:value="14285" calcext:value-type="float">
            <text:p><text:s/>14,28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25981.71059704" calcext:value-type="float">
            <text:p><text:s/>125,982 <text:s/></text:p>
          </table:table-cell>
          <table:table-cell table:style-name="ce50" office:value-type="float" office:value="2502594.46848541" calcext:value-type="float">
            <text:p><text:s/>2,502,59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4285" calcext:value-type="float">
            <text:p><text:s/>14,28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6029" calcext:value-type="float">
            <text:p><text:s/>6,029 <text:s/></text:p>
          </table:table-cell>
          <table:table-cell table:style-name="ce50" office:value-type="float" office:value="29071" calcext:value-type="float">
            <text:p><text:s/>29,07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3588" calcext:value-type="float">
            <text:p><text:s/>3,588 <text:s/></text:p>
          </table:table-cell>
          <table:table-cell table:style-name="ce50" office:value-type="float" office:value="224731.74016854" calcext:value-type="float">
            <text:p><text:s/>224,73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924" calcext:value-type="float">
            <text:p><text:s/>924 <text:s/></text:p>
          </table:table-cell>
          <table:table-cell table:style-name="ce50" office:value-type="float" office:value="342541" calcext:value-type="float">
            <text:p><text:s/>342,54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52" calcext:value-type="float">
            <text:p><text:s/>52 <text:s/></text:p>
          </table:table-cell>
          <table:table-cell table:style-name="ce50" office:value-type="float" office:value="18194" calcext:value-type="float">
            <text:p><text:s/>18,19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7738" calcext:value-type="float">
            <text:p><text:s/>7,73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963.31059701" calcext:value-type="float">
            <text:p><text:s/>963 <text:s/></text:p>
          </table:table-cell>
          <table:table-cell table:style-name="ce50" office:value-type="float" office:value="96935.83107157" calcext:value-type="float">
            <text:p><text:s/>96,93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96" calcext:value-type="float">
            <text:p><text:s/>96 <text:s/></text:p>
          </table:table-cell>
          <table:table-cell table:style-name="ce50" office:value-type="float" office:value="862" calcext:value-type="float">
            <text:p><text:s/>86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71564" calcext:value-type="float">
            <text:p><text:s/>71,564 <text:s/></text:p>
          </table:table-cell>
          <table:table-cell table:style-name="ce50" office:value-type="float" office:value="773755.9028453" calcext:value-type="float">
            <text:p><text:s/>773,756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70300" calcext:value-type="float">
            <text:p><text:s/>70,300 <text:s/></text:p>
          </table:table-cell>
          <table:table-cell table:style-name="ce50" office:value-type="float" office:value="612610.88760517" calcext:value-type="float">
            <text:p><text:s/>612,61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2411" calcext:value-type="float">
            <text:p>( 2,411 <text:s/>)</text:p>
          </table:table-cell>
          <table:table-cell table:style-name="ce53" office:value-type="float" office:value="558116.19192726" calcext:value-type="float">
            <text:p>( 558,116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67889" calcext:value-type="float">
            <text:p>( 67,889 <text:s/>)</text:p>
          </table:table-cell>
          <table:table-cell table:style-name="ce53" office:value-type="float" office:value="54103.69567791" calcext:value-type="float">
            <text:p>( 54,104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391" calcext:value-type="float">
            <text:p>( 391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7287.21711334" calcext:value-type="float">
            <text:p><text:s/>117,28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9874.79812679" calcext:value-type="float">
            <text:p><text:s/>39,87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style-name="ce54" office:value-type="float" office:value="1264" calcext:value-type="float">
            <text:p><text:s/>1,264 <text:s/></text:p>
          </table:table-cell>
          <table:table-cell table:style-name="ce54" office:value-type="float" office:value="3983" calcext:value-type="float">
            <text:p><text:s/>3,983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1944" calcext:value-type="float">
            <text:p><text:s/>1,944 <text:s/></text:p>
          </table:table-cell>
          <table:table-cell table:style-name="ce50" office:value-type="float" office:value="92238" calcext:value-type="float">
            <text:p><text:s/>92,23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23" calcext:value-type="float">
            <text:p><text:s/>23 <text:s/></text:p>
          </table:table-cell>
          <table:table-cell table:style-name="ce50" office:value-type="float" office:value="46815" calcext:value-type="float">
            <text:p><text:s/>46,81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70" calcext:value-type="float">
            <text:p><text:s/>70 <text:s/></text:p>
          </table:table-cell>
          <table:table-cell table:style-name="ce54" office:value-type="float" office:value="70892" calcext:value-type="float">
            <text:p><text:s/>70,892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7503" calcext:value-type="float">
            <text:p><text:s/>17,503 <text:s/></text:p>
          </table:table-cell>
          <table:table-cell table:style-name="ce50" office:value-type="float" office:value="237854" calcext:value-type="float">
            <text:p><text:s/>237,85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5983" calcext:value-type="float">
            <text:p><text:s/>15,983 <text:s/></text:p>
          </table:table-cell>
          <table:table-cell table:style-name="ce50" office:value-type="float" office:value="32557" calcext:value-type="float">
            <text:p><text:s/>32,55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520" calcext:value-type="float">
            <text:p><text:s/>1,520 <text:s/></text:p>
          </table:table-cell>
          <table:table-cell table:style-name="ce50" office:value-type="float" office:value="205297" calcext:value-type="float">
            <text:p><text:s/>205,29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15" calcext:value-type="float">
            <text:p>( 115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0" calcext:value-type="float">
            <text:p/>
          </table:table-cell>
          <table:table-cell table:style-name="ce55" office:value-type="float" office:value="1138" calcext:value-type="float">
            <text:p>( 1,138 <text:s/>)</text:p>
          </table:table-cell>
          <table:table-cell table:number-columns-repeated="7" table:style-name="ce55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7821" calcext:value-type="float">
            <text:p><text:s/>7,821 <text:s/></text:p>
          </table:table-cell>
          <table:table-cell table:style-name="ce50" office:value-type="float" office:value="312608.74" calcext:value-type="float">
            <text:p><text:s/>312,60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4285" calcext:value-type="float">
            <text:p><text:s/>14,285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7659" calcext:value-type="float">
            <text:p><text:s/>7,659 <text:s/></text:p>
          </table:table-cell>
          <table:table-cell table:style-name="ce50" office:value-type="float" office:value="264138.74" calcext:value-type="float">
            <text:p><text:s/>264,13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50" office:value-type="float" office:value="14285" calcext:value-type="float">
            <text:p><text:s/>14,285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162" calcext:value-type="float">
            <text:p><text:s/>162 <text:s/></text:p>
          </table:table-cell>
          <table:table-cell table:style-name="ce50" office:value-type="float" office:value="48470" calcext:value-type="float">
            <text:p><text:s/>48,470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2112" calcext:value-type="float">
            <text:p>( 2,112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440" calcext:value-type="float">
            <text:p><text:s/>440 <text:s/></text:p>
          </table:table-cell>
          <table:table-cell table:style-name="ce50" office:value-type="float" office:value="60357" calcext:value-type="float">
            <text:p><text:s/>60,35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197" calcext:value-type="float">
            <text:p><text:s/>197 <text:s/></text:p>
          </table:table-cell>
          <table:table-cell table:style-name="ce54" office:value-type="float" office:value="5616" calcext:value-type="float">
            <text:p><text:s/>5,616 <text:s/></text:p>
          </table:table-cell>
          <table:table-cell table:number-columns-repeated="7" table:style-name="ce54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3492" calcext:value-type="float">
            <text:p><text:s/>3,492 <text:s/></text:p>
          </table:table-cell>
          <table:table-cell table:style-name="ce50" office:value-type="float" office:value="60024" calcext:value-type="float">
            <text:p><text:s/>60,024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3911" calcext:value-type="float">
            <text:p><text:s/>3,911 <text:s/></text:p>
          </table:table-cell>
          <table:table-cell table:style-name="ce50" office:value-type="float" office:value="18783" calcext:value-type="float">
            <text:p><text:s/>18,78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159" calcext:value-type="float">
            <text:p><text:s/>159 <text:s/></text:p>
          </table:table-cell>
          <table:table-cell table:style-name="ce50" office:value-type="float" office:value="10147" calcext:value-type="float">
            <text:p><text:s/>10,14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style-name="ce50" office:value-type="float" office:value="423.40000003" calcext:value-type="float">
            <text:p><text:s/>423 <text:s/></text:p>
          </table:table-cell>
          <table:table-cell table:style-name="ce50" office:value-type="float" office:value="4.8" calcext:value-type="float">
            <text:p><text:s/>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style-name="ce50" office:value-type="float" office:value="6782" calcext:value-type="float">
            <text:p><text:s/>6,782 <text:s/></text:p>
          </table:table-cell>
          <table:table-cell table:style-name="ce50" office:value-type="float" office:value="61052" calcext:value-type="float">
            <text:p><text:s/>61,05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32373.4544" calcext:value-type="float">
            <text:p><text:s/>32,373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style-name="ce50" office:value-type="float" office:value="4495962.64" calcext:value-type="float">
            <text:p><text:s/>4,495,963 <text:s/></text:p>
          </table:table-cell>
          <table:table-cell table:style-name="ce50" office:value-type="float" office:value="64885" calcext:value-type="float">
            <text:p><text:s/>64,88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style-name="ce50" office:value-type="float" office:value="4360033.64" calcext:value-type="float">
            <text:p><text:s/>4,360,034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style-name="ce50" office:value-type="float" office:value="32220" calcext:value-type="float">
            <text:p><text:s/>32,220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style-name="ce50" office:value-type="float" office:value="103709" calcext:value-type="float">
            <text:p><text:s/>103,709 <text:s/></text:p>
          </table:table-cell>
          <table:table-cell table:style-name="ce50" office:value-type="float" office:value="64885" calcext:value-type="float">
            <text:p><text:s/>64,88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450728.36" calcext:value-type="float">
            <text:p><text:s/>450,728 <text:s/></text:p>
          </table:table-cell>
          <table:table-cell table:style-name="ce50" office:value-type="float" office:value="27697" calcext:value-type="float">
            <text:p><text:s/>27,697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91394.36" calcext:value-type="float">
            <text:p><text:s/>91,394 <text:s/></text:p>
          </table:table-cell>
          <table:table-cell table:style-name="ce50" office:value-type="float" office:value="2553" calcext:value-type="float">
            <text:p><text:s/>2,55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style-name="ce51" office:value-type="float" office:value="359334" calcext:value-type="float">
            <text:p><text:s/>359,334 <text:s/></text:p>
          </table:table-cell>
          <table:table-cell table:style-name="ce51" office:value-type="float" office:value="25144" calcext:value-type="float">
            <text:p><text:s/>25,144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405565" calcext:value-type="float">
            <text:p><text:s/>405,565 <text:s/></text:p>
          </table:table-cell>
          <table:table-cell table:style-name="ce50" office:value-type="float" office:value="386099" calcext:value-type="float">
            <text:p><text:s/>386,099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103581" calcext:value-type="float">
            <text:p><text:s/>103,581 <text:s/></text:p>
          </table:table-cell>
          <table:table-cell table:style-name="ce50" office:value-type="float" office:value="296315" calcext:value-type="float">
            <text:p><text:s/>296,31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style-name="ce50" office:value-type="float" office:value="499" calcext:value-type="float">
            <text:p><text:s/>499 <text:s/></text:p>
          </table:table-cell>
          <table:table-cell table:style-name="ce50" office:value-type="float" office:value="7445" calcext:value-type="float">
            <text:p><text:s/>7,445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style-name="ce50" office:value-type="float" office:value="14036" calcext:value-type="float">
            <text:p><text:s/>14,036 <text:s/></text:p>
          </table:table-cell>
          <table:table-cell table:style-name="ce50" office:value-type="float" office:value="183" calcext:value-type="float">
            <text:p><text:s/>18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style-name="ce50" office:value-type="float" office:value="2056" calcext:value-type="float">
            <text:p><text:s/>2,056 <text:s/></text:p>
          </table:table-cell>
          <table:table-cell table:number-columns-repeated="8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314" calcext:value-type="float">
            <text:p><text:s/>314 <text:s/></text:p>
          </table:table-cell>
          <table:table-cell table:style-name="ce50" office:value-type="float" office:value="2283" calcext:value-type="float">
            <text:p><text:s/>2,283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215888" calcext:value-type="float">
            <text:p><text:s/>215,888 <text:s/></text:p>
          </table:table-cell>
          <table:table-cell table:style-name="ce50" office:value-type="float" office:value="4768" calcext:value-type="float">
            <text:p><text:s/>4,768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69191" calcext:value-type="float">
            <text:p><text:s/>69,191 <text:s/></text:p>
          </table:table-cell>
          <table:table-cell table:style-name="ce51" office:value-type="float" office:value="75105" calcext:value-type="float">
            <text:p><text:s/>75,105 <text:s/></text:p>
          </table:table-cell>
          <table:table-cell table:number-columns-repeated="7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706" calcext:value-type="float">
            <text:p><text:s/>5,706 <text:s/></text:p>
          </table:table-cell>
          <table:table-cell table:style-name="ce50" office:value-type="float" office:value="510277" calcext:value-type="float">
            <text:p><text:s/>510,277 <text:s/></text:p>
          </table:table-cell>
          <table:table-cell table:style-name="ce50" office:value-type="float" office:value="398697" calcext:value-type="float">
            <text:p><text:s/>398,697 <text:s/></text:p>
          </table:table-cell>
          <table:table-cell table:style-name="ce50" office:value-type="float" office:value="1442708.33932888" calcext:value-type="float">
            <text:p><text:s/>1,442,708 <text:s/></text:p>
          </table:table-cell>
          <table:table-cell table:style-name="ce50" office:value-type="float" office:value="87015" calcext:value-type="float">
            <text:p><text:s/>87,015 <text:s/></text:p>
          </table:table-cell>
          <table:table-cell table:style-name="ce50" office:value-type="float" office:value="40490" calcext:value-type="float">
            <text:p><text:s/>40,490 <text:s/></text:p>
          </table:table-cell>
          <table:table-cell table:style-name="ce50" office:value-type="float" office:value="1321342.75333333" calcext:value-type="float">
            <text:p><text:s/>1,321,343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5706" calcext:value-type="float">
            <text:p><text:s/>5,706 <text:s/></text:p>
          </table:table-cell>
          <table:table-cell table:style-name="ce50" office:value-type="float" office:value="510277" calcext:value-type="float">
            <text:p><text:s/>510,277 <text:s/></text:p>
          </table:table-cell>
          <table:table-cell table:style-name="ce50" office:value-type="float" office:value="398697" calcext:value-type="float">
            <text:p><text:s/>398,697 <text:s/></text:p>
          </table:table-cell>
          <table:table-cell table:style-name="ce50" office:value-type="float" office:value="1442708.33932888" calcext:value-type="float">
            <text:p><text:s/>1,442,708 <text:s/></text:p>
          </table:table-cell>
          <table:table-cell table:style-name="ce50" office:value-type="float" office:value="87015" calcext:value-type="float">
            <text:p><text:s/>87,015 <text:s/></text:p>
          </table:table-cell>
          <table:table-cell table:style-name="ce50" office:value-type="float" office:value="40490" calcext:value-type="float">
            <text:p><text:s/>40,490 <text:s/></text:p>
          </table:table-cell>
          <table:table-cell table:style-name="ce50" office:value-type="float" office:value="1321342.75333333" calcext:value-type="float">
            <text:p><text:s/>1,321,343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185415.431262147" calcext:value-type="float">
            <text:p><text:s/>185,415 <text:s/></text:p>
          </table:table-cell>
          <table:table-cell table:style-name="ce57" office:value-type="float" office:value="5756468.61499885" calcext:value-type="float">
            <text:p><text:s/>5,756,469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776549.252735" calcext:value-type="float">
            <text:p><text:s/>776,549 <text:s/></text:p>
          </table:table-cell>
          <table:table-cell table:style-name="ce57" office:value-type="float" office:value="5179.302148" calcext:value-type="float">
            <text:p><text:s/>5,179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179737.192100147" calcext:value-type="float">
            <text:p><text:s/>179,737 <text:s/></text:p>
          </table:table-cell>
          <table:table-cell table:style-name="ce57" office:value-type="float" office:value="5095517.47689985" calcext:value-type="float">
            <text:p><text:s/>5,095,517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11839.661665" calcext:value-type="float">
            <text:p><text:s/>11,840 <text:s/></text:p>
          </table:table-cell>
          <table:table-cell table:number-columns-repeated="7"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5678.239162" calcext:value-type="float">
            <text:p><text:s/>5,678 <text:s/></text:p>
          </table:table-cell>
          <table:table-cell table:style-name="ce57" office:value-type="float" office:value="649111.476434" calcext:value-type="float">
            <text:p><text:s/>649,111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776549.252735" calcext:value-type="float">
            <text:p><text:s/>776,549 <text:s/></text:p>
          </table:table-cell>
          <table:table-cell table:style-name="ce57" office:value-type="float" office:value="5179.302148" calcext:value-type="float">
            <text:p><text:s/>5,179 <text:s/></text:p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style-name="ce57" office:value-type="float" office:value="2697.235424" calcext:value-type="float">
            <text:p><text:s/>2,697 <text:s/></text:p>
          </table:table-cell>
          <table:table-cell table:style-name="ce57" office:value-type="float" office:value="34720.5092" calcext:value-type="float">
            <text:p><text:s/>34,721 <text:s/></text:p>
          </table:table-cell>
          <table:table-cell table:number-columns-repeated="5" table:style-name="ce57" office:value-type="float" office:value="0" calcext:value-type="float">
            <text:p/>
          </table:table-cell>
          <table:table-cell table:style-name="ce57" office:value-type="float" office:value="770841.820608" calcext:value-type="float">
            <text:p><text:s/>770,842 <text:s/></text:p>
          </table:table-cell>
          <table:table-cell table:style-name="ce57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style-name="ce51" office:value-type="float" office:value="2697.235424" calcext:value-type="float">
            <text:p><text:s/>2,697 <text:s/></text:p>
          </table:table-cell>
          <table:table-cell table:style-name="ce51" office:value-type="float" office:value="34720.5092" calcext:value-type="float">
            <text:p><text:s/>34,721 <text:s/>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770841.820608" calcext:value-type="float">
            <text:p><text:s/>770,842 <text:s/></text:p>
          </table:table-cell>
          <table:table-cell table:style-name="ce51" office:value-type="float" office:value="0" calcext:value-type="float">
            <text:p/>
          </table:table-cell>
          <table:table-cell table:style-name="ce66" table:number-columns-repeated="2"/>
          <table:table-cell table:style-name="ce58"/>
          <table:table-cell table:style-name="ce66" table:number-columns-repeated="1009"/>
        </table:table-row>
        <table:table-row table:style-name="ro5">
          <table:table-cell table:style-name="ce63" office:value-type="string" calcext:value-type="string" table:number-columns-spanned="12" table:number-rows-spanned="1">
            <text:p>說明 3：柴油轉變產出中包含生質柴油(即B100) 60 公秉，自103年5月5日起已停止摻配。</text:p>
          </table:table-cell>
          <table:covered-table-cell table:number-columns-repeated="11" table:style-name="ce63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column "diesel oil" consisted of 60 kiloliters of biodiesels (B100). It has no longer been blended with B100 since May 5, 2014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5" office:value-type="string" calcext:value-type="string" table:number-columns-spanned="12" table:number-rows-spanned="1">
            <text:p>　　 4：燃料油轉變產出含再生燃料油 46,510 公秉。</text:p>
          </table:table-cell>
          <table:covered-table-cell table:number-columns-repeated="11" table:style-name="ce65"/>
          <table:table-cell table:style-name="ce14" table:number-columns-repeated="1012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The transformation output of the column "fuel oil" consisted of 46,510 kiloliters of liquid biofuels.</text:p>
          </table:table-cell>
          <table:covered-table-cell table:number-columns-repeated="11" table:style-name="ce64"/>
          <table:table-cell table:style-name="ce14" table:number-columns-repeated="1012"/>
        </table:table-row>
        <table:table-row table:style-name="ro5">
          <table:table-cell table:style-name="ce64" table:number-columns-spanned="12" table:number-rows-spanned="1"/>
          <table:covered-table-cell table:number-columns-repeated="11" table:style-name="ce64"/>
          <table:table-cell table:style-name="ce14" table:number-columns-repeated="1012"/>
        </table:table-row>
        <table:table-row table:style-name="ro5" table:number-rows-repeated="6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4.$A$1:.$AMJ$10" table:range-usable-as="repeat-column repeat-row"/>
        </table:named-expressions>
      </table:table>
      <table:table table:name="Page5" table:style-name="ta5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3" table:default-cell-style-name="ce16"/>
        <table:table-column table:style-name="co14" table:number-columns-repeated="2" table:default-cell-style-name="ce16"/>
        <table:table-column table:style-name="co13" table:number-columns-repeated="2" table:default-cell-style-name="ce16"/>
        <table:table-column table:style-name="co14" table:number-columns-repeated="4" table:default-cell-style-name="ce16"/>
        <table:table-column table:style-name="co6" table:default-cell-style-name="ce15"/>
        <table:table-column table:style-name="co15" table:default-cell-style-name="ce15"/>
        <table:table-column table:style-name="co16" table:default-cell-style-name="ce15"/>
        <table:table-column table:style-name="co9" table:number-columns-repeated="1009" table:default-cell-style-name="ce16"/>
        <table:table-header-rows>
          <table:table-row table:style-name="ro1">
            <table:table-cell table:style-name="ce1" office:value-type="string" calcext:value-type="string" table:number-columns-spanned="13" table:number-rows-spanned="1">
              <text:p>能源平衡表－OECD能源統計格式（原始單位）</text:p>
            </table:table-cell>
            <table:covered-table-cell table:number-columns-repeated="12" table:style-name="ce17"/>
            <table:table-cell table:style-name="ce16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2年(西元2013年)</text:p>
            </table:table-cell>
            <table:covered-table-cell table:number-columns-repeated="2" table:style-name="ce2"/>
            <table:table-cell table:style-name="ce43" table:number-columns-repeated="9"/>
            <table:table-cell table:style-name="ce14" table:number-columns-repeated="3"/>
            <table:table-cell table:style-name="ce43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37" calcext:value-type="float">
              <text:p>37</text:p>
            </table:table-cell>
            <table:table-cell table:style-name="ce44" office:value-type="float" office:value="38" calcext:value-type="float">
              <text:p>38</text:p>
            </table:table-cell>
            <table:table-cell table:style-name="ce44" office:value-type="float" office:value="39" calcext:value-type="float">
              <text:p>39</text:p>
            </table:table-cell>
            <table:table-cell table:style-name="ce44" office:value-type="float" office:value="40" calcext:value-type="float">
              <text:p>40</text:p>
            </table:table-cell>
            <table:table-cell table:style-name="ce44" office:value-type="float" office:value="41" calcext:value-type="float">
              <text:p>41</text:p>
            </table:table-cell>
            <table:table-cell table:style-name="ce44" office:value-type="float" office:value="42" calcext:value-type="float">
              <text:p>42</text:p>
            </table:table-cell>
            <table:table-cell table:style-name="ce44" office:value-type="float" office:value="43" calcext:value-type="float">
              <text:p>43</text:p>
            </table:table-cell>
            <table:table-cell table:style-name="ce44" office:value-type="float" office:value="44" calcext:value-type="float">
              <text:p>44</text:p>
            </table:table-cell>
            <table:table-cell table:style-name="ce44" office:value-type="float" office:value="45" calcext:value-type="float">
              <text:p>45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天然氣合計</text:p>
            </table:table-cell>
            <table:table-cell table:style-name="ce45" office:value-type="string" calcext:value-type="string">
              <text:p>(自產)</text:p>
            </table:table-cell>
            <table:table-cell table:style-name="ce45" office:value-type="string" calcext:value-type="string">
              <text:p>(進口)</text:p>
            </table:table-cell>
            <table:table-cell table:style-name="ce45" office:value-type="string" calcext:value-type="string">
              <text:p>生質能及</text:p>
            </table:table-cell>
            <table:table-cell table:style-name="ce45" office:value-type="string" calcext:value-type="string">
              <text:p>生質能合計</text:p>
            </table:table-cell>
            <table:table-cell table:style-name="ce45" office:value-type="string" calcext:value-type="string">
              <text:p>固態生質能</text:p>
            </table:table-cell>
            <table:table-cell table:style-name="ce45" office:value-type="string" calcext:value-type="string">
              <text:p>液態生質能</text:p>
            </table:table-cell>
            <table:table-cell table:style-name="ce45" office:value-type="string" calcext:value-type="string">
              <text:p>氣態生質能</text:p>
            </table:table-cell>
            <table:table-cell table:style-name="ce45" office:value-type="string" calcext:value-type="string">
              <text:p>廢棄物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/>
            <table:table-cell table:style-name="ce45" office:value-type="string" calcext:value-type="string">
              <text:p>天然氣</text:p>
            </table:table-cell>
            <table:table-cell table:style-name="ce45" office:value-type="string" calcext:value-type="string">
              <text:p>液化天然氣</text:p>
            </table:table-cell>
            <table:table-cell table:style-name="ce45" office:value-type="string" calcext:value-type="string">
              <text:p>廢棄物合計</text:p>
            </table:table-cell>
            <table:table-cell table:style-name="ce45" table:number-columns-repeated="3"/>
            <table:table-cell table:style-name="ce61"/>
            <table:table-cell table:style-name="ce45"/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(Indigenous)</text:p>
            </table:table-cell>
            <table:table-cell table:style-name="ce46" office:value-type="string" calcext:value-type="string">
              <text:p>(Imported)</text:p>
            </table:table-cell>
            <table:table-cell table:style-name="ce46" office:value-type="string" calcext:value-type="string">
              <text:p>Biomass and</text:p>
            </table:table-cell>
            <table:table-cell table:style-name="ce46" office:value-type="string" calcext:value-type="string">
              <text:p>Biomasss Total</text:p>
            </table:table-cell>
            <table:table-cell table:style-name="ce46" office:value-type="string" calcext:value-type="string">
              <text:p>Solid Biomass</text:p>
            </table:table-cell>
            <table:table-cell table:style-name="ce46" office:value-type="string" calcext:value-type="string">
              <text:p>Liguid Biomass</text:p>
            </table:table-cell>
            <table:table-cell table:style-name="ce46" office:value-type="string" calcext:value-type="string">
              <text:p>Biogas</text:p>
            </table:table-cell>
            <table:table-cell table:style-name="ce62" office:value-type="string" calcext:value-type="string">
              <text:p>Waste an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Total</text:p>
            </table:table-cell>
            <table:table-cell table:style-name="ce46" office:value-type="string" calcext:value-type="string">
              <text:p>Natural Gas</text:p>
            </table:table-cell>
            <table:table-cell table:style-name="ce46" office:value-type="string" calcext:value-type="string">
              <text:p>LNG</text:p>
            </table:table-cell>
            <table:table-cell table:style-name="ce62" office:value-type="string" calcext:value-type="string">
              <text:p>Waste Total</text:p>
            </table:table-cell>
            <table:table-cell table:style-name="ce62" table:number-columns-repeated="3"/>
            <table:table-cell table:style-name="ce46"/>
            <table:table-cell table:style-name="ce62" office:value-type="string" calcext:value-type="string">
              <text:p>Other Non-Specified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(公噸)</text:p>
            </table:table-cell>
            <table:table-cell table:number-columns-repeated="2" table:style-name="ce45" office:value-type="string" calcext:value-type="string">
              <text:p>(千立方公尺)</text:p>
            </table:table-cell>
            <table:table-cell table:number-columns-repeated="6" table:style-name="ce45" office:value-type="string" calcext:value-type="string">
              <text:p>(公秉油當量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MT)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style-name="ce60" office:value-type="string" calcext:value-type="string">
              <text:p>(10M<text:span text:style-name="T1">3</text:span><text:span text:style-name="T2">)</text:span></text:p>
            </table:table-cell>
            <table:table-cell table:number-columns-repeated="6" table:style-name="ce47" office:value-type="string" calcext:value-type="string">
              <text:p>(KLOE)</text:p>
            </table:table-cell>
            <table:table-cell table:style-name="ce27" table:number-columns-repeated="3"/>
            <table:table-cell table:style-name="ce59" table:number-columns-repeated="1009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office:value-type="string" calcext:value-type="string">
              <text:p>C38-C39</text:p>
            </table:table-cell>
            <table:table-cell table:style-name="ce48" table:number-columns-repeated="2"/>
            <table:table-cell table:style-name="ce48" office:value-type="string" calcext:value-type="string">
              <text:p>C41+C45</text:p>
            </table:table-cell>
            <table:table-cell table:style-name="ce48" office:value-type="string" calcext:value-type="string">
              <text:p>C42-C44</text:p>
            </table:table-cell>
            <table:table-cell table:style-name="ce48" table:number-columns-repeated="4"/>
            <table:table-cell table:style-name="ce27" table:number-columns-repeated="3"/>
            <table:table-cell table:style-name="ce59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256610.774410774" calcext:value-type="float">
            <text:p><text:s/>256,611 <text:s/></text:p>
          </table:table-cell>
          <table:table-cell table:style-name="ce49" office:value-type="float" office:value="381067" calcext:value-type="float">
            <text:p><text:s/>381,067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1763995.51272156" calcext:value-type="float">
            <text:p><text:s/>1,763,996 <text:s/></text:p>
          </table:table-cell>
          <table:table-cell table:style-name="ce49" office:value-type="float" office:value="293276.513832667" calcext:value-type="float">
            <text:p><text:s/>293,277 <text:s/></text:p>
          </table:table-cell>
          <table:table-cell table:style-name="ce49" office:value-type="float" office:value="196465.039333333" calcext:value-type="float">
            <text:p><text:s/>196,465 <text:s/></text:p>
          </table:table-cell>
          <table:table-cell table:style-name="ce49" office:value-type="float" office:value="89947.8029333333" calcext:value-type="float">
            <text:p><text:s/>89,948 <text:s/></text:p>
          </table:table-cell>
          <table:table-cell table:style-name="ce49" office:value-type="float" office:value="6863.671566" calcext:value-type="float">
            <text:p><text:s/>6,864 <text:s/></text:p>
          </table:table-cell>
          <table:table-cell table:style-name="ce49" office:value-type="float" office:value="1470718.99888889" calcext:value-type="float">
            <text:p><text:s/>1,470,719 <text:s/></text:p>
          </table:table-cell>
          <table:table-cell table:style-name="ce14" table:number-columns-repeated="3"/>
          <table:table-cell table:style-name="ce43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12662040.3262347" calcext:value-type="float">
            <text:p><text:s/>12,662,040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6713893.2306298" calcext:value-type="float">
            <text:p><text:s/>16,713,893 <text:s/></text:p>
          </table:table-cell>
          <table:table-cell table:number-columns-repeated="2" table:style-name="ce50" office:value-type="float" office:value="112.724666666667" calcext:value-type="float">
            <text:p><text:s/>11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2.724666666667" calcext:value-type="float">
            <text:p><text:s/>11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style-name="ce50" office:value-type="float" office:value="137546.732647423" calcext:value-type="float">
            <text:p><text:s/>137,547 <text:s/></text:p>
          </table:table-cell>
          <table:table-cell table:style-name="ce50" office:value-type="float" office:value="201243.835" calcext:value-type="float">
            <text:p><text:s/>201,244 <text:s/></text:p>
          </table:table-cell>
          <table:table-cell table:style-name="ce50" office:value-type="float" office:value="2678.27820570911" calcext:value-type="float">
            <text:p><text:s/>2,678 <text:s/></text:p>
          </table:table-cell>
          <table:table-cell table:number-columns-repeated="2" table:style-name="ce50" office:value-type="float" office:value="3092.88963333333" calcext:value-type="float">
            <text:p><text:s/>3,09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092.88963333333" calcext:value-type="float">
            <text:p><text:s/>3,093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2781104.3679981" calcext:value-type="float">
            <text:p><text:s/>12,781,104 <text:s/></text:p>
          </table:table-cell>
          <table:table-cell table:style-name="ce51" office:value-type="float" office:value="179823.165" calcext:value-type="float">
            <text:p><text:s/>179,823 <text:s/></text:p>
          </table:table-cell>
          <table:table-cell table:style-name="ce51" office:value-type="float" office:value="16711214.9524241" calcext:value-type="float">
            <text:p><text:s/>16,711,215 <text:s/></text:p>
          </table:table-cell>
          <table:table-cell table:style-name="ce51" office:value-type="float" office:value="1761015.34775489" calcext:value-type="float">
            <text:p><text:s/>1,761,015 <text:s/></text:p>
          </table:table-cell>
          <table:table-cell table:style-name="ce51" office:value-type="float" office:value="290296.348866" calcext:value-type="float">
            <text:p><text:s/>290,296 <text:s/></text:p>
          </table:table-cell>
          <table:table-cell table:style-name="ce51" office:value-type="float" office:value="196465.039333333" calcext:value-type="float">
            <text:p><text:s/>196,465 <text:s/></text:p>
          </table:table-cell>
          <table:table-cell table:style-name="ce51" office:value-type="float" office:value="86967.6379666667" calcext:value-type="float">
            <text:p><text:s/>86,968 <text:s/></text:p>
          </table:table-cell>
          <table:table-cell table:style-name="ce51" office:value-type="float" office:value="6863.671566" calcext:value-type="float">
            <text:p><text:s/>6,864 <text:s/></text:p>
          </table:table-cell>
          <table:table-cell table:style-name="ce51" office:value-type="float" office:value="1470718.99888889" calcext:value-type="float">
            <text:p><text:s/>1,470,719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style-name="ce50" office:value-type="float" office:value="13632641.6989331" calcext:value-type="float">
            <text:p><text:s/>13,632,64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995087.0425918" calcext:value-type="float">
            <text:p><text:s/>17,995,087 <text:s/></text:p>
          </table:table-cell>
          <table:table-cell table:number-columns-repeated="2" table:style-name="ce50" office:value-type="float" office:value="85731.1700333333" calcext:value-type="float">
            <text:p><text:s/>85,73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85731.1700333333" calcext:value-type="float">
            <text:p><text:s/>85,731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style-name="ce51" office:value-type="float" office:value="519450.675041344" calcext:value-type="float">
            <text:p><text:s/>519,451 <text:s/></text:p>
          </table:table-cell>
          <table:table-cell table:style-name="ce51" office:value-type="float" office:value="1540.231" calcext:value-type="float">
            <text:p><text:s/>1,540 <text:s/></text:p>
          </table:table-cell>
          <table:table-cell table:style-name="ce51" office:value-type="float" office:value="684305.796832351" calcext:value-type="float">
            <text:p><text:s/>684,306 <text:s/></text:p>
          </table:table-cell>
          <table:table-cell table:style-name="ce51" office:value-type="float" office:value="1214.57193333335" calcext:value-type="float">
            <text:p><text:s/>1,215 <text:s/></text:p>
          </table:table-cell>
          <table:table-cell table:style-name="ce51" office:value-type="float" office:value="1214.57193333332" calcext:value-type="float">
            <text:p><text:s/>1,215 <text:s/></text:p>
          </table:table-cell>
          <table:table-cell table:style-name="ce51" office:value-type="float" office:value="-0.0000000000077" calcext:value-type="float">
            <text:p><text:s/>-0 <text:s/></text:p>
          </table:table-cell>
          <table:table-cell table:style-name="ce51" office:value-type="float" office:value="1214.57193333333" calcext:value-type="float">
            <text:p><text:s/>1,215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0.000000000028" calcext:value-type="float">
            <text:p><text:s/>0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10136230.2404206" calcext:value-type="float">
            <text:p><text:s/>10,136,230 <text:s/></text:p>
          </table:table-cell>
          <table:table-cell table:style-name="ce50" office:value-type="float" office:value="1502.21732586" calcext:value-type="float">
            <text:p><text:s/>1,502 <text:s/></text:p>
          </table:table-cell>
          <table:table-cell table:style-name="ce50" office:value-type="float" office:value="13378488.6130656" calcext:value-type="float">
            <text:p><text:s/>13,378,489 <text:s/></text:p>
          </table:table-cell>
          <table:table-cell table:style-name="ce50" office:value-type="float" office:value="1206221.82921928" calcext:value-type="float">
            <text:p><text:s/>1,206,222 <text:s/></text:p>
          </table:table-cell>
          <table:table-cell table:style-name="ce50" office:value-type="float" office:value="39730.9953214054" calcext:value-type="float">
            <text:p><text:s/>39,731 <text:s/></text:p>
          </table:table-cell>
          <table:table-cell table:style-name="ce50" office:value-type="float" office:value="34315.8879377587" calcext:value-type="float">
            <text:p><text:s/>34,316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415.10738364673" calcext:value-type="float">
            <text:p><text:s/>5,415 <text:s/></text:p>
          </table:table-cell>
          <table:table-cell table:style-name="ce50" office:value-type="float" office:value="1166490.83389787" calcext:value-type="float">
            <text:p><text:s/>1,166,49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style-name="ce50" office:value-type="float" office:value="20843.1818181818" calcext:value-type="float">
            <text:p><text:s/>20,843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7513" calcext:value-type="float">
            <text:p><text:s/>27,513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10046250.7575758" calcext:value-type="float">
            <text:p><text:s/>10,046,251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3261051" calcext:value-type="float">
            <text:p><text:s/>13,261,05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11729.8716666667" calcext:value-type="float">
            <text:p><text:s/>11,730 <text:s/></text:p>
          </table:table-cell>
          <table:table-cell table:number-columns-repeated="4" table:style-name="ce50" office:value-type="float" office:value="0" calcext:value-type="float">
            <text:p/>
          </table:table-cell>
          <table:table-cell table:style-name="ce50" office:value-type="float" office:value="11729.8716666667" calcext:value-type="float">
            <text:p><text:s/>11,730 <text:s/></text:p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style-name="ce51" office:value-type="float" office:value="69136.3010266919" calcext:value-type="float">
            <text:p><text:s/>69,136 <text:s/></text:p>
          </table:table-cell>
          <table:table-cell table:style-name="ce51" office:value-type="float" office:value="1502.21732586" calcext:value-type="float">
            <text:p><text:s/>1,502 <text:s/></text:p>
          </table:table-cell>
          <table:table-cell table:style-name="ce51" office:value-type="float" office:value="89924.61306558" calcext:value-type="float">
            <text:p><text:s/>89,925 <text:s/></text:p>
          </table:table-cell>
          <table:table-cell table:style-name="ce51" office:value-type="float" office:value="1194491.95755261" calcext:value-type="float">
            <text:p><text:s/>1,194,492 <text:s/></text:p>
          </table:table-cell>
          <table:table-cell table:style-name="ce51" office:value-type="float" office:value="39730.9953214054" calcext:value-type="float">
            <text:p><text:s/>39,731 <text:s/></text:p>
          </table:table-cell>
          <table:table-cell table:style-name="ce51" office:value-type="float" office:value="34315.8879377587" calcext:value-type="float">
            <text:p><text:s/>34,316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5415.10738364673" calcext:value-type="float">
            <text:p><text:s/>5,415 <text:s/></text:p>
          </table:table-cell>
          <table:table-cell table:style-name="ce51" office:value-type="float" office:value="1154760.96223121" calcext:value-type="float">
            <text:p><text:s/>1,154,761 <text:s/></text:p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14297818.9393939" calcext:value-type="float">
            <text:p><text:s/>14,297,819 <text:s/></text:p>
          </table:table-cell>
          <table:table-cell table:style-name="ce50" office:value-type="float" office:value="1353520.125" calcext:value-type="float">
            <text:p><text:s/>1,353,520 <text:s/></text:p>
          </table:table-cell>
          <table:table-cell table:style-name="ce50" office:value-type="float" office:value="17669992" calcext:value-type="float">
            <text:p><text:s/>17,669,99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style-name="ce51" office:value-type="float" office:value="14297818.9393939" calcext:value-type="float">
            <text:p><text:s/>14,297,819 <text:s/></text:p>
          </table:table-cell>
          <table:table-cell table:style-name="ce51" office:value-type="float" office:value="1353520.125" calcext:value-type="float">
            <text:p><text:s/>1,353,520 <text:s/></text:p>
          </table:table-cell>
          <table:table-cell table:style-name="ce51" office:value-type="float" office:value="17669992" calcext:value-type="float">
            <text:p><text:s/>17,669,992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438713.31604156" calcext:value-type="float">
            <text:p><text:s/>438,713 <text:s/></text:p>
          </table:table-cell>
          <table:table-cell table:style-name="ce50" office:value-type="float" office:value="2153.08" calcext:value-type="float">
            <text:p><text:s/>2,153 <text:s/></text:p>
          </table:table-cell>
          <table:table-cell table:style-name="ce50" office:value-type="float" office:value="577187.72828597" calcext:value-type="float">
            <text:p><text:s/>577,188 <text:s/></text:p>
          </table:table-cell>
          <table:table-cell table:number-columns-repeated="2" table:style-name="ce50" office:value-type="float" office:value="21.896" calcext:value-type="float">
            <text:p><text:s/>2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.896" calcext:value-type="float">
            <text:p><text:s/>2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430989.188095432" calcext:value-type="float">
            <text:p><text:s/>430,989 <text:s/></text:p>
          </table:table-cell>
          <table:table-cell table:style-name="ce50" office:value-type="float" office:value="1989" calcext:value-type="float">
            <text:p><text:s/>1,989 <text:s/></text:p>
          </table:table-cell>
          <table:table-cell table:style-name="ce50" office:value-type="float" office:value="567137.72828597" calcext:value-type="float">
            <text:p><text:s/>567,138 <text:s/></text:p>
          </table:table-cell>
          <table:table-cell table:number-columns-repeated="2" table:style-name="ce50" office:value-type="float" office:value="21.896" calcext:value-type="float">
            <text:p><text:s/>2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1.896" calcext:value-type="float">
            <text:p><text:s/>22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style-name="ce50" office:value-type="float" office:value="7724.12794612795" calcext:value-type="float">
            <text:p><text:s/>7,724 <text:s/></text:p>
          </table:table-cell>
          <table:table-cell table:style-name="ce50" office:value-type="float" office:value="164.08" calcext:value-type="float">
            <text:p><text:s/>164 <text:s/></text:p>
          </table:table-cell>
          <table:table-cell table:style-name="ce50" office:value-type="float" office:value="10050" calcext:value-type="float">
            <text:p><text:s/>10,05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9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2351887.37695532" calcext:value-type="float">
            <text:p><text:s/>2,351,887 <text:s/></text:p>
          </table:table-cell>
          <table:table-cell table:style-name="ce52" office:value-type="float" office:value="1528147.76167414" calcext:value-type="float">
            <text:p><text:s/>1,528,148 <text:s/></text:p>
          </table:table-cell>
          <table:table-cell table:style-name="ce52" office:value-type="float" office:value="1746137.77164845" calcext:value-type="float">
            <text:p><text:s/>1,746,138 <text:s/></text:p>
          </table:table-cell>
          <table:table-cell table:style-name="ce52" office:value-type="float" office:value="467825.880568943" calcext:value-type="float">
            <text:p><text:s/>467,826 <text:s/></text:p>
          </table:table-cell>
          <table:table-cell table:style-name="ce52" office:value-type="float" office:value="163597.715577928" calcext:value-type="float">
            <text:p><text:s/>163,598 <text:s/></text:p>
          </table:table-cell>
          <table:table-cell table:style-name="ce52" office:value-type="float" office:value="162149.151395575" calcext:value-type="float">
            <text:p><text:s/>162,149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448.56418235327" calcext:value-type="float">
            <text:p><text:s/>1,449 <text:s/></text:p>
          </table:table-cell>
          <table:table-cell table:style-name="ce52" office:value-type="float" office:value="304228.164991015" calcext:value-type="float">
            <text:p><text:s/>304,228 <text:s/></text:p>
          </table:table-cell>
          <table:table-cell table:style-name="ce14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2351887.37695532" calcext:value-type="float">
            <text:p><text:s/>2,351,887 <text:s/></text:p>
          </table:table-cell>
          <table:table-cell table:style-name="ce52" office:value-type="float" office:value="1528147.76167414" calcext:value-type="float">
            <text:p><text:s/>1,528,148 <text:s/></text:p>
          </table:table-cell>
          <table:table-cell table:style-name="ce52" office:value-type="float" office:value="1746137.77164845" calcext:value-type="float">
            <text:p><text:s/>1,746,138 <text:s/></text:p>
          </table:table-cell>
          <table:table-cell table:style-name="ce52" office:value-type="float" office:value="467825.880568943" calcext:value-type="float">
            <text:p><text:s/>467,826 <text:s/></text:p>
          </table:table-cell>
          <table:table-cell table:style-name="ce52" office:value-type="float" office:value="163597.715577928" calcext:value-type="float">
            <text:p><text:s/>163,598 <text:s/></text:p>
          </table:table-cell>
          <table:table-cell table:style-name="ce52" office:value-type="float" office:value="162149.151395575" calcext:value-type="float">
            <text:p><text:s/>162,149 <text:s/></text:p>
          </table:table-cell>
          <table:table-cell table:style-name="ce52" office:value-type="float" office:value="0" calcext:value-type="float">
            <text:p/>
          </table:table-cell>
          <table:table-cell table:style-name="ce52" office:value-type="float" office:value="1448.56418235327" calcext:value-type="float">
            <text:p><text:s/>1,449 <text:s/></text:p>
          </table:table-cell>
          <table:table-cell table:style-name="ce52" office:value-type="float" office:value="304228.164991015" calcext:value-type="float">
            <text:p><text:s/>304,22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1485126.82207316" calcext:value-type="float">
            <text:p><text:s/>1,485,127 <text:s/></text:p>
          </table:table-cell>
          <table:table-cell table:style-name="ce50" office:value-type="float" office:value="439129.39667414" calcext:value-type="float">
            <text:p><text:s/>439,129 <text:s/></text:p>
          </table:table-cell>
          <table:table-cell table:style-name="ce50" office:value-type="float" office:value="1570030.16364845" calcext:value-type="float">
            <text:p><text:s/>1,570,030 <text:s/></text:p>
          </table:table-cell>
          <table:table-cell table:style-name="ce50" office:value-type="float" office:value="467825.880568943" calcext:value-type="float">
            <text:p><text:s/>467,826 <text:s/></text:p>
          </table:table-cell>
          <table:table-cell table:style-name="ce50" office:value-type="float" office:value="163597.715577928" calcext:value-type="float">
            <text:p><text:s/>163,598 <text:s/></text:p>
          </table:table-cell>
          <table:table-cell table:style-name="ce50" office:value-type="float" office:value="162149.151395575" calcext:value-type="float">
            <text:p><text:s/>162,149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448.56418235327" calcext:value-type="float">
            <text:p><text:s/>1,449 <text:s/></text:p>
          </table:table-cell>
          <table:table-cell table:style-name="ce50" office:value-type="float" office:value="304228.164991015" calcext:value-type="float">
            <text:p><text:s/>304,228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style-name="ce50" office:value-type="float" office:value="14.1414141414141" calcext:value-type="float">
            <text:p><text:s/>14 <text:s/></text:p>
          </table:table-cell>
          <table:table-cell table:style-name="ce50" office:value-type="float" office:value="21" calcext:value-type="float">
            <text:p><text:s/>21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36820.5004539663" calcext:value-type="float">
            <text:p><text:s/>36,821 <text:s/></text:p>
          </table:table-cell>
          <table:table-cell table:style-name="ce50" office:value-type="float" office:value="22823.81167414" calcext:value-type="float">
            <text:p><text:s/>22,824 <text:s/></text:p>
          </table:table-cell>
          <table:table-cell table:style-name="ce50" office:value-type="float" office:value="28315.228" calcext:value-type="float">
            <text:p><text:s/>28,315 <text:s/></text:p>
          </table:table-cell>
          <table:table-cell table:number-columns-repeated="3" table:style-name="ce50" office:value-type="float" office:value="17795.4370337089" calcext:value-type="float">
            <text:p><text:s/>17,795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45762.571043771" calcext:value-type="float">
            <text:p><text:s/>45,763 <text:s/></text:p>
          </table:table-cell>
          <table:table-cell table:style-name="ce50" office:value-type="float" office:value="7683.446" calcext:value-type="float">
            <text:p><text:s/>7,683 <text:s/></text:p>
          </table:table-cell>
          <table:table-cell table:style-name="ce50" office:value-type="float" office:value="53576.864" calcext:value-type="float">
            <text:p><text:s/>53,57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style-name="ce50" office:value-type="float" office:value="1698.61481481481" calcext:value-type="float">
            <text:p><text:s/>1,699 <text:s/></text:p>
          </table:table-cell>
          <table:table-cell table:style-name="ce50" office:value-type="float" office:value="2522.443" calcext:value-type="float">
            <text:p><text:s/>2,522 <text:s/></text:p>
          </table:table-cell>
          <table:table-cell table:number-columns-repeated="7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style-name="ce50" office:value-type="float" office:value="594.593013468013" calcext:value-type="float">
            <text:p><text:s/>595 <text:s/></text:p>
          </table:table-cell>
          <table:table-cell table:style-name="ce50" office:value-type="float" office:value="408.944" calcext:value-type="float">
            <text:p><text:s/>409 <text:s/></text:p>
          </table:table-cell>
          <table:table-cell table:style-name="ce50" office:value-type="float" office:value="421.357" calcext:value-type="float">
            <text:p><text:s/>42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23013.6179292929" calcext:value-type="float">
            <text:p><text:s/>23,014 <text:s/></text:p>
          </table:table-cell>
          <table:table-cell table:style-name="ce50" office:value-type="float" office:value="10320.168" calcext:value-type="float">
            <text:p><text:s/>10,320 <text:s/></text:p>
          </table:table-cell>
          <table:table-cell table:style-name="ce50" office:value-type="float" office:value="21204.493" calcext:value-type="float">
            <text:p><text:s/>21,204 <text:s/></text:p>
          </table:table-cell>
          <table:table-cell table:style-name="ce50" office:value-type="float" office:value="164079.168241632" calcext:value-type="float">
            <text:p><text:s/>164,079 <text:s/></text:p>
          </table:table-cell>
          <table:table-cell table:number-columns-repeated="2" table:style-name="ce50" office:value-type="float" office:value="144353.714361866" calcext:value-type="float">
            <text:p><text:s/>144,354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9725.4538797665" calcext:value-type="float">
            <text:p><text:s/>19,725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style-name="ce50" office:value-type="float" office:value="3535.58947811448" calcext:value-type="float">
            <text:p><text:s/>3,536 <text:s/></text:p>
          </table:table-cell>
          <table:table-cell table:style-name="ce50" office:value-type="float" office:value="1418.354" calcext:value-type="float">
            <text:p><text:s/>1,418 <text:s/></text:p>
          </table:table-cell>
          <table:table-cell table:style-name="ce50" office:value-type="float" office:value="3406.219" calcext:value-type="float">
            <text:p><text:s/>3,40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334998.795464004" calcext:value-type="float">
            <text:p><text:s/>334,999 <text:s/></text:p>
          </table:table-cell>
          <table:table-cell table:style-name="ce50" office:value-type="float" office:value="28051.24" calcext:value-type="float">
            <text:p><text:s/>28,051 <text:s/></text:p>
          </table:table-cell>
          <table:table-cell table:style-name="ce50" office:value-type="float" office:value="417263.97445693" calcext:value-type="float">
            <text:p><text:s/>417,264 <text:s/></text:p>
          </table:table-cell>
          <table:table-cell table:number-columns-repeated="2" table:style-name="ce50" office:value-type="float" office:value="100.43978235327" calcext:value-type="float">
            <text:p><text:s/>10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0.43978235327" calcext:value-type="float">
            <text:p><text:s/>10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268643.776879284" calcext:value-type="float">
            <text:p><text:s/>268,644 <text:s/></text:p>
          </table:table-cell>
          <table:table-cell table:style-name="ce50" office:value-type="float" office:value="11673.608" calcext:value-type="float">
            <text:p><text:s/>11,674 <text:s/></text:p>
          </table:table-cell>
          <table:table-cell table:style-name="ce50" office:value-type="float" office:value="344233.24503621" calcext:value-type="float">
            <text:p><text:s/>344,233 <text:s/></text:p>
          </table:table-cell>
          <table:table-cell table:number-columns-repeated="2" table:style-name="ce50" office:value-type="float" office:value="100.43978235327" calcext:value-type="float">
            <text:p><text:s/>100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00.43978235327" calcext:value-type="float">
            <text:p><text:s/>100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103809.364057239" calcext:value-type="float">
            <text:p>( 103,809 <text:s/>)</text:p>
          </table:table-cell>
          <table:table-cell table:style-name="ce53" office:value-type="float" office:value="8846.608" calcext:value-type="float">
            <text:p>( 8,847 <text:s/>)</text:p>
          </table:table-cell>
          <table:table-cell table:style-name="ce53" office:value-type="float" office:value="129164.709" calcext:value-type="float">
            <text:p>( 129,165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164820.944808577" calcext:value-type="float">
            <text:p>( 164,821 <text:s/>)</text:p>
          </table:table-cell>
          <table:table-cell table:style-name="ce53" office:value-type="float" office:value="2807" calcext:value-type="float">
            <text:p>( 2,807 <text:s/>)</text:p>
          </table:table-cell>
          <table:table-cell table:style-name="ce53" office:value-type="float" office:value="215068.53603621" calcext:value-type="float">
            <text:p>( 215,069 <text:s/>)</text:p>
          </table:table-cell>
          <table:table-cell table:number-columns-repeated="2" table:style-name="ce53" office:value-type="float" office:value="100.43978235327" calcext:value-type="float">
            <text:p>( 100 <text:s/>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53" office:value-type="float" office:value="100.43978235327" calcext:value-type="float">
            <text:p>( 100 <text:s/>)</text:p>
          </table:table-cell>
          <table:table-cell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style-name="ce53" office:value-type="float" office:value="13.4680134680135" calcext:value-type="float">
            <text:p>( 13 <text:s/>)</text:p>
          </table:table-cell>
          <table:table-cell table:style-name="ce53" office:value-type="float" office:value="20" calcext:value-type="float">
            <text:p>( 20 <text:s/>)</text:p>
          </table:table-cell>
          <table:table-cell table:number-columns-repeated="7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style-name="ce50" office:value-type="float" office:value="11462.2895622896" calcext:value-type="float">
            <text:p><text:s/>11,462 <text:s/></text:p>
          </table:table-cell>
          <table:table-cell table:style-name="ce50" office:value-type="float" office:value="15424" calcext:value-type="float">
            <text:p><text:s/>15,424 <text:s/></text:p>
          </table:table-cell>
          <table:table-cell table:style-name="ce50" office:value-type="float" office:value="1420" calcext:value-type="float">
            <text:p><text:s/>1,420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style-name="ce50" office:value-type="float" office:value="54892.729022431" calcext:value-type="float">
            <text:p><text:s/>54,893 <text:s/></text:p>
          </table:table-cell>
          <table:table-cell table:style-name="ce50" office:value-type="float" office:value="953.632" calcext:value-type="float">
            <text:p><text:s/>954 <text:s/></text:p>
          </table:table-cell>
          <table:table-cell table:style-name="ce50" office:value-type="float" office:value="71610.72942072" calcext:value-type="float">
            <text:p><text:s/>71,61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9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style-name="ce50" office:value-type="float" office:value="38225.6517676768" calcext:value-type="float">
            <text:p><text:s/>38,226 <text:s/></text:p>
          </table:table-cell>
          <table:table-cell table:style-name="ce50" office:value-type="float" office:value="7961.523" calcext:value-type="float">
            <text:p><text:s/>7,962 <text:s/></text:p>
          </table:table-cell>
          <table:table-cell table:style-name="ce50" office:value-type="float" office:value="43380.951" calcext:value-type="float">
            <text:p><text:s/>43,38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style-name="ce50" office:value-type="float" office:value="35405.9938552189" calcext:value-type="float">
            <text:p><text:s/>35,406 <text:s/></text:p>
          </table:table-cell>
          <table:table-cell table:style-name="ce50" office:value-type="float" office:value="2023.858" calcext:value-type="float">
            <text:p><text:s/>2,024 <text:s/></text:p>
          </table:table-cell>
          <table:table-cell table:style-name="ce50" office:value-type="float" office:value="44936.927" calcext:value-type="float">
            <text:p><text:s/>44,93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style-name="ce54" office:value-type="float" office:value="40988.5127946128" calcext:value-type="float">
            <text:p><text:s/>40,989 <text:s/></text:p>
          </table:table-cell>
          <table:table-cell table:style-name="ce54" office:value-type="float" office:value="8480.17" calcext:value-type="float">
            <text:p><text:s/>8,480 <text:s/></text:p>
          </table:table-cell>
          <table:table-cell table:style-name="ce54" office:value-type="float" office:value="46566.908" calcext:value-type="float">
            <text:p><text:s/>46,567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style-name="ce50" office:value-type="float" office:value="190700.761531987" calcext:value-type="float">
            <text:p><text:s/>190,701 <text:s/></text:p>
          </table:table-cell>
          <table:table-cell table:style-name="ce50" office:value-type="float" office:value="188300.473" calcext:value-type="float">
            <text:p><text:s/>188,300 <text:s/></text:p>
          </table:table-cell>
          <table:table-cell table:style-name="ce50" office:value-type="float" office:value="84346.807" calcext:value-type="float">
            <text:p><text:s/>84,34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style-name="ce50" office:value-type="float" office:value="12371.2327441077" calcext:value-type="float">
            <text:p><text:s/>12,371 <text:s/></text:p>
          </table:table-cell>
          <table:table-cell table:style-name="ce50" office:value-type="float" office:value="1389.031" calcext:value-type="float">
            <text:p><text:s/>1,389 <text:s/></text:p>
          </table:table-cell>
          <table:table-cell table:style-name="ce50" office:value-type="float" office:value="15095.333" calcext:value-type="float">
            <text:p><text:s/>15,09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style-name="ce50" office:value-type="float" office:value="178329.528787879" calcext:value-type="float">
            <text:p><text:s/>178,330 <text:s/></text:p>
          </table:table-cell>
          <table:table-cell table:style-name="ce50" office:value-type="float" office:value="186911.442" calcext:value-type="float">
            <text:p><text:s/>186,911 <text:s/></text:p>
          </table:table-cell>
          <table:table-cell table:style-name="ce50" office:value-type="float" office:value="69251.474" calcext:value-type="float">
            <text:p><text:s/>69,25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style-name="ce53" office:value-type="float" office:value="62412.8414983165" calcext:value-type="float">
            <text:p>( 62,413 <text:s/>)</text:p>
          </table:table-cell>
          <table:table-cell table:style-name="ce53" office:value-type="float" office:value="84676.61" calcext:value-type="float">
            <text:p>( 84,677 <text:s/>)</text:p>
          </table:table-cell>
          <table:table-cell table:style-name="ce53" office:value-type="float" office:value="7116.853" calcext:value-type="float">
            <text:p>( 7,117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style-name="ce55" office:value-type="float" office:value="49130.7358585859" calcext:value-type="float">
            <text:p>( 49,131 <text:s/>)</text:p>
          </table:table-cell>
          <table:table-cell table:style-name="ce55" office:value-type="float" office:value="36429" calcext:value-type="float">
            <text:p>( 36,429 <text:s/>)</text:p>
          </table:table-cell>
          <table:table-cell table:style-name="ce55" office:value-type="float" office:value="32471.238" calcext:value-type="float">
            <text:p>( 32,471 <text:s/>)</text:p>
          </table:table-cell>
          <table:table-cell table:number-columns-repeated="6" table:style-name="ce55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350065.090717481" calcext:value-type="float">
            <text:p><text:s/>350,065 <text:s/></text:p>
          </table:table-cell>
          <table:table-cell table:style-name="ce50" office:value-type="float" office:value="21321.157" calcext:value-type="float">
            <text:p><text:s/>21,321 <text:s/></text:p>
          </table:table-cell>
          <table:table-cell table:style-name="ce50" office:value-type="float" office:value="443133.78019152" calcext:value-type="float">
            <text:p><text:s/>443,13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309323.106542397" calcext:value-type="float">
            <text:p><text:s/>309,323 <text:s/></text:p>
          </table:table-cell>
          <table:table-cell table:style-name="ce50" office:value-type="float" office:value="15823.157" calcext:value-type="float">
            <text:p><text:s/>15,823 <text:s/></text:p>
          </table:table-cell>
          <table:table-cell table:style-name="ce50" office:value-type="float" office:value="394241.47219152" calcext:value-type="float">
            <text:p><text:s/>394,24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40741.9841750842" calcext:value-type="float">
            <text:p><text:s/>40,742 <text:s/></text:p>
          </table:table-cell>
          <table:table-cell table:style-name="ce50" office:value-type="float" office:value="5498" calcext:value-type="float">
            <text:p><text:s/>5,498 <text:s/></text:p>
          </table:table-cell>
          <table:table-cell table:style-name="ce50" office:value-type="float" office:value="48892.308" calcext:value-type="float">
            <text:p><text:s/>48,89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30776.3186026936" calcext:value-type="float">
            <text:p>( 30,776 <text:s/>)</text:p>
          </table:table-cell>
          <table:table-cell table:style-name="ce53" office:value-type="float" office:value="1102" calcext:value-type="float">
            <text:p>( 1,102 <text:s/>)</text:p>
          </table:table-cell>
          <table:table-cell table:style-name="ce53" office:value-type="float" office:value="39645.185" calcext:value-type="float">
            <text:p>( 39,645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style-name="ce50" office:value-type="float" office:value="107749.998063973" calcext:value-type="float">
            <text:p><text:s/>107,750 <text:s/></text:p>
          </table:table-cell>
          <table:table-cell table:style-name="ce50" office:value-type="float" office:value="17699.72" calcext:value-type="float">
            <text:p><text:s/>17,700 <text:s/></text:p>
          </table:table-cell>
          <table:table-cell table:style-name="ce50" office:value-type="float" office:value="126496.913" calcext:value-type="float">
            <text:p><text:s/>126,497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style-name="ce54" office:value-type="float" office:value="4777.24537037037" calcext:value-type="float">
            <text:p><text:s/>4,777 <text:s/></text:p>
          </table:table-cell>
          <table:table-cell table:style-name="ce54" office:value-type="float" office:value="5537.071" calcext:value-type="float">
            <text:p><text:s/>5,537 <text:s/></text:p>
          </table:table-cell>
          <table:table-cell table:style-name="ce54" office:value-type="float" office:value="1384.123" calcext:value-type="float">
            <text:p><text:s/>1,384 <text:s/></text:p>
          </table:table-cell>
          <table:table-cell table:number-columns-repeated="6" table:style-name="ce54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152820.912542088" calcext:value-type="float">
            <text:p><text:s/>152,821 <text:s/></text:p>
          </table:table-cell>
          <table:table-cell table:style-name="ce50" office:value-type="float" office:value="88213.891" calcext:value-type="float">
            <text:p><text:s/>88,214 <text:s/></text:p>
          </table:table-cell>
          <table:table-cell table:style-name="ce50" office:value-type="float" office:value="123311.257" calcext:value-type="float">
            <text:p><text:s/>123,311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45895.314983165" calcext:value-type="float">
            <text:p>( 45,895 <text:s/>)</text:p>
          </table:table-cell>
          <table:table-cell table:style-name="ce53" office:value-type="float" office:value="11827.361" calcext:value-type="float">
            <text:p>( 11,827 <text:s/>)</text:p>
          </table:table-cell>
          <table:table-cell table:style-name="ce53" office:value-type="float" office:value="50068.606" calcext:value-type="float">
            <text:p>( 50,069 <text:s/>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style-name="ce50" office:value-type="float" office:value="25281.3900673401" calcext:value-type="float">
            <text:p><text:s/>25,281 <text:s/></text:p>
          </table:table-cell>
          <table:table-cell table:style-name="ce50" office:value-type="float" office:value="19120.744" calcext:value-type="float">
            <text:p><text:s/>19,121 <text:s/></text:p>
          </table:table-cell>
          <table:table-cell table:style-name="ce50" office:value-type="float" office:value="16375.218" calcext:value-type="float">
            <text:p><text:s/>16,375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style-name="ce50" office:value-type="float" office:value="50371.348989899" calcext:value-type="float">
            <text:p><text:s/>50,371 <text:s/></text:p>
          </table:table-cell>
          <table:table-cell table:style-name="ce50" office:value-type="float" office:value="4773" calcext:value-type="float">
            <text:p><text:s/>4,773 <text:s/></text:p>
          </table:table-cell>
          <table:table-cell table:style-name="ce50" office:value-type="float" office:value="62247.514" calcext:value-type="float">
            <text:p><text:s/>62,24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85850.835511249" calcext:value-type="float">
            <text:p><text:s/>285,851 <text:s/></text:p>
          </table:table-cell>
          <table:table-cell table:style-name="ce50" office:value-type="float" office:value="1348.1244" calcext:value-type="float">
            <text:p><text:s/>1,348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50" office:value-type="float" office:value="1348.1244" calcext:value-type="float">
            <text:p><text:s/>1,348 <text:s/></text:p>
          </table:table-cell>
          <table:table-cell table:style-name="ce50" office:value-type="float" office:value="284502.711111249" calcext:value-type="float">
            <text:p><text:s/>284,503 <text:s/></text:p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style-name="ce51" office:value-type="float" office:value="42301.4927609428" calcext:value-type="float">
            <text:p><text:s/>42,301 <text:s/></text:p>
          </table:table-cell>
          <table:table-cell table:style-name="ce51" office:value-type="float" office:value="2448.383" calcext:value-type="float">
            <text:p><text:s/>2,448 <text:s/></text:p>
          </table:table-cell>
          <table:table-cell table:style-name="ce51" office:value-type="float" office:value="53661.63" calcext:value-type="float">
            <text:p><text:s/>53,662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style-name="ce50" office:value-type="float" office:value="821.509090909091" calcext:value-type="float">
            <text:p><text:s/>82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84.392" calcext:value-type="float">
            <text:p><text:s/>1,08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style-name="ce50" office:value-type="float" office:value="821.509090909091" calcext:value-type="float">
            <text:p><text:s/>822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084.392" calcext:value-type="float">
            <text:p><text:s/>1,084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13951.413552189" calcext:value-type="float">
            <text:p><text:s/>313,951 <text:s/></text:p>
          </table:table-cell>
          <table:table-cell table:style-name="ce50" office:value-type="float" office:value="334252.864" calcext:value-type="float">
            <text:p><text:s/>334,253 <text:s/></text:p>
          </table:table-cell>
          <table:table-cell table:style-name="ce50" office:value-type="float" office:value="117302.209" calcext:value-type="float">
            <text:p><text:s/>117,302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style-name="ce50" office:value-type="float" office:value="269450.722727273" calcext:value-type="float">
            <text:p><text:s/>269,451 <text:s/></text:p>
          </table:table-cell>
          <table:table-cell table:style-name="ce50" office:value-type="float" office:value="281874.978" calcext:value-type="float">
            <text:p><text:s/>281,875 <text:s/></text:p>
          </table:table-cell>
          <table:table-cell table:style-name="ce50" office:value-type="float" office:value="105119.418" calcext:value-type="float">
            <text:p><text:s/>105,119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style-name="ce50" office:value-type="float" office:value="232.069107744108" calcext:value-type="float">
            <text:p><text:s/>232 <text:s/></text:p>
          </table:table-cell>
          <table:table-cell table:style-name="ce50" office:value-type="float" office:value="326.977" calcext:value-type="float">
            <text:p><text:s/>327 <text:s/></text:p>
          </table:table-cell>
          <table:table-cell table:style-name="ce50" office:value-type="float" office:value="15.685" calcext:value-type="float">
            <text:p><text:s/>16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style-name="ce50" office:value-type="float" office:value="26915.8787878788" calcext:value-type="float">
            <text:p><text:s/>26,916 <text:s/></text:p>
          </table:table-cell>
          <table:table-cell table:style-name="ce50" office:value-type="float" office:value="28800.603" calcext:value-type="float">
            <text:p><text:s/>28,801 <text:s/></text:p>
          </table:table-cell>
          <table:table-cell table:style-name="ce50" office:value-type="float" office:value="9928.424" calcext:value-type="float">
            <text:p><text:s/>9,92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12501.2156565657" calcext:value-type="float">
            <text:p><text:s/>12,501 <text:s/></text:p>
          </table:table-cell>
          <table:table-cell table:style-name="ce50" office:value-type="float" office:value="16069.413" calcext:value-type="float">
            <text:p><text:s/>16,069 <text:s/></text:p>
          </table:table-cell>
          <table:table-cell table:style-name="ce50" office:value-type="float" office:value="2217.682" calcext:value-type="float">
            <text:p><text:s/>2,218 <text:s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style-name="ce51" office:value-type="float" office:value="4851.52727272727" calcext:value-type="float">
            <text:p><text:s/>4,852 <text:s/></text:p>
          </table:table-cell>
          <table:table-cell table:style-name="ce51" office:value-type="float" office:value="7180.893" calcext:value-type="float">
            <text:p><text:s/>7,181 <text:s/></text:p>
          </table:table-cell>
          <table:table-cell table:style-name="ce51" office:value-type="float" office:value="21" calcext:value-type="float">
            <text:p><text:s/>21 <text:s/>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551987.632239057" calcext:value-type="float">
            <text:p><text:s/>551,988 <text:s/></text:p>
          </table:table-cell>
          <table:table-cell table:style-name="ce52" office:value-type="float" office:value="754765.501" calcext:value-type="float">
            <text:p><text:s/>754,766 <text:s/></text:p>
          </table:table-cell>
          <table:table-cell table:style-name="ce52" office:value-type="float" office:value="57721.007" calcext:value-type="float">
            <text:p><text:s/>57,721 <text:s/></text:p>
          </table:table-cell>
          <table:table-cell table:number-columns-repeated="6" table:style-name="ce52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9" table:style-name="ce53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9" table:style-name="ce50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9" table:style-name="ce51" office:value-type="float" office:value="0" calcext:value-type="float">
            <text:p/>
          </table:table-cell>
          <table:table-cell table:style-name="ce14" table:number-columns-repeated="1012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9"/>
          <table:table-cell table:style-name="ce58" table:number-columns-repeated="1012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68388961.54239" calcext:value-type="float">
            <text:p><text:s/>68,388,962 <text:s/></text:p>
          </table:table-cell>
          <table:table-cell table:style-name="ce57" office:value-type="float" office:value="18566" calcext:value-type="float">
            <text:p><text:s/>18,566 <text:s/></text:p>
          </table:table-cell>
          <table:table-cell table:style-name="ce57" office:value-type="float" office:value="68370395.54239" calcext:value-type="float">
            <text:p><text:s/>68,370,396 <text:s/></text:p>
          </table:table-cell>
          <table:table-cell table:style-name="ce57" office:value-type="float" office:value="3471237.764673" calcext:value-type="float">
            <text:p><text:s/>3,471,238 <text:s/></text:p>
          </table:table-cell>
          <table:table-cell table:style-name="ce57" office:value-type="float" office:value="225564.700133" calcext:value-type="float">
            <text:p><text:s/>225,565 <text:s/></text:p>
          </table:table-cell>
          <table:table-cell table:style-name="ce57" office:value-type="float" office:value="205349.067774" calcext:value-type="float">
            <text:p><text:s/>205,349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0215.632359" calcext:value-type="float">
            <text:p><text:s/>20,216 <text:s/></text:p>
          </table:table-cell>
          <table:table-cell table:style-name="ce57" office:value-type="float" office:value="3245673.06454" calcext:value-type="float">
            <text:p><text:s/>3,245,673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67740070.135" calcext:value-type="float">
            <text:p><text:s/>67,740,070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67740070.135" calcext:value-type="float">
            <text:p><text:s/>67,740,070 <text:s/>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9" table:style-name="ce57" office:value-type="float" office:value="0" calcext:value-type="float">
            <text:p/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5049.268701" calcext:value-type="float">
            <text:p><text:s/>25,049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25049.268701" calcext:value-type="float">
            <text:p><text:s/>25,049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style-name="ce57" office:value-type="float" office:value="648891.40739" calcext:value-type="float">
            <text:p><text:s/>648,891 <text:s/></text:p>
          </table:table-cell>
          <table:table-cell table:style-name="ce57" office:value-type="float" office:value="18566" calcext:value-type="float">
            <text:p><text:s/>18,566 <text:s/></text:p>
          </table:table-cell>
          <table:table-cell table:style-name="ce57" office:value-type="float" office:value="630325.40739" calcext:value-type="float">
            <text:p><text:s/>630,325 <text:s/></text:p>
          </table:table-cell>
          <table:table-cell table:style-name="ce57" office:value-type="float" office:value="3446188.495972" calcext:value-type="float">
            <text:p><text:s/>3,446,188 <text:s/></text:p>
          </table:table-cell>
          <table:table-cell table:style-name="ce57" office:value-type="float" office:value="225564.700133" calcext:value-type="float">
            <text:p><text:s/>225,565 <text:s/></text:p>
          </table:table-cell>
          <table:table-cell table:style-name="ce57" office:value-type="float" office:value="205349.067774" calcext:value-type="float">
            <text:p><text:s/>205,349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0215.632359" calcext:value-type="float">
            <text:p><text:s/>20,216 <text:s/></text:p>
          </table:table-cell>
          <table:table-cell table:style-name="ce57" office:value-type="float" office:value="3220623.795839" calcext:value-type="float">
            <text:p><text:s/>3,220,624 <text:s/></text:p>
          </table:table-cell>
          <table:table-cell table:style-name="ce58" table:number-columns-repeated="1012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61567.912963" calcext:value-type="float">
            <text:p><text:s/>61,568 <text:s/></text:p>
          </table:table-cell>
          <table:table-cell table:number-columns-repeated="4" table:style-name="ce57" office:value-type="float" office:value="0" calcext:value-type="float">
            <text:p/>
          </table:table-cell>
          <table:table-cell table:style-name="ce57" office:value-type="float" office:value="61567.912963" calcext:value-type="float">
            <text:p><text:s/>61,568 <text:s/></text:p>
          </table:table-cell>
          <table:table-cell table:style-name="ce58" table:number-columns-repeated="1012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3" table:style-name="ce51" office:value-type="float" office:value="0" calcext:value-type="float">
            <text:p/>
          </table:table-cell>
          <table:table-cell table:style-name="ce51" office:value-type="float" office:value="61567.912963" calcext:value-type="float">
            <text:p><text:s/>61,568 <text:s/></text:p>
          </table:table-cell>
          <table:table-cell table:number-columns-repeated="4" table:style-name="ce51" office:value-type="float" office:value="0" calcext:value-type="float">
            <text:p/>
          </table:table-cell>
          <table:table-cell table:style-name="ce51" office:value-type="float" office:value="61567.912963" calcext:value-type="float">
            <text:p><text:s/>61,568 <text:s/></text:p>
          </table:table-cell>
          <table:table-cell table:style-name="ce58" table:number-columns-repeated="1012"/>
        </table:table-row>
        <table:table-row table:style-name="ro5">
          <table:table-cell table:style-name="ce63" office:value-type="string" calcext:value-type="string" table:number-columns-spanned="12" table:number-rows-spanned="1">
            <text:p>說明 5：在消費端之自產天然氣即天然氣(1), 進口液化天然氣即天然氣(2)。</text:p>
          </table:table-cell>
          <table:covered-table-cell table:number-columns-repeated="11" table:style-name="ce63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Consumption data of domestic NG is the data of NG (1), that of imported LNG is the data of NG (2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5" office:value-type="string" calcext:value-type="string" table:number-columns-spanned="12" table:number-rows-spanned="1">
            <text:p>　　 6：天然氣合計(公噸)=自產天然氣(立方公尺)*8,000/9,000(熱值換算為液化天然氣當量)/1.32(換算為公噸)+液化天然氣(立方公尺)/1.32(換算為公噸)。</text:p>
          </table:table-cell>
          <table:covered-table-cell table:number-columns-repeated="11" table:style-name="ce65"/>
          <table:table-cell table:style-name="ce14" table:number-columns-repeated="3"/>
          <table:table-cell table:style-name="ce43" table:number-columns-repeated="1009"/>
        </table:table-row>
        <table:table-row table:style-name="ro5">
          <table:table-cell table:style-name="ce64" office:value-type="string" calcext:value-type="string" table:number-columns-spanned="12" table:number-rows-spanned="1">
            <text:p>　　　Natural Gas Total(MT)=NG(10M3) *8,000/9,000( converted to the equivalent heat content of LNG ) /1.32(converted to MT)+LNG(10M3)/1.32( converted to MT ).</text:p>
          </table:table-cell>
          <table:covered-table-cell table:number-columns-repeated="11" table:style-name="ce64"/>
          <table:table-cell table:style-name="ce14" table:number-columns-repeated="3"/>
          <table:table-cell table:style-name="ce43" table:number-columns-repeated="1009"/>
        </table:table-row>
        <table:table-row table:style-name="ro5" table:number-rows-repeated="7">
          <table:table-cell table:style-name="ce14"/>
          <table:table-cell table:style-name="ce27"/>
          <table:table-cell table:style-name="ce14" table:number-columns-repeated="13"/>
          <table:table-cell table:style-name="ce43" table:number-columns-repeated="1009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10"/>
          <table:table-cell table:number-columns-repeated="3"/>
          <table:table-cell table:style-name="ce15" table:number-columns-repeated="1009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5.$A$1:.$AMJ$10" table:range-usable-as="repeat-column repeat-row"/>
        </table:named-expressions>
      </table:table>
      <table:table table:name="Page6" table:style-name="ta6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7" table:number-columns-repeated="6" table:default-cell-style-name="ce16"/>
        <table:table-column table:style-name="co2" table:default-cell-style-name="ce16"/>
        <table:table-column table:style-name="co9" table:number-columns-repeated="1014" table:default-cell-style-name="ce16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原始單位）</text:p>
            </table:table-cell>
            <table:covered-table-cell table:number-columns-repeated="8" table:style-name="ce17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2年(西元2013年)</text:p>
            </table:table-cell>
            <table:covered-table-cell table:number-columns-repeated="2" table:style-name="ce2"/>
            <table:table-cell table:style-name="ce43" table:number-columns-repeated="1021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46" calcext:value-type="float">
              <text:p>46</text:p>
            </table:table-cell>
            <table:table-cell table:style-name="ce44" office:value-type="float" office:value="47" calcext:value-type="float">
              <text:p>47</text:p>
            </table:table-cell>
            <table:table-cell table:style-name="ce44" office:value-type="float" office:value="48" calcext:value-type="float">
              <text:p>48</text:p>
            </table:table-cell>
            <table:table-cell table:style-name="ce44" office:value-type="float" office:value="49" calcext:value-type="float">
              <text:p>49</text:p>
            </table:table-cell>
            <table:table-cell table:style-name="ce44" office:value-type="float" office:value="50" calcext:value-type="float">
              <text:p>50</text:p>
            </table:table-cell>
            <table:table-cell table:style-name="ce44" office:value-type="float" office:value="51" calcext:value-type="float">
              <text:p>51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核能</text:p>
            </table:table-cell>
            <table:table-cell table:style-name="ce45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45" office:value-type="string" calcext:value-type="string">
              <text:p>風力</text:p>
            </table:table-cell>
            <table:table-cell table:style-name="ce45" office:value-type="string" calcext:value-type="string">
              <text:p>電力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table:number-columns-repeated="2"/>
            <table:table-cell table:style-name="ce59" table:number-columns-repeated="2"/>
            <table:table-cell table:style-name="ce45" table:number-columns-repeated="2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6" office:value-type="string" calcext:value-type="string">
              <text:p>Nuclear</text:p>
            </table:table-cell>
            <table:table-cell table:style-name="ce46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46" office:value-type="string" calcext:value-type="string">
              <text:p>Wind</text:p>
            </table:table-cell>
            <table:table-cell table:style-name="ce46" office:value-type="string" calcext:value-type="string">
              <text:p>Electricity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/>
            <table:table-cell table:style-name="ce59"/>
            <table:table-cell table:style-name="ce62" table:number-columns-repeated="4"/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2" table:style-name="ce45" office:value-type="string" calcext:value-type="string">
              <text:p>(千度)</text:p>
            </table:table-cell>
            <table:table-cell table:number-columns-repeated="4" table:style-name="ce61" office:value-type="string" calcext:value-type="string">
              <text:p>(千度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number-columns-repeated="6" table:style-name="ce47" office:value-type="string" calcext:value-type="string">
              <text:p>(MWh)</text:p>
            </table:table-cell>
            <table:table-cell table:style-name="ce59" table:number-columns-repeated="1015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6"/>
            <table:table-cell table:style-name="ce59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5422889.721" calcext:value-type="float">
            <text:p><text:s/>5,422,890 <text:s/></text:p>
          </table:table-cell>
          <table:table-cell table:style-name="ce49" office:value-type="float" office:value="0" calcext:value-type="float">
            <text:p/>
          </table:table-cell>
          <table:table-cell table:style-name="ce49" office:value-type="float" office:value="321096.236" calcext:value-type="float">
            <text:p><text:s/>321,096 <text:s/></text:p>
          </table:table-cell>
          <table:table-cell table:style-name="ce49" office:value-type="float" office:value="1640007.611" calcext:value-type="float">
            <text:p><text:s/>1,640,008 <text:s/></text:p>
          </table:table-cell>
          <table:table-cell table:style-name="ce49" office:value-type="float" office:value="0" calcext:value-type="float">
            <text:p/>
          </table:table-cell>
          <table:table-cell table:style-name="ce43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style-name="ce50" office:value-type="float" office:value="41639360" calcext:value-type="float">
            <text:p><text:s/>41,639,360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41639360" calcext:value-type="float">
            <text:p><text:s/>41,639,360 <text:s/></text:p>
          </table:table-cell>
          <table:table-cell table:style-name="ce51" office:value-type="float" office:value="5422889.721" calcext:value-type="float">
            <text:p><text:s/>5,422,890 <text:s/></text:p>
          </table:table-cell>
          <table:table-cell table:style-name="ce51" office:value-type="float" office:value="0" calcext:value-type="float">
            <text:p/>
          </table:table-cell>
          <table:table-cell table:style-name="ce51" office:value-type="float" office:value="321096.236" calcext:value-type="float">
            <text:p><text:s/>321,096 <text:s/></text:p>
          </table:table-cell>
          <table:table-cell table:style-name="ce51" office:value-type="float" office:value="1640007.611" calcext:value-type="float">
            <text:p><text:s/>1,640,008 <text:s/></text:p>
          </table:table-cell>
          <table:table-cell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-33515.9" calcext:value-type="float">
            <text:p><text:s/>-33,51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style-name="ce50" office:value-type="float" office:value="41639360" calcext:value-type="float">
            <text:p><text:s/>41,639,360 <text:s/></text:p>
          </table:table-cell>
          <table:table-cell table:style-name="ce50" office:value-type="float" office:value="8609976.721" calcext:value-type="float">
            <text:p><text:s/>8,609,97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21096.236" calcext:value-type="float">
            <text:p><text:s/>321,096 <text:s/></text:p>
          </table:table-cell>
          <table:table-cell table:style-name="ce50" office:value-type="float" office:value="1640007.611" calcext:value-type="float">
            <text:p><text:s/>1,640,00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style-name="ce50" office:value-type="float" office:value="41639360" calcext:value-type="float">
            <text:p><text:s/>41,639,360 <text:s/></text:p>
          </table:table-cell>
          <table:table-cell table:style-name="ce50" office:value-type="float" office:value="8609976.721" calcext:value-type="float">
            <text:p><text:s/>8,609,977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573.761" calcext:value-type="float">
            <text:p><text:s/>22,574 <text:s/></text:p>
          </table:table-cell>
          <table:table-cell table:style-name="ce50" office:value-type="float" office:value="1631869.314" calcext:value-type="float">
            <text:p><text:s/>1,631,869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98522.475" calcext:value-type="float">
            <text:p><text:s/>298,522 <text:s/></text:p>
          </table:table-cell>
          <table:table-cell table:style-name="ce50" office:value-type="float" office:value="8138.297" calcext:value-type="float">
            <text:p><text:s/>8,138 <text:s/></text:p>
          </table:table-cell>
          <table:table-cell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87087" calcext:value-type="float">
            <text:p><text:s/>3,187,08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2340814.504" calcext:value-type="float">
            <text:p><text:s/>252,340,815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3187087" calcext:value-type="float">
            <text:p><text:s/>3,187,087 <text:s/></text:p>
          </table:table-cell>
          <table:table-cell table:number-columns-repeated="3" table:style-name="ce50" office:value-type="float" office:value="0" calcext:value-type="float">
            <text:p/>
          </table:table-cell>
          <table:table-cell table:style-name="ce50" office:value-type="float" office:value="252340814.504" calcext:value-type="float">
            <text:p><text:s/>252,340,815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405795.838" calcext:value-type="float">
            <text:p><text:s/>18,405,79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87.335" calcext:value-type="float">
            <text:p><text:s/>587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553.036" calcext:value-type="float">
            <text:p><text:s/>19,553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336580.1" calcext:value-type="float">
            <text:p><text:s/>3,336,580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199763.909" calcext:value-type="float">
            <text:p><text:s/>9,199,764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578116" calcext:value-type="float">
            <text:p><text:s/>3,578,116 <text:s/></text:p>
          </table:table-cell>
          <table:table-cell table:style-name="ce14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44146.745" calcext:value-type="float">
            <text:p><text:s/>1,844,147 <text:s/></text:p>
          </table:table-cell>
          <table:table-cell table:style-name="ce14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427048.713" calcext:value-type="float">
            <text:p><text:s/>427,049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7250931.01" calcext:value-type="float">
            <text:p><text:s/>7,250,931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26717603.556" calcext:value-type="float">
            <text:p><text:s/>226,717,604 <text:s/></text:p>
          </table:table-cell>
          <table:table-cell table:style-name="ce14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226717603.556" calcext:value-type="float">
            <text:p><text:s/>226,717,60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3214926.17" calcext:value-type="float">
            <text:p><text:s/>133,214,92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49011.186" calcext:value-type="float">
            <text:p><text:s/>449,01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808332.422" calcext:value-type="float">
            <text:p><text:s/>3,808,33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563142.595" calcext:value-type="float">
            <text:p><text:s/>5,563,14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9973.564" calcext:value-type="float">
            <text:p><text:s/>229,97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16179.03" calcext:value-type="float">
            <text:p><text:s/>416,17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406430.606" calcext:value-type="float">
            <text:p><text:s/>3,406,43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60372.204" calcext:value-type="float">
            <text:p><text:s/>560,37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710515.582" calcext:value-type="float">
            <text:p><text:s/>28,710,51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9815671.248" calcext:value-type="float">
            <text:p><text:s/>19,815,67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25209.91" calcext:value-type="float">
            <text:p>( 225,210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17949221.919" calcext:value-type="float">
            <text:p>( 17,949,222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766959.33" calcext:value-type="float">
            <text:p><text:s/>5,766,95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266094.025" calcext:value-type="float">
            <text:p><text:s/>2,266,094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861790.979" calcext:value-type="float">
            <text:p><text:s/>861,79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120990.039" calcext:value-type="float">
            <text:p><text:s/>3,120,99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87970.121" calcext:value-type="float">
            <text:p><text:s/>1,187,970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5048439.067" calcext:value-type="float">
            <text:p><text:s/>5,048,43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748394.981" calcext:value-type="float">
            <text:p><text:s/>5,748,39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083425.745" calcext:value-type="float">
            <text:p><text:s/>2,083,42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664969.236" calcext:value-type="float">
            <text:p><text:s/>3,664,96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351231.877" calcext:value-type="float">
            <text:p>( 351,232 <text:s/>)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5" table:style-name="ce55" office:value-type="float" office:value="0" calcext:value-type="float">
            <text:p/>
          </table:table-cell>
          <table:table-cell table:style-name="ce55" office:value-type="float" office:value="2500284.645" calcext:value-type="float">
            <text:p>( 2,500,285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6180107.28" calcext:value-type="float">
            <text:p><text:s/>16,180,10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5031845.451" calcext:value-type="float">
            <text:p><text:s/>15,031,84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148261.829" calcext:value-type="float">
            <text:p><text:s/>1,148,26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607584.244" calcext:value-type="float">
            <text:p>( 607,584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6754042.653" calcext:value-type="float">
            <text:p><text:s/>6,754,043 <text:s/></text:p>
          </table:table-cell>
          <table:table-cell table:style-name="ce14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5" table:style-name="ce54" office:value-type="float" office:value="0" calcext:value-type="float">
            <text:p/>
          </table:table-cell>
          <table:table-cell table:style-name="ce54" office:value-type="float" office:value="2108554.182" calcext:value-type="float">
            <text:p><text:s/>2,108,55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2102696.027" calcext:value-type="float">
            <text:p><text:s/>42,102,69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number-columns-repeated="5" table:style-name="ce53" office:value-type="float" office:value="0" calcext:value-type="float">
            <text:p/>
          </table:table-cell>
          <table:table-cell table:style-name="ce53" office:value-type="float" office:value="28924787.114" calcext:value-type="float">
            <text:p>( 28,924,787 <text:s/>)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385607.882" calcext:value-type="float">
            <text:p><text:s/>2,385,608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64955.97" calcext:value-type="float">
            <text:p><text:s/>1,464,95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922112.68" calcext:value-type="float">
            <text:p><text:s/>922,11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486035.899" calcext:value-type="float">
            <text:p><text:s/>2,486,036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61062.2" calcext:value-type="float">
            <text:p><text:s/>561,062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13944.755" calcext:value-type="float">
            <text:p><text:s/>1,313,94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78939.979" calcext:value-type="float">
            <text:p><text:s/>1,278,94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35004.776" calcext:value-type="float">
            <text:p><text:s/>35,00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751220.363" calcext:value-type="float">
            <text:p><text:s/>2,751,220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835643.131" calcext:value-type="float">
            <text:p><text:s/>1,835,643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915577.232" calcext:value-type="float">
            <text:p><text:s/>915,57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45863321.5048" calcext:value-type="float">
            <text:p><text:s/>45,863,322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320373.936" calcext:value-type="float">
            <text:p><text:s/>5,320,37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2853720.846" calcext:value-type="float">
            <text:p><text:s/>2,853,72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345824.854" calcext:value-type="float">
            <text:p><text:s/>1,345,82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769454.391" calcext:value-type="float">
            <text:p><text:s/>769,454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442654.759" calcext:value-type="float">
            <text:p><text:s/>1,442,655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069107.225" calcext:value-type="float">
            <text:p><text:s/>1,069,107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1228473.405" calcext:value-type="float">
            <text:p><text:s/>1,228,473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8284648.658" calcext:value-type="float">
            <text:p><text:s/>8,284,649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number-columns-repeated="5" table:style-name="ce50" office:value-type="float" office:value="0" calcext:value-type="float">
            <text:p/>
          </table:table-cell>
          <table:table-cell table:style-name="ce50" office:value-type="float" office:value="5467390.1058" calcext:value-type="float">
            <text:p><text:s/>5,467,390 <text:s/></text:p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5" table:style-name="ce51" office:value-type="float" office:value="0" calcext:value-type="float">
            <text:p/>
          </table:table-cell>
          <table:table-cell table:style-name="ce51" office:value-type="float" office:value="18081673.325" calcext:value-type="float">
            <text:p><text:s/>18,081,673 <text:s/></text:p>
          </table:table-cell>
          <table:table-cell table:style-name="ce14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number-columns-repeated="5" table:style-name="ce52" office:value-type="float" office:value="0" calcext:value-type="float">
            <text:p/>
          </table:table-cell>
          <table:table-cell table:style-name="ce52" office:value-type="float" office:value="43574190.7632" calcext:value-type="float">
            <text:p><text:s/>43,574,191 <text:s/></text:p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6" table:style-name="ce53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6" table:style-name="ce50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14" table:number-columns-repeated="1015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6"/>
          <table:table-cell table:style-name="ce58" table:number-columns-repeated="1015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style-name="ce57" office:value-type="float" office:value="41639360" calcext:value-type="float">
            <text:p><text:s/>41,639,360 <text:s/></text:p>
          </table:table-cell>
          <table:table-cell table:style-name="ce57" office:value-type="float" office:value="8609976.721" calcext:value-type="float">
            <text:p><text:s/>8,609,97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321096.236" calcext:value-type="float">
            <text:p><text:s/>321,096 <text:s/></text:p>
          </table:table-cell>
          <table:table-cell table:style-name="ce57" office:value-type="float" office:value="1640007.611" calcext:value-type="float">
            <text:p><text:s/>1,640,008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style-name="ce57" office:value-type="float" office:value="41639360" calcext:value-type="float">
            <text:p><text:s/>41,639,360 <text:s/></text:p>
          </table:table-cell>
          <table:table-cell table:style-name="ce57" office:value-type="float" office:value="8609976.721" calcext:value-type="float">
            <text:p><text:s/>8,609,977 <text:s/></text:p>
          </table:table-cell>
          <table:table-cell table:style-name="ce57" office:value-type="float" office:value="0" calcext:value-type="float">
            <text:p/>
          </table:table-cell>
          <table:table-cell table:style-name="ce57" office:value-type="float" office:value="22573.761" calcext:value-type="float">
            <text:p><text:s/>22,574 <text:s/></text:p>
          </table:table-cell>
          <table:table-cell table:style-name="ce57" office:value-type="float" office:value="1631869.314" calcext:value-type="float">
            <text:p><text:s/>1,631,869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3" table:style-name="ce57" office:value-type="float" office:value="0" calcext:value-type="float">
            <text:p/>
          </table:table-cell>
          <table:table-cell table:style-name="ce57" office:value-type="float" office:value="298522.475" calcext:value-type="float">
            <text:p><text:s/>298,522 <text:s/></text:p>
          </table:table-cell>
          <table:table-cell table:style-name="ce57" office:value-type="float" office:value="8138.297" calcext:value-type="float">
            <text:p><text:s/>8,138 <text:s/></text:p>
          </table:table-cell>
          <table:table-cell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6" table:style-name="ce57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6" table:style-name="ce51" office:value-type="float" office:value="0" calcext:value-type="float">
            <text:p/>
          </table:table-cell>
          <table:table-cell table:style-name="ce58" table:number-columns-repeated="1015"/>
        </table:table-row>
        <table:table-row table:style-name="ro5">
          <table:table-cell table:style-name="ce63" table:number-columns-spanned="9" table:number-rows-spanned="1"/>
          <table:covered-table-cell table:number-columns-repeated="8" table:style-name="ce63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5" table:number-columns-spanned="9" table:number-rows-spanned="1"/>
          <table:covered-table-cell table:number-columns-repeated="8" table:style-name="ce65"/>
          <table:table-cell table:style-name="ce43" table:number-columns-repeated="1015"/>
        </table:table-row>
        <table:table-row table:style-name="ro5">
          <table:table-cell table:style-name="ce64" table:number-columns-spanned="9" table:number-rows-spanned="1"/>
          <table:covered-table-cell table:number-columns-repeated="8" table:style-name="ce64"/>
          <table:table-cell table:style-name="ce43" table:number-columns-repeated="1015"/>
        </table:table-row>
        <table:table-row table:style-name="ro10">
          <table:table-cell table:style-name="ce15"/>
          <table:table-cell table:style-name="ce28"/>
          <table:table-cell table:style-name="ce15" table:number-columns-repeated="1022"/>
        </table:table-row>
        <table:table-row table:style-name="ro8" table:number-rows-repeated="104845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6.$A$1:.$AMJ$10" table:range-usable-as="repeat-column repeat-row"/>
        </table:named-expressions>
      </table:table>
      <table:table table:name="Page7" table:style-name="ta7">
        <table:table-column table:style-name="co1" table:default-cell-style-name="ce16"/>
        <table:table-column table:style-name="co2" table:default-cell-style-name="ce29"/>
        <table:table-column table:style-name="co3" table:default-cell-style-name="ce16"/>
        <table:table-column table:style-name="co18" table:number-columns-repeated="2" table:default-cell-style-name="ce16"/>
        <table:table-column table:style-name="co19" table:default-cell-style-name="ce16"/>
        <table:table-column table:style-name="co2" table:default-cell-style-name="ce16"/>
        <table:table-column table:style-name="co20" table:default-cell-style-name="ce91"/>
        <table:table-column table:style-name="co2" table:default-cell-style-name="ce15"/>
        <table:table-column table:style-name="co21" table:default-cell-style-name="ce15"/>
        <table:table-column table:style-name="co6" table:default-cell-style-name="ce16"/>
        <table:table-column table:style-name="co2" table:default-cell-style-name="ce16"/>
        <table:table-column table:style-name="co9" table:number-columns-repeated="1012" table:default-cell-style-name="ce16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能源平衡表－OECD能源統計格式（原始單位）</text:p>
            </table:table-cell>
            <table:covered-table-cell table:number-columns-repeated="9" table:style-name="ce17"/>
            <table:table-cell table:number-columns-repeated="1014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102年(西元2013年)</text:p>
            </table:table-cell>
            <table:covered-table-cell table:number-columns-repeated="2" table:style-name="ce2"/>
            <table:table-cell table:style-name="ce43" table:number-columns-repeated="4"/>
            <table:table-cell table:style-name="ce79"/>
            <table:table-cell table:style-name="ce61"/>
            <table:table-cell table:style-name="ce97"/>
            <table:table-cell table:style-name="ce43" table:number-columns-repeated="1014"/>
          </table:table-row>
          <table:table-row table:style-name="ro3">
            <table:table-cell table:style-name="ce3" office:value-type="string" calcext:value-type="string" table:number-columns-spanned="3" table:number-rows-spanned="8">
              <text:p><text:s text:c="3"/>項 <text:s text:c="13"/>目</text:p>
            </table:table-cell>
            <table:covered-table-cell table:style-name="ce18"/>
            <table:covered-table-cell table:style-name="ce30"/>
            <table:table-cell table:style-name="ce44" office:value-type="float" office:value="52" calcext:value-type="float">
              <text:p>52</text:p>
            </table:table-cell>
            <table:table-cell table:style-name="ce44" office:value-type="float" office:value="53" calcext:value-type="float">
              <text:p>53</text:p>
            </table:table-cell>
            <table:table-cell table:style-name="ce44" table:number-columns-repeated="2"/>
            <table:table-cell table:style-name="ce80" office:value-type="string" calcext:value-type="string" table:number-columns-spanned="3" table:number-rows-spanned="8">
              <text:p>Item</text:p>
            </table:table-cell>
            <table:covered-table-cell table:number-columns-repeated="2" table:style-name="ce92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5" office:value-type="string" calcext:value-type="string">
              <text:p>太陽熱能</text:p>
            </table:table-cell>
            <table:table-cell table:style-name="ce45" office:value-type="string" calcext:value-type="string">
              <text:p>熱能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office:value-type="string" calcext:value-type="string">
              <text:p>Solar Thermal</text:p>
            </table:table-cell>
            <table:table-cell table:style-name="ce62" office:value-type="string" calcext:value-type="string">
              <text:p>Heat</text:p>
            </table:table-cell>
            <table:table-cell table:style-name="ce62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2" table:number-columns-repeated="4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61" office:value-type="string" calcext:value-type="string">
              <text:p>(公秉油當量)</text:p>
            </table:table-cell>
            <table:table-cell table:style-name="ce45" office:value-type="string" calcext:value-type="string">
              <text:p>(公噸)</text:p>
            </table:table-cell>
            <table:table-cell table:style-name="ce45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4"/>
            <table:covered-table-cell table:style-name="ce31"/>
            <table:table-cell table:style-name="ce47" office:value-type="string" calcext:value-type="string">
              <text:p>(KLOE)</text:p>
            </table:table-cell>
            <table:table-cell table:style-name="ce47" office:value-type="string" calcext:value-type="string">
              <text:p>(MT)</text:p>
            </table:table-cell>
            <table:table-cell table:style-name="ce47" table:number-columns-repeated="2"/>
            <table:covered-table-cell table:style-name="ce81"/>
            <table:covered-table-cell table:number-columns-repeated="2" table:style-name="ce93"/>
            <table:table-cell table:style-name="ce59" table:number-columns-repeated="1014"/>
          </table:table-row>
          <table:table-row table:style-name="ro3">
            <table:covered-table-cell table:number-columns-repeated="2" table:style-name="ce5"/>
            <table:covered-table-cell table:style-name="ce32"/>
            <table:table-cell table:style-name="ce48" table:number-columns-repeated="4"/>
            <table:covered-table-cell table:style-name="ce82"/>
            <table:covered-table-cell table:number-columns-repeated="2" table:style-name="ce94"/>
            <table:table-cell table:style-name="ce59" table:number-columns-repeated="1014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9"/>
          <table:table-cell table:style-name="ce33" office:value-type="string" calcext:value-type="string">
            <text:p>自產</text:p>
          </table:table-cell>
          <table:table-cell table:style-name="ce49" office:value-type="float" office:value="112818" calcext:value-type="float">
            <text:p><text:s/>112,818 <text:s/></text:p>
          </table:table-cell>
          <table:table-cell table:style-name="ce49" office:value-type="float" office:value="0" calcext:value-type="float">
            <text:p/>
          </table:table-cell>
          <table:table-cell table:style-name="ce67" table:number-columns-repeated="2"/>
          <table:table-cell table:style-name="ce83" office:value-type="float" office:value="1" calcext:value-type="float">
            <text:p>1</text:p>
          </table:table-cell>
          <table:table-cell table:style-name="ce44"/>
          <table:table-cell table:style-name="ce98" office:value-type="string" calcext:value-type="string">
            <text:p>Indigenous Production</text:p>
          </table:table-cell>
          <table:table-cell table:style-name="ce43" table:number-columns-repeated="1014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20" office:value-type="string" calcext:value-type="string">
            <text:p>+</text:p>
          </table:table-cell>
          <table:table-cell table:style-name="ce34" office:value-type="string" calcext:value-type="string">
            <text:p>進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" calcext:value-type="float">
            <text:p>2</text:p>
          </table:table-cell>
          <table:table-cell table:style-name="ce47" office:value-type="string" calcext:value-type="string">
            <text:p>+</text:p>
          </table:table-cell>
          <table:table-cell table:style-name="ce99" office:value-type="string" calcext:value-type="string">
            <text:p>Impor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出口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" calcext:value-type="float">
            <text:p>3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xpor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海運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" calcext:value-type="float">
            <text:p>4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Marine Bunker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20" office:value-type="string" calcext:value-type="string">
            <text:p>-</text:p>
          </table:table-cell>
          <table:table-cell table:style-name="ce34" office:value-type="string" calcext:value-type="string">
            <text:p>國際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" calcext:value-type="float">
            <text:p>5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International Civil Avia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存貨變動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" calcext:value-type="float">
            <text:p>6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Stock Change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21" office:value-type="string" calcext:value-type="string">
            <text:p>=</text:p>
          </table:table-cell>
          <table:table-cell table:style-name="ce36" office:value-type="string" calcext:value-type="string">
            <text:p>初級能源總供給</text:p>
          </table:table-cell>
          <table:table-cell table:style-name="ce51" office:value-type="float" office:value="112818" calcext:value-type="float">
            <text:p><text:s/>112,818 <text:s/></text:p>
          </table:table-cell>
          <table:table-cell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" calcext:value-type="float">
            <text:p>7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Primary Energy Suppl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產品間轉換(轉出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" calcext:value-type="float">
            <text:p>8</text:p>
          </table:table-cell>
          <table:table-cell table:style-name="ce44" office:value-type="string" calcext:value-type="string">
            <text:p>-</text:p>
          </table:table-cell>
          <table:table-cell table:style-name="ce98" office:value-type="string" calcext:value-type="string">
            <text:p>Transfers(Intput)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21" office:value-type="string" calcext:value-type="string">
            <text:p>-</text:p>
          </table:table-cell>
          <table:table-cell table:style-name="ce36" office:value-type="string" calcext:value-type="string">
            <text:p>統計差異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" calcext:value-type="float">
            <text:p>9</text:p>
          </table:table-cell>
          <table:table-cell table:style-name="ce48" office:value-type="string" calcext:value-type="string">
            <text:p>-</text:p>
          </table:table-cell>
          <table:table-cell table:style-name="ce100" office:value-type="string" calcext:value-type="string">
            <text:p>Statistical Differen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轉變投入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0" calcext:value-type="float">
            <text:p>10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Transformation Input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1" calcext:value-type="float">
            <text:p>11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20"/>
          <table:table-cell table:style-name="ce35" office:value-type="string" calcext:value-type="string">
            <text:p><text:s text:c="4"/>高爐工場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2" calcext:value-type="float">
            <text:p>12</text:p>
          </table:table-cell>
          <table:table-cell table:style-name="ce47"/>
          <table:table-cell table:style-name="ce99" office:value-type="string" calcext:value-type="string">
            <text:p><text:s text:c="4"/>Blast Furnac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20"/>
          <table:table-cell table:style-name="ce35" office:value-type="string" calcext:value-type="string">
            <text:p><text:s text:c="4"/>煉油廠 <text:s text:c="5"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3" calcext:value-type="float">
            <text:p>13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20"/>
          <table:table-cell table:style-name="ce35" office:value-type="string" calcext:value-type="string">
            <text:p><text:s text:c="4"/>石化工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4" calcext:value-type="float">
            <text:p>14</text:p>
          </table:table-cell>
          <table:table-cell table:style-name="ce47"/>
          <table:table-cell table:style-name="ce99" office:value-type="string" calcext:value-type="string">
            <text:p><text:s text:c="4"/>Petrochemical Industry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20"/>
          <table:table-cell table:style-name="ce35" office:value-type="string" calcext:value-type="string">
            <text:p><text:s text:c="4"/>公用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5" calcext:value-type="float">
            <text:p>15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20"/>
          <table:table-cell table:style-name="ce35" office:value-type="string" calcext:value-type="string">
            <text:p><text:s text:c="4"/>自用發電廠 <text:s/>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6" calcext:value-type="float">
            <text:p>16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20"/>
          <table:table-cell table:style-name="ce35" office:value-type="string" calcext:value-type="string">
            <text:p><text:s text:c="4"/>公用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17" calcext:value-type="float">
            <text:p>17</text:p>
          </table:table-cell>
          <table:table-cell table:style-name="ce47"/>
          <table:table-cell table:style-name="ce99" office:value-type="string" calcext:value-type="string">
            <text:p><text:s text:c="4"/>Public Cogeneration Plants <text:s/>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21"/>
          <table:table-cell table:style-name="ce36" office:value-type="string" calcext:value-type="string">
            <text:p><text:s text:c="4"/>自用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/>
          <table:table-cell table:style-name="ce77"/>
          <table:table-cell table:style-name="ce84" office:value-type="float" office:value="18" calcext:value-type="float">
            <text:p>18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20" office:value-type="string" calcext:value-type="string">
            <text:p>+</text:p>
          </table:table-cell>
          <table:table-cell table:style-name="ce35" office:value-type="string" calcext:value-type="string">
            <text:p>轉變產出合計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822374" calcext:value-type="float">
            <text:p><text:s/>22,822,374 <text:s/></text:p>
          </table:table-cell>
          <table:table-cell table:style-name="ce68" table:number-columns-repeated="2"/>
          <table:table-cell table:style-name="ce83" office:value-type="float" office:value="19" calcext:value-type="float">
            <text:p>19</text:p>
          </table:table-cell>
          <table:table-cell table:style-name="ce44" office:value-type="string" calcext:value-type="string">
            <text:p>+</text:p>
          </table:table-cell>
          <table:table-cell table:style-name="ce98" office:value-type="string" calcext:value-type="string">
            <text:p>Transformation Output Total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20"/>
          <table:table-cell table:style-name="ce35" office:value-type="string" calcext:value-type="string">
            <text:p><text:s text:c="4"/>轉變產出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822374" calcext:value-type="float">
            <text:p><text:s/>22,822,374 <text:s/></text:p>
          </table:table-cell>
          <table:table-cell table:style-name="ce68" table:number-columns-repeated="2"/>
          <table:table-cell table:style-name="ce84" office:value-type="float" office:value="20" calcext:value-type="float">
            <text:p>20</text:p>
          </table:table-cell>
          <table:table-cell table:style-name="ce47"/>
          <table:table-cell table:style-name="ce99" office:value-type="string" calcext:value-type="string">
            <text:p>Transformation Output 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21"/>
          <table:table-cell table:style-name="ce36" office:value-type="string" calcext:value-type="string">
            <text:p><text:s text:c="4"/>產品間轉換(轉入)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21" calcext:value-type="float">
            <text:p>21</text:p>
          </table:table-cell>
          <table:table-cell table:style-name="ce48"/>
          <table:table-cell table:style-name="ce100" office:value-type="string" calcext:value-type="string">
            <text:p>Transfers(Output)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20" office:value-type="string" calcext:value-type="string">
            <text:p>-</text:p>
          </table:table-cell>
          <table:table-cell table:style-name="ce35" office:value-type="string" calcext:value-type="string">
            <text:p>能源部門自用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738027.1" calcext:value-type="float">
            <text:p><text:s/>5,738,027 <text:s/></text:p>
          </table:table-cell>
          <table:table-cell table:style-name="ce68" table:number-columns-repeated="2"/>
          <table:table-cell table:style-name="ce84" office:value-type="float" office:value="22" calcext:value-type="float">
            <text:p>22</text:p>
          </table:table-cell>
          <table:table-cell table:style-name="ce47" office:value-type="string" calcext:value-type="string">
            <text:p>-</text:p>
          </table:table-cell>
          <table:table-cell table:style-name="ce99" office:value-type="string" calcext:value-type="string">
            <text:p>Energy Sector Own Use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20"/>
          <table:table-cell table:style-name="ce35" office:value-type="string" calcext:value-type="string">
            <text:p><text:s text:c="4"/>煤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3" calcext:value-type="float">
            <text:p>23</text:p>
          </table:table-cell>
          <table:table-cell table:style-name="ce47"/>
          <table:table-cell table:style-name="ce99" office:value-type="string" calcext:value-type="string">
            <text:p><text:s text:c="4"/>Coal Min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20"/>
          <table:table-cell table:style-name="ce35" office:value-type="string" calcext:value-type="string">
            <text:p><text:s text:c="4"/>煉焦工場/煤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4" calcext:value-type="float">
            <text:p>24</text:p>
          </table:table-cell>
          <table:table-cell table:style-name="ce47"/>
          <table:table-cell table:style-name="ce99" office:value-type="string" calcext:value-type="string">
            <text:p><text:s text:c="4"/>Coke Oven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20"/>
          <table:table-cell table:style-name="ce35" office:value-type="string" calcext:value-type="string">
            <text:p><text:s text:c="4"/>高爐工場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5" calcext:value-type="float">
            <text:p>25</text:p>
          </table:table-cell>
          <table:table-cell table:style-name="ce47"/>
          <table:table-cell table:style-name="ce99" office:value-type="string" calcext:value-type="string">
            <text:p><text:s text:c="4"/>Blast Furnaces 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20"/>
          <table:table-cell table:style-name="ce35" office:value-type="string" calcext:value-type="string">
            <text:p><text:s text:c="4"/>油氣礦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6" calcext:value-type="float">
            <text:p>26</text:p>
          </table:table-cell>
          <table:table-cell table:style-name="ce47"/>
          <table:table-cell table:style-name="ce99" office:value-type="string" calcext:value-type="string">
            <text:p><text:s text:c="4"/>Oil and Gas Extraction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20"/>
          <table:table-cell table:style-name="ce35" office:value-type="string" calcext:value-type="string">
            <text:p><text:s text:c="4"/>煉油廠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738027.1" calcext:value-type="float">
            <text:p><text:s/>5,738,027 <text:s/></text:p>
          </table:table-cell>
          <table:table-cell table:style-name="ce68" table:number-columns-repeated="2"/>
          <table:table-cell table:style-name="ce84" office:value-type="float" office:value="27" calcext:value-type="float">
            <text:p>27</text:p>
          </table:table-cell>
          <table:table-cell table:style-name="ce47"/>
          <table:table-cell table:style-name="ce99" office:value-type="string" calcext:value-type="string">
            <text:p><text:s text:c="4"/>Petroleum Refinerie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20"/>
          <table:table-cell table:style-name="ce35" office:value-type="string" calcext:value-type="string">
            <text:p><text:s text:c="4"/>發電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8" calcext:value-type="float">
            <text:p>28</text:p>
          </table:table-cell>
          <table:table-cell table:style-name="ce47"/>
          <table:table-cell table:style-name="ce99" office:value-type="string" calcext:value-type="string">
            <text:p><text:s text:c="4"/>Electricity Plants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20"/>
          <table:table-cell table:style-name="ce35" office:value-type="string" calcext:value-type="string">
            <text:p><text:s text:c="4"/>抽水用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29" calcext:value-type="float">
            <text:p>29</text:p>
          </table:table-cell>
          <table:table-cell table:style-name="ce47"/>
          <table:table-cell table:style-name="ce99" office:value-type="string" calcext:value-type="string">
            <text:p><text:s text:c="4"/>Electricity to Pump Up</text:p>
          </table:table-cell>
          <table:table-cell table:style-name="ce14" table:number-columns-repeated="1014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20"/>
          <table:table-cell table:style-name="ce35" office:value-type="string" calcext:value-type="string">
            <text:p><text:s text:c="4"/>汽電共生廠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0" calcext:value-type="float">
            <text:p>30</text:p>
          </table:table-cell>
          <table:table-cell table:style-name="ce47"/>
          <table:table-cell table:style-name="ce99" office:value-type="string" calcext:value-type="string">
            <text:p><text:s text:c="4"/>Cogeneration Plants</text:p>
          </table:table-cell>
          <table:table-cell table:style-name="ce14" table:number-columns-repeated="1014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21"/>
          <table:table-cell table:style-name="ce36" office:value-type="string" calcext:value-type="string">
            <text:p><text:s text:c="4"/>氣體燃料供應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31" calcext:value-type="float">
            <text:p>31</text:p>
          </table:table-cell>
          <table:table-cell table:style-name="ce48"/>
          <table:table-cell table:style-name="ce100" office:value-type="string" calcext:value-type="string">
            <text:p><text:s text:c="4"/>Gas Compani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損耗</text:p>
          </table:table-cell>
          <table:table-cell table:number-columns-repeated="2" table:style-name="ce52" office:value-type="float" office:value="0" calcext:value-type="float">
            <text:p/>
          </table:table-cell>
          <table:table-cell table:style-name="ce70" table:number-columns-repeated="2"/>
          <table:table-cell table:style-name="ce86" office:value-type="float" office:value="32" calcext:value-type="float">
            <text:p>32</text:p>
          </table:table-cell>
          <table:table-cell table:style-name="ce95" office:value-type="string" calcext:value-type="string">
            <text:p>-</text:p>
          </table:table-cell>
          <table:table-cell table:style-name="ce101" office:value-type="string" calcext:value-type="string">
            <text:p><text:s/>Losses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2" office:value-type="string" calcext:value-type="string">
            <text:p>=</text:p>
          </table:table-cell>
          <table:table-cell table:style-name="ce37" office:value-type="string" calcext:value-type="string">
            <text:p>最終消費</text:p>
          </table:table-cell>
          <table:table-cell table:style-name="ce52" office:value-type="float" office:value="112818" calcext:value-type="float">
            <text:p><text:s/>112,818 <text:s/></text:p>
          </table:table-cell>
          <table:table-cell table:style-name="ce52" office:value-type="float" office:value="17084346.9" calcext:value-type="float">
            <text:p><text:s/>17,084,347 <text:s/></text:p>
          </table:table-cell>
          <table:table-cell table:style-name="ce69" table:number-columns-repeated="2"/>
          <table:table-cell table:style-name="ce85" office:value-type="float" office:value="33" calcext:value-type="float">
            <text:p>33</text:p>
          </table:table-cell>
          <table:table-cell table:style-name="ce48" office:value-type="string" calcext:value-type="string">
            <text:p>=</text:p>
          </table:table-cell>
          <table:table-cell table:style-name="ce100" office:value-type="string" calcext:value-type="string">
            <text:p>Total Final Consumption</text:p>
          </table:table-cell>
          <table:table-cell table:style-name="ce14" table:number-columns-repeated="1014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2"/>
          <table:table-cell table:style-name="ce37" office:value-type="string" calcext:value-type="string">
            <text:p>能源消費</text:p>
          </table:table-cell>
          <table:table-cell table:style-name="ce52" office:value-type="float" office:value="112818" calcext:value-type="float">
            <text:p><text:s/>112,818 <text:s/></text:p>
          </table:table-cell>
          <table:table-cell table:style-name="ce52" office:value-type="float" office:value="17084346.9" calcext:value-type="float">
            <text:p><text:s/>17,084,347 <text:s/></text:p>
          </table:table-cell>
          <table:table-cell table:style-name="ce70" table:number-columns-repeated="2"/>
          <table:table-cell table:style-name="ce86" office:value-type="float" office:value="34" calcext:value-type="float">
            <text:p>34</text:p>
          </table:table-cell>
          <table:table-cell table:style-name="ce95"/>
          <table:table-cell table:style-name="ce101" office:value-type="string" calcext:value-type="string">
            <text:p>Energy Consump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20"/>
          <table:table-cell table:style-name="ce35" office:value-type="string" calcext:value-type="string">
            <text:p><text:s text:c="4"/>工業部門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7084346.9" calcext:value-type="float">
            <text:p><text:s/>17,084,347 <text:s/></text:p>
          </table:table-cell>
          <table:table-cell table:style-name="ce68" table:number-columns-repeated="2"/>
          <table:table-cell table:style-name="ce84" office:value-type="float" office:value="35" calcext:value-type="float">
            <text:p>35</text:p>
          </table:table-cell>
          <table:table-cell table:style-name="ce47"/>
          <table:table-cell table:style-name="ce99" office:value-type="string" calcext:value-type="string">
            <text:p><text:s text:c="4"/>Industrial Sector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20"/>
          <table:table-cell table:style-name="ce35" office:value-type="string" calcext:value-type="string">
            <text:p><text:s text:c="8"/>礦業及土石採取業(不含煤、油及氣)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6" calcext:value-type="float">
            <text:p>36</text:p>
          </table:table-cell>
          <table:table-cell table:style-name="ce47"/>
          <table:table-cell table:style-name="ce99" office:value-type="string" calcext:value-type="string">
            <text:p><text:s text:c="8"/>Mining and Quarrying(excluding coal,oil and ga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20"/>
          <table:table-cell table:style-name="ce35" office:value-type="string" calcext:value-type="string">
            <text:p><text:s text:c="8"/>食品飲料及菸草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226304.666666667" calcext:value-type="float">
            <text:p><text:s/>226,305 <text:s/></text:p>
          </table:table-cell>
          <table:table-cell table:style-name="ce68" table:number-columns-repeated="2"/>
          <table:table-cell table:style-name="ce84" office:value-type="float" office:value="37" calcext:value-type="float">
            <text:p>37</text:p>
          </table:table-cell>
          <table:table-cell table:style-name="ce47"/>
          <table:table-cell table:style-name="ce99" office:value-type="string" calcext:value-type="string">
            <text:p><text:s text:c="8"/>Food, Beverage and Tobacco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20"/>
          <table:table-cell table:style-name="ce35" office:value-type="string" calcext:value-type="string">
            <text:p><text:s text:c="8"/>紡織成衣及服飾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29402" calcext:value-type="float">
            <text:p><text:s/>529,402 <text:s/></text:p>
          </table:table-cell>
          <table:table-cell table:style-name="ce68" table:number-columns-repeated="2"/>
          <table:table-cell table:style-name="ce84" office:value-type="float" office:value="38" calcext:value-type="float">
            <text:p>38</text:p>
          </table:table-cell>
          <table:table-cell table:style-name="ce47"/>
          <table:table-cell table:style-name="ce99" office:value-type="string" calcext:value-type="string">
            <text:p><text:s text:c="8"/>Textile,Wearing Apparel and Accesso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20"/>
          <table:table-cell table:style-name="ce35" office:value-type="string" calcext:value-type="string">
            <text:p><text:s text:c="8"/>皮革及毛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39" calcext:value-type="float">
            <text:p>39</text:p>
          </table:table-cell>
          <table:table-cell table:style-name="ce47"/>
          <table:table-cell table:style-name="ce99" office:value-type="string" calcext:value-type="string">
            <text:p><text:s text:c="8"/>Leather and Fu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20"/>
          <table:table-cell table:style-name="ce35" office:value-type="string" calcext:value-type="string">
            <text:p><text:s text:c="8"/>木竹及家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0" calcext:value-type="float">
            <text:p>40</text:p>
          </table:table-cell>
          <table:table-cell table:style-name="ce47"/>
          <table:table-cell table:style-name="ce99" office:value-type="string" calcext:value-type="string">
            <text:p><text:s text:c="8"/>Wood, Bamboo and Furni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20"/>
          <table:table-cell table:style-name="ce35" office:value-type="string" calcext:value-type="string">
            <text:p><text:s text:c="8"/>紙漿、紙及紙製品業 <text:s text:c="5"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96276.333333333" calcext:value-type="float">
            <text:p><text:s/>196,276 <text:s/></text:p>
          </table:table-cell>
          <table:table-cell table:style-name="ce68" table:number-columns-repeated="2"/>
          <table:table-cell table:style-name="ce84" office:value-type="float" office:value="41" calcext:value-type="float">
            <text:p>41</text:p>
          </table:table-cell>
          <table:table-cell table:style-name="ce47"/>
          <table:table-cell table:style-name="ce99" office:value-type="string" calcext:value-type="string">
            <text:p><text:s text:c="8"/>Pulp, Paper and Paper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20"/>
          <table:table-cell table:style-name="ce35" office:value-type="string" calcext:value-type="string">
            <text:p><text:s text:c="8"/>印刷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2" calcext:value-type="float">
            <text:p>42</text:p>
          </table:table-cell>
          <table:table-cell table:style-name="ce47"/>
          <table:table-cell table:style-name="ce99" office:value-type="string" calcext:value-type="string">
            <text:p><text:s text:c="8"/>Print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20"/>
          <table:table-cell table:style-name="ce35" office:value-type="string" calcext:value-type="string">
            <text:p><text:s text:c="8"/>化學材料製造業 <text:s/>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479483.25" calcext:value-type="float">
            <text:p><text:s/>15,479,483 <text:s/></text:p>
          </table:table-cell>
          <table:table-cell table:style-name="ce68" table:number-columns-repeated="2"/>
          <table:table-cell table:style-name="ce84" office:value-type="float" office:value="43" calcext:value-type="float">
            <text:p>43</text:p>
          </table:table-cell>
          <table:table-cell table:style-name="ce47"/>
          <table:table-cell table:style-name="ce99" office:value-type="string" calcext:value-type="string">
            <text:p><text:s text:c="8"/>Chemical Material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20"/>
          <table:table-cell table:style-name="ce35" office:value-type="string" calcext:value-type="string">
            <text:p><text:s text:c="12"/>基本化學材料製造業 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5479483.25" calcext:value-type="float">
            <text:p><text:s/>15,479,483 <text:s/></text:p>
          </table:table-cell>
          <table:table-cell table:style-name="ce68" table:number-columns-repeated="2"/>
          <table:table-cell table:style-name="ce84" office:value-type="float" office:value="44" calcext:value-type="float">
            <text:p>44</text:p>
          </table:table-cell>
          <table:table-cell table:style-name="ce47"/>
          <table:table-cell table:style-name="ce99" office:value-type="string" calcext:value-type="string">
            <text:p><text:s text:c="12"/>Basic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20"/>
          <table:table-cell table:style-name="ce35" office:value-type="string" calcext:value-type="string">
            <text:p><text:s text:c="16"/>(基本化學工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98071.37" calcext:value-type="float">
            <text:p>( 198,071 <text:s/>)</text:p>
          </table:table-cell>
          <table:table-cell table:style-name="ce71"/>
          <table:table-cell table:style-name="ce68"/>
          <table:table-cell table:style-name="ce84" office:value-type="float" office:value="45" calcext:value-type="float">
            <text:p>45</text:p>
          </table:table-cell>
          <table:table-cell table:style-name="ce47"/>
          <table:table-cell table:style-name="ce99" office:value-type="string" calcext:value-type="string">
            <text:p><text:s text:c="16"/>(Basic Industrial Chemic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20"/>
          <table:table-cell table:style-name="ce35" office:value-type="string" calcext:value-type="string">
            <text:p><text:s text:c="16"/>(石油化工原料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15281411.88" calcext:value-type="float">
            <text:p>( 15,281,412 <text:s/>)</text:p>
          </table:table-cell>
          <table:table-cell table:style-name="ce71"/>
          <table:table-cell table:style-name="ce68"/>
          <table:table-cell table:style-name="ce84" office:value-type="float" office:value="46" calcext:value-type="float">
            <text:p>46</text:p>
          </table:table-cell>
          <table:table-cell table:style-name="ce47"/>
          <table:table-cell table:style-name="ce99" office:value-type="string" calcext:value-type="string">
            <text:p><text:s text:c="16"/>(Petrochemical Material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20"/>
          <table:table-cell table:style-name="ce38" office:value-type="string" calcext:value-type="string">
            <text:p><text:s text:c="16"/>(肥料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47" calcext:value-type="float">
            <text:p>47</text:p>
          </table:table-cell>
          <table:table-cell table:style-name="ce47"/>
          <table:table-cell table:style-name="ce99" office:value-type="string" calcext:value-type="string">
            <text:p><text:s text:c="16"/>(Chemical Fertilizer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20"/>
          <table:table-cell table:style-name="ce38" office:value-type="string" calcext:value-type="string">
            <text:p><text:s text:c="12"/>人造纖維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8" calcext:value-type="float">
            <text:p>48</text:p>
          </table:table-cell>
          <table:table-cell table:style-name="ce47"/>
          <table:table-cell table:style-name="ce99" office:value-type="string" calcext:value-type="string">
            <text:p><text:s text:c="12"/>Artificial Fib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20"/>
          <table:table-cell table:style-name="ce35" office:value-type="string" calcext:value-type="string">
            <text:p><text:s text:c="12"/>樹脂塑膠及橡膠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49" calcext:value-type="float">
            <text:p>49</text:p>
          </table:table-cell>
          <table:table-cell table:style-name="ce47"/>
          <table:table-cell table:style-name="ce99" office:value-type="string" calcext:value-type="string">
            <text:p><text:s text:c="12"/>Resin, Plastics and Rubber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3"/>
          <table:table-cell table:style-name="ce39" office:value-type="string" calcext:value-type="string">
            <text:p><text:s text:c="12"/>其他化學材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0" calcext:value-type="float">
            <text:p>50</text:p>
          </table:table-cell>
          <table:table-cell table:style-name="ce96"/>
          <table:table-cell table:style-name="ce102" office:value-type="string" calcext:value-type="string">
            <text:p><text:s text:c="12"/>Other Chemical Material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20"/>
          <table:table-cell table:style-name="ce35" office:value-type="string" calcext:value-type="string">
            <text:p><text:s text:c="8"/>化學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1" calcext:value-type="float">
            <text:p>51</text:p>
          </table:table-cell>
          <table:table-cell table:style-name="ce47"/>
          <table:table-cell table:style-name="ce99" office:value-type="string" calcext:value-type="string">
            <text:p><text:s text:c="8"/>Chemical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20"/>
          <table:table-cell table:style-name="ce35" office:value-type="string" calcext:value-type="string">
            <text:p><text:s text:c="8"/>橡膠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2" calcext:value-type="float">
            <text:p>52</text:p>
          </table:table-cell>
          <table:table-cell table:style-name="ce47"/>
          <table:table-cell table:style-name="ce99" office:value-type="string" calcext:value-type="string">
            <text:p><text:s text:c="8"/>Rubber Products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3"/>
          <table:table-cell table:style-name="ce39" office:value-type="string" calcext:value-type="string">
            <text:p><text:s text:c="8"/>塑膠製品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53" calcext:value-type="float">
            <text:p>53</text:p>
          </table:table-cell>
          <table:table-cell table:style-name="ce96"/>
          <table:table-cell table:style-name="ce102" office:value-type="string" calcext:value-type="string">
            <text:p><text:s text:c="8"/>Plastic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20"/>
          <table:table-cell table:style-name="ce35" office:value-type="string" calcext:value-type="string">
            <text:p><text:s text:c="8"/>非金屬礦物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4" calcext:value-type="float">
            <text:p>54</text:p>
          </table:table-cell>
          <table:table-cell table:style-name="ce47"/>
          <table:table-cell table:style-name="ce99" office:value-type="string" calcext:value-type="string">
            <text:p><text:s text:c="8"/>Non-metallic Mineral Produc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20"/>
          <table:table-cell table:style-name="ce35" office:value-type="string" calcext:value-type="string">
            <text:p><text:s text:c="12"/>水泥及水泥製品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5" calcext:value-type="float">
            <text:p>55</text:p>
          </table:table-cell>
          <table:table-cell table:style-name="ce47"/>
          <table:table-cell table:style-name="ce99" office:value-type="string" calcext:value-type="string">
            <text:p><text:s text:c="12"/>Cement and Cement Produc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20"/>
          <table:table-cell table:style-name="ce35" office:value-type="string" calcext:value-type="string">
            <text:p><text:s text:c="12"/>其他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56" calcext:value-type="float">
            <text:p>56</text:p>
          </table:table-cell>
          <table:table-cell table:style-name="ce47"/>
          <table:table-cell table:style-name="ce99" office:value-type="string" calcext:value-type="string">
            <text:p><text:s text:c="12"/>Other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20"/>
          <table:table-cell table:style-name="ce35" office:value-type="string" calcext:value-type="string">
            <text:p><text:s text:c="16"/>(陶瓷製品製造業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57" calcext:value-type="float">
            <text:p>57</text:p>
          </table:table-cell>
          <table:table-cell table:style-name="ce47"/>
          <table:table-cell table:style-name="ce99" office:value-type="string" calcext:value-type="string">
            <text:p><text:s text:c="16"/>(Pottery, China and Earthware)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3"/>
          <table:table-cell table:style-name="ce39" office:value-type="string" calcext:value-type="string">
            <text:p><text:s text:c="16"/>(玻璃及玻璃製品製造業) </text:p>
          </table:table-cell>
          <table:table-cell table:number-columns-repeated="2" table:style-name="ce55" office:value-type="float" office:value="0" calcext:value-type="float">
            <text:p/>
          </table:table-cell>
          <table:table-cell table:style-name="ce73"/>
          <table:table-cell table:style-name="ce72"/>
          <table:table-cell table:style-name="ce87" office:value-type="float" office:value="58" calcext:value-type="float">
            <text:p>58</text:p>
          </table:table-cell>
          <table:table-cell table:style-name="ce96"/>
          <table:table-cell table:style-name="ce102" office:value-type="string" calcext:value-type="string">
            <text:p><text:s text:c="16"/>(Glass and Glass Produc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20"/>
          <table:table-cell table:style-name="ce35" office:value-type="string" calcext:value-type="string">
            <text:p><text:s text:c="8"/>金屬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110039.65" calcext:value-type="float">
            <text:p><text:s/>110,040 <text:s/></text:p>
          </table:table-cell>
          <table:table-cell table:style-name="ce68" table:number-columns-repeated="2"/>
          <table:table-cell table:style-name="ce84" office:value-type="float" office:value="59" calcext:value-type="float">
            <text:p>59</text:p>
          </table:table-cell>
          <table:table-cell table:style-name="ce47"/>
          <table:table-cell table:style-name="ce99" office:value-type="string" calcext:value-type="string">
            <text:p><text:s text:c="8"/>Basic Metal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20"/>
          <table:table-cell table:style-name="ce35" office:value-type="string" calcext:value-type="string">
            <text:p><text:s text:c="12"/>鋼鐵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66023.79" calcext:value-type="float">
            <text:p><text:s/>66,024 <text:s/></text:p>
          </table:table-cell>
          <table:table-cell table:style-name="ce68" table:number-columns-repeated="2"/>
          <table:table-cell table:style-name="ce84" office:value-type="float" office:value="60" calcext:value-type="float">
            <text:p>60</text:p>
          </table:table-cell>
          <table:table-cell table:style-name="ce47"/>
          <table:table-cell table:style-name="ce99" office:value-type="string" calcext:value-type="string">
            <text:p><text:s text:c="12"/>Iron and Steel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20"/>
          <table:table-cell table:style-name="ce35" office:value-type="string" calcext:value-type="string">
            <text:p><text:s text:c="12"/>非鐵金屬基本工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44015.86" calcext:value-type="float">
            <text:p><text:s/>44,016 <text:s/></text:p>
          </table:table-cell>
          <table:table-cell table:style-name="ce68" table:number-columns-repeated="2"/>
          <table:table-cell table:style-name="ce84" office:value-type="float" office:value="61" calcext:value-type="float">
            <text:p>61</text:p>
          </table:table-cell>
          <table:table-cell table:style-name="ce47"/>
          <table:table-cell table:style-name="ce99" office:value-type="string" calcext:value-type="string">
            <text:p><text:s text:c="12"/>Other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20"/>
          <table:table-cell table:style-name="ce35" office:value-type="string" calcext:value-type="string">
            <text:p><text:s text:c="16"/>(鋁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44015.86" calcext:value-type="float">
            <text:p>( 44,016 <text:s/>)</text:p>
          </table:table-cell>
          <table:table-cell table:style-name="ce71"/>
          <table:table-cell table:style-name="ce68"/>
          <table:table-cell table:style-name="ce84" office:value-type="float" office:value="62" calcext:value-type="float">
            <text:p>62</text:p>
          </table:table-cell>
          <table:table-cell table:style-name="ce47"/>
          <table:table-cell table:style-name="ce99" office:value-type="string" calcext:value-type="string">
            <text:p><text:s text:c="16"/>(Aluminum)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20"/>
          <table:table-cell table:style-name="ce35" office:value-type="string" calcext:value-type="string">
            <text:p><text:s text:c="8"/>金屬製品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3" calcext:value-type="float">
            <text:p>63</text:p>
          </table:table-cell>
          <table:table-cell table:style-name="ce47"/>
          <table:table-cell table:style-name="ce99" office:value-type="string" calcext:value-type="string">
            <text:p><text:s text:c="8"/>Fabricated Metal Products </text:p>
          </table:table-cell>
          <table:table-cell table:style-name="ce14" table:number-columns-repeated="1014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3"/>
          <table:table-cell table:style-name="ce39" office:value-type="string" calcext:value-type="string">
            <text:p><text:s text:c="8"/>機械設備製造業</text:p>
          </table:table-cell>
          <table:table-cell table:number-columns-repeated="2" table:style-name="ce54" office:value-type="float" office:value="0" calcext:value-type="float">
            <text:p/>
          </table:table-cell>
          <table:table-cell table:style-name="ce72" table:number-columns-repeated="2"/>
          <table:table-cell table:style-name="ce87" office:value-type="float" office:value="64" calcext:value-type="float">
            <text:p>64</text:p>
          </table:table-cell>
          <table:table-cell table:style-name="ce96"/>
          <table:table-cell table:style-name="ce102" office:value-type="string" calcext:value-type="string">
            <text:p><text:s text:c="8"/>Machinery and Equipments 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20"/>
          <table:table-cell table:style-name="ce35" office:value-type="string" calcext:value-type="string">
            <text:p><text:s text:c="8"/>電腦通信及視聽電子產品製造業</text:p>
          </table:table-cell>
          <table:table-cell table:style-name="ce50" office:value-type="float" office:value="0" calcext:value-type="float">
            <text:p/>
          </table:table-cell>
          <table:table-cell table:style-name="ce50" office:value-type="float" office:value="542841" calcext:value-type="float">
            <text:p><text:s/>542,841 <text:s/></text:p>
          </table:table-cell>
          <table:table-cell table:style-name="ce68" table:number-columns-repeated="2"/>
          <table:table-cell table:style-name="ce84" office:value-type="float" office:value="65" calcext:value-type="float">
            <text:p>65</text:p>
          </table:table-cell>
          <table:table-cell table:style-name="ce47"/>
          <table:table-cell table:style-name="ce99" office:value-type="string" calcext:value-type="string">
            <text:p><text:s text:c="8"/>Electrical and Electronic Machiner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20"/>
          <table:table-cell table:style-name="ce35" office:value-type="string" calcext:value-type="string">
            <text:p><text:s text:c="12"/>(電子零組件製造業)</text:p>
          </table:table-cell>
          <table:table-cell table:style-name="ce53" office:value-type="float" office:value="0" calcext:value-type="float">
            <text:p/>
          </table:table-cell>
          <table:table-cell table:style-name="ce53" office:value-type="float" office:value="542841" calcext:value-type="float">
            <text:p>( 542,841 <text:s/>)</text:p>
          </table:table-cell>
          <table:table-cell table:style-name="ce71"/>
          <table:table-cell table:style-name="ce68"/>
          <table:table-cell table:style-name="ce84" office:value-type="float" office:value="66" calcext:value-type="float">
            <text:p>66</text:p>
          </table:table-cell>
          <table:table-cell table:style-name="ce47"/>
          <table:table-cell table:style-name="ce99" office:value-type="string" calcext:value-type="string">
            <text:p><text:s text:c="8"/>(Electronic Part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20"/>
          <table:table-cell table:style-name="ce35" office:value-type="string" calcext:value-type="string">
            <text:p><text:s text:c="8"/>運輸工具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7" calcext:value-type="float">
            <text:p>67</text:p>
          </table:table-cell>
          <table:table-cell table:style-name="ce47"/>
          <table:table-cell table:style-name="ce99" office:value-type="string" calcext:value-type="string">
            <text:p><text:s text:c="8"/>Transport Equip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20"/>
          <table:table-cell table:style-name="ce35" office:value-type="string" calcext:value-type="string">
            <text:p><text:s text:c="8"/>精密光學醫療器材及鐘錶製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8" calcext:value-type="float">
            <text:p>68</text:p>
          </table:table-cell>
          <table:table-cell table:style-name="ce47"/>
          <table:table-cell table:style-name="ce99" office:value-type="string" calcext:value-type="string">
            <text:p><text:s text:c="8"/>Precision Instrume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20"/>
          <table:table-cell table:style-name="ce35" office:value-type="string" calcext:value-type="string">
            <text:p><text:s text:c="8"/>其他工業製品製造工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69" calcext:value-type="float">
            <text:p>69</text:p>
          </table:table-cell>
          <table:table-cell table:style-name="ce47"/>
          <table:table-cell table:style-name="ce99" office:value-type="string" calcext:value-type="string">
            <text:p><text:s text:c="8"/>Miscellaneous Industr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20"/>
          <table:table-cell table:style-name="ce35" office:value-type="string" calcext:value-type="string">
            <text:p><text:s text:c="8"/>用水供應及污染整治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0" calcext:value-type="float">
            <text:p>70</text:p>
          </table:table-cell>
          <table:table-cell table:style-name="ce47"/>
          <table:table-cell table:style-name="ce99" office:value-type="string" calcext:value-type="string">
            <text:p><text:s text:c="8"/>Water Supply and Remediation Activiti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20"/>
          <table:table-cell table:style-name="ce35" office:value-type="string" calcext:value-type="string">
            <text:p><text:s text:c="8"/>營造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1" calcext:value-type="float">
            <text:p>71</text:p>
          </table:table-cell>
          <table:table-cell table:style-name="ce47"/>
          <table:table-cell table:style-name="ce99" office:value-type="string" calcext:value-type="string">
            <text:p><text:s text:c="8"/>Construc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2" calcext:value-type="float">
            <text:p>72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20"/>
          <table:table-cell table:style-name="ce35" office:value-type="string" calcext:value-type="string">
            <text:p><text:s text:c="4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73" calcext:value-type="float">
            <text:p>73</text:p>
          </table:table-cell>
          <table:table-cell table:style-name="ce44"/>
          <table:table-cell table:style-name="ce98" office:value-type="string" calcext:value-type="string">
            <text:p><text:s text:c="4"/>Transport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20"/>
          <table:table-cell table:style-name="ce35" office:value-type="string" calcext:value-type="string">
            <text:p><text:s text:c="8"/>國內航空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4" calcext:value-type="float">
            <text:p>74</text:p>
          </table:table-cell>
          <table:table-cell table:style-name="ce47"/>
          <table:table-cell table:style-name="ce99" office:value-type="string" calcext:value-type="string">
            <text:p><text:s text:c="8"/>Domestic Ai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20"/>
          <table:table-cell table:style-name="ce35" office:value-type="string" calcext:value-type="string">
            <text:p><text:s text:c="8"/>公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5" calcext:value-type="float">
            <text:p>75</text:p>
          </table:table-cell>
          <table:table-cell table:style-name="ce47"/>
          <table:table-cell table:style-name="ce99" office:value-type="string" calcext:value-type="string">
            <text:p><text:s text:c="8"/>Roa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20"/>
          <table:table-cell table:style-name="ce35" office:value-type="string" calcext:value-type="string">
            <text:p><text:s text:c="8"/>鐵路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6" calcext:value-type="float">
            <text:p>76</text:p>
          </table:table-cell>
          <table:table-cell table:style-name="ce47"/>
          <table:table-cell table:style-name="ce99" office:value-type="string" calcext:value-type="string">
            <text:p><text:s text:c="8"/>R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20"/>
          <table:table-cell table:style-name="ce35" office:value-type="string" calcext:value-type="string">
            <text:p><text:s text:c="8"/>管線運輸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7" calcext:value-type="float">
            <text:p>77</text:p>
          </table:table-cell>
          <table:table-cell table:style-name="ce47"/>
          <table:table-cell table:style-name="ce99" office:value-type="string" calcext:value-type="string">
            <text:p><text:s text:c="8"/>Pipeline Transport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20"/>
          <table:table-cell table:style-name="ce35" office:value-type="string" calcext:value-type="string">
            <text:p><text:s text:c="8"/>國內水運 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78" calcext:value-type="float">
            <text:p>78</text:p>
          </table:table-cell>
          <table:table-cell table:style-name="ce47"/>
          <table:table-cell table:style-name="ce99" office:value-type="string" calcext:value-type="string">
            <text:p><text:s text:c="8"/>Internal Navig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21"/>
          <table:table-cell table:style-name="ce36" office:value-type="string" calcext:value-type="string">
            <text:p><text:s text:c="8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79" calcext:value-type="float">
            <text:p>79</text:p>
          </table:table-cell>
          <table:table-cell table:style-name="ce48"/>
          <table:table-cell table:style-name="ce100" office:value-type="string" calcext:value-type="string">
            <text:p><text:s text:c="8"/>Non-Specified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20"/>
          <table:table-cell table:style-name="ce35" office:value-type="string" calcext:value-type="string">
            <text:p><text:s text:c="4"/>農業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80" calcext:value-type="float">
            <text:p>80</text:p>
          </table:table-cell>
          <table:table-cell table:style-name="ce44"/>
          <table:table-cell table:style-name="ce98" office:value-type="string" calcext:value-type="string">
            <text:p><text:s text:c="4"/>Agricultur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20"/>
          <table:table-cell table:style-name="ce35" office:value-type="string" calcext:value-type="string">
            <text:p><text:s text:c="8"/>農牧及林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1" calcext:value-type="float">
            <text:p>81</text:p>
          </table:table-cell>
          <table:table-cell table:style-name="ce47"/>
          <table:table-cell table:style-name="ce99" office:value-type="string" calcext:value-type="string">
            <text:p><text:s text:c="8"/>Agriculture, Animal Husbandry and Forestry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21"/>
          <table:table-cell table:style-name="ce36" office:value-type="string" calcext:value-type="string">
            <text:p><text:s text:c="8"/>漁業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82" calcext:value-type="float">
            <text:p>82</text:p>
          </table:table-cell>
          <table:table-cell table:style-name="ce48"/>
          <table:table-cell table:style-name="ce100" office:value-type="string" calcext:value-type="string">
            <text:p><text:s text:c="8"/>Fishing and Aquacultur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20"/>
          <table:table-cell table:style-name="ce35" office:value-type="string" calcext:value-type="string">
            <text:p><text:s text:c="4"/>服務業部門</text:p>
          </table:table-cell>
          <table:table-cell table:style-name="ce50" office:value-type="float" office:value="3384.54" calcext:value-type="float">
            <text:p><text:s/>3,385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3" calcext:value-type="float">
            <text:p>83</text:p>
          </table:table-cell>
          <table:table-cell table:style-name="ce47"/>
          <table:table-cell table:style-name="ce99" office:value-type="string" calcext:value-type="string">
            <text:p><text:s text:c="4"/>Service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20"/>
          <table:table-cell table:style-name="ce35" office:value-type="string" calcext:value-type="string">
            <text:p><text:s text:c="8"/>批發及零售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4" calcext:value-type="float">
            <text:p>84</text:p>
          </table:table-cell>
          <table:table-cell table:style-name="ce47"/>
          <table:table-cell table:style-name="ce99" office:value-type="string" calcext:value-type="string">
            <text:p><text:s text:c="8"/>Wholesale and Retail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20"/>
          <table:table-cell table:style-name="ce35" office:value-type="string" calcext:value-type="string">
            <text:p><text:s text:c="8"/>住宿及餐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5" calcext:value-type="float">
            <text:p>85</text:p>
          </table:table-cell>
          <table:table-cell table:style-name="ce47"/>
          <table:table-cell table:style-name="ce99" office:value-type="string" calcext:value-type="string">
            <text:p><text:s text:c="8"/>Hotels and Restaurant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20"/>
          <table:table-cell table:style-name="ce35" office:value-type="string" calcext:value-type="string">
            <text:p><text:s text:c="8"/>運輸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6" calcext:value-type="float">
            <text:p>86</text:p>
          </table:table-cell>
          <table:table-cell table:style-name="ce47"/>
          <table:table-cell table:style-name="ce99" office:value-type="string" calcext:value-type="string">
            <text:p><text:s text:c="8"/>Transport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20"/>
          <table:table-cell table:style-name="ce35" office:value-type="string" calcext:value-type="string">
            <text:p><text:s text:c="8"/>倉儲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7" calcext:value-type="float">
            <text:p>87</text:p>
          </table:table-cell>
          <table:table-cell table:style-name="ce47"/>
          <table:table-cell table:style-name="ce99" office:value-type="string" calcext:value-type="string">
            <text:p><text:s text:c="8"/>Storage and Warehousing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20"/>
          <table:table-cell table:style-name="ce35" office:value-type="string" calcext:value-type="string">
            <text:p><text:s text:c="8"/>通信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8" calcext:value-type="float">
            <text:p>88</text:p>
          </table:table-cell>
          <table:table-cell table:style-name="ce47"/>
          <table:table-cell table:style-name="ce99" office:value-type="string" calcext:value-type="string">
            <text:p><text:s text:c="8"/>Communication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20"/>
          <table:table-cell table:style-name="ce35" office:value-type="string" calcext:value-type="string">
            <text:p><text:s text:c="8"/>金融保險及不動產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89" calcext:value-type="float">
            <text:p>89</text:p>
          </table:table-cell>
          <table:table-cell table:style-name="ce47"/>
          <table:table-cell table:style-name="ce99" office:value-type="string" calcext:value-type="string">
            <text:p><text:s text:c="8"/>Finance, Insurance and Real Estat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20"/>
          <table:table-cell table:style-name="ce35" office:value-type="string" calcext:value-type="string">
            <text:p><text:s text:c="8"/>工商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0" calcext:value-type="float">
            <text:p>90</text:p>
          </table:table-cell>
          <table:table-cell table:style-name="ce47"/>
          <table:table-cell table:style-name="ce99" office:value-type="string" calcext:value-type="string">
            <text:p><text:s text:c="8"/>Business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20"/>
          <table:table-cell table:style-name="ce35" office:value-type="string" calcext:value-type="string">
            <text:p><text:s text:c="8"/>社會服務及個人服務業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1" calcext:value-type="float">
            <text:p>91</text:p>
          </table:table-cell>
          <table:table-cell table:style-name="ce47"/>
          <table:table-cell table:style-name="ce99" office:value-type="string" calcext:value-type="string">
            <text:p><text:s text:c="8"/>Social and Personal Services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20"/>
          <table:table-cell table:style-name="ce35" office:value-type="string" calcext:value-type="string">
            <text:p><text:s text:c="8"/>公共行政業</text:p>
          </table:table-cell>
          <table:table-cell table:style-name="ce50" office:value-type="float" office:value="3384.54" calcext:value-type="float">
            <text:p><text:s/>3,385 <text:s/></text:p>
          </table:table-cell>
          <table:table-cell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2" calcext:value-type="float">
            <text:p>92</text:p>
          </table:table-cell>
          <table:table-cell table:style-name="ce47"/>
          <table:table-cell table:style-name="ce99" office:value-type="string" calcext:value-type="string">
            <text:p><text:s text:c="8"/>Public Administration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21"/>
          <table:table-cell table:style-name="ce36" office:value-type="string" calcext:value-type="string">
            <text:p><text:s text:c="8"/>其他 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3" calcext:value-type="float">
            <text:p>93</text:p>
          </table:table-cell>
          <table:table-cell table:style-name="ce48"/>
          <table:table-cell table:style-name="ce100" office:value-type="string" calcext:value-type="string">
            <text:p><text:s text:c="8"/>Activities Not Adequately Defined </text:p>
          </table:table-cell>
          <table:table-cell table:style-name="ce14" table:number-columns-repeated="1014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2"/>
          <table:table-cell table:style-name="ce37" office:value-type="string" calcext:value-type="string">
            <text:p><text:s text:c="3"/>住宅部門</text:p>
          </table:table-cell>
          <table:table-cell table:style-name="ce52" office:value-type="float" office:value="109433.46" calcext:value-type="float">
            <text:p><text:s/>109,433 <text:s/></text:p>
          </table:table-cell>
          <table:table-cell table:style-name="ce52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4" calcext:value-type="float">
            <text:p>94</text:p>
          </table:table-cell>
          <table:table-cell table:style-name="ce48"/>
          <table:table-cell table:style-name="ce100" office:value-type="string" calcext:value-type="string">
            <text:p><text:s text:c="4"/>Residential Sector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20"/>
          <table:table-cell table:style-name="ce35" office:value-type="string" calcext:value-type="string">
            <text:p>非能源消費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3" office:value-type="float" office:value="95" calcext:value-type="float">
            <text:p>95</text:p>
          </table:table-cell>
          <table:table-cell table:style-name="ce44"/>
          <table:table-cell table:style-name="ce98" office:value-type="string" calcext:value-type="string">
            <text:p>Non-Energy Use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20"/>
          <table:table-cell table:style-name="ce35" office:value-type="string" calcext:value-type="string">
            <text:p><text:s text:c="3"/>工業、轉變及能源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6" calcext:value-type="float">
            <text:p>96</text:p>
          </table:table-cell>
          <table:table-cell table:style-name="ce47"/>
          <table:table-cell table:style-name="ce99" office:value-type="string" calcext:value-type="string">
            <text:p><text:s text:c="4"/>in Industry/Transf./Energy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20"/>
          <table:table-cell table:style-name="ce35" office:value-type="string" calcext:value-type="string">
            <text:p><text:s text:c="3"/>(石化原料用)</text:p>
          </table:table-cell>
          <table:table-cell table:number-columns-repeated="2" table:style-name="ce53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4" office:value-type="float" office:value="97" calcext:value-type="float">
            <text:p>97</text:p>
          </table:table-cell>
          <table:table-cell table:style-name="ce47"/>
          <table:table-cell table:style-name="ce99" office:value-type="string" calcext:value-type="string">
            <text:p><text:s text:c="8"/>(Feedstocks)</text:p>
          </table:table-cell>
          <table:table-cell table:style-name="ce14" table:number-columns-repeated="1014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20"/>
          <table:table-cell table:style-name="ce35" office:value-type="string" calcext:value-type="string">
            <text:p><text:s text:c="3"/>運輸部門</text:p>
          </table:table-cell>
          <table:table-cell table:number-columns-repeated="2" table:style-name="ce50" office:value-type="float" office:value="0" calcext:value-type="float">
            <text:p/>
          </table:table-cell>
          <table:table-cell table:style-name="ce68" table:number-columns-repeated="2"/>
          <table:table-cell table:style-name="ce84" office:value-type="float" office:value="98" calcext:value-type="float">
            <text:p>98</text:p>
          </table:table-cell>
          <table:table-cell table:style-name="ce47"/>
          <table:table-cell table:style-name="ce99" office:value-type="string" calcext:value-type="string">
            <text:p><text:s text:c="4"/>in Transport</text:p>
          </table:table-cell>
          <table:table-cell table:style-name="ce14" table:number-columns-repeated="1014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21"/>
          <table:table-cell table:style-name="ce36" office:value-type="string" calcext:value-type="string">
            <text:p><text:s text:c="3"/>其他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69" table:number-columns-repeated="2"/>
          <table:table-cell table:style-name="ce85" office:value-type="float" office:value="99" calcext:value-type="float">
            <text:p>99</text:p>
          </table:table-cell>
          <table:table-cell table:style-name="ce48"/>
          <table:table-cell table:style-name="ce100" office:value-type="string" calcext:value-type="string">
            <text:p><text:s text:c="4"/>in Other Sectors</text:p>
          </table:table-cell>
          <table:table-cell table:style-name="ce14" table:number-columns-repeated="1014"/>
        </table:table-row>
        <table:table-row table:style-name="ro5">
          <table:table-cell table:style-name="ce11"/>
          <table:table-cell table:style-name="ce24"/>
          <table:table-cell table:style-name="ce40" office:value-type="string" calcext:value-type="string">
            <text:p>電能與熱能產出</text:p>
          </table:table-cell>
          <table:table-cell table:style-name="ce56" table:number-columns-repeated="2"/>
          <table:table-cell table:style-name="ce74"/>
          <table:table-cell table:style-name="ce56" office:value-type="float" office:value="0" calcext:value-type="float">
            <text:p><text:s/></text:p>
          </table:table-cell>
          <table:table-cell table:style-name="ce88" office:value-type="float" office:value="0" calcext:value-type="float">
            <text:p><text:s/></text:p>
          </table:table-cell>
          <table:table-cell table:style-name="ce56" office:value-type="float" office:value="0" calcext:value-type="float">
            <text:p><text:s/></text:p>
          </table:table-cell>
          <table:table-cell table:style-name="ce103" office:value-type="string" calcext:value-type="string">
            <text:p>Electricity and Heat Output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1" calcext:value-type="float">
            <text:p>1</text:p>
          </table:table-cell>
          <table:table-cell table:style-name="ce25" office:value-type="string" calcext:value-type="string">
            <text:p><text:s/></text:p>
          </table:table-cell>
          <table:table-cell table:style-name="ce41" office:value-type="string" calcext:value-type="string">
            <text:p>發電量 (千度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1" calcext:value-type="float">
            <text:p>1</text:p>
          </table:table-cell>
          <table:table-cell table:style-name="ce47" office:value-type="string" calcext:value-type="string">
            <text:p><text:s/></text:p>
          </table:table-cell>
          <table:table-cell table:style-name="ce99" office:value-type="string" calcext:value-type="string">
            <text:p>Electricity Generated (MWh)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2" calcext:value-type="float">
            <text:p>2</text:p>
          </table:table-cell>
          <table:table-cell table:style-name="ce25"/>
          <table:table-cell table:style-name="ce41" office:value-type="string" calcext:value-type="string">
            <text:p><text:s text:c="4"/>公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2" calcext:value-type="float">
            <text:p>2</text:p>
          </table:table-cell>
          <table:table-cell table:style-name="ce47"/>
          <table:table-cell table:style-name="ce99" office:value-type="string" calcext:value-type="string">
            <text:p><text:s text:c="4"/>Public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3" calcext:value-type="float">
            <text:p>3</text:p>
          </table:table-cell>
          <table:table-cell table:style-name="ce25"/>
          <table:table-cell table:style-name="ce41" office:value-type="string" calcext:value-type="string">
            <text:p><text:s text:c="4"/>自用發電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3" calcext:value-type="float">
            <text:p>3</text:p>
          </table:table-cell>
          <table:table-cell table:style-name="ce47"/>
          <table:table-cell table:style-name="ce99" office:value-type="string" calcext:value-type="string">
            <text:p><text:s text:c="4"/>Autoproducer Electricity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4" calcext:value-type="float">
            <text:p>4</text:p>
          </table:table-cell>
          <table:table-cell table:style-name="ce25"/>
          <table:table-cell table:style-name="ce41" office:value-type="string" calcext:value-type="string">
            <text:p><text:s text:c="4"/>公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number-columns-repeated="2"/>
          <table:table-cell table:style-name="ce89" office:value-type="float" office:value="4" calcext:value-type="float">
            <text:p>4</text:p>
          </table:table-cell>
          <table:table-cell/>
          <table:table-cell table:style-name="ce99" office:value-type="string" calcext:value-type="string">
            <text:p><text:s text:c="4"/>Public Cogeneration Plants <text:s/></text:p>
          </table:table-cell>
          <table:table-cell table:number-columns-repeated="1014"/>
        </table:table-row>
        <table:table-row table:style-name="ro5">
          <table:table-cell table:style-name="ce12" office:value-type="float" office:value="5" calcext:value-type="float">
            <text:p>5</text:p>
          </table:table-cell>
          <table:table-cell table:style-name="ce25"/>
          <table:table-cell table:style-name="ce41" office:value-type="string" calcext:value-type="string">
            <text:p><text:s text:c="4"/>自用汽電共生廠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5" calcext:value-type="float">
            <text:p>5</text:p>
          </table:table-cell>
          <table:table-cell table:style-name="ce47"/>
          <table:table-cell table:style-name="ce99" office:value-type="string" calcext:value-type="string">
            <text:p><text:s text:c="4"/>Autoproducer Cogeneration Plants</text:p>
          </table:table-cell>
          <table:table-cell table:style-name="ce58" table:number-columns-repeated="1014"/>
        </table:table-row>
        <table:table-row table:style-name="ro5">
          <table:table-cell table:style-name="ce12" office:value-type="float" office:value="6" calcext:value-type="float">
            <text:p>6</text:p>
          </table:table-cell>
          <table:table-cell table:style-name="ce25"/>
          <table:table-cell table:style-name="ce41" office:value-type="string" calcext:value-type="string">
            <text:p>熱能(公噸)</text:p>
          </table:table-cell>
          <table:table-cell table:number-columns-repeated="2" table:style-name="ce57" office:value-type="float" office:value="0" calcext:value-type="float">
            <text:p/>
          </table:table-cell>
          <table:table-cell table:style-name="ce75"/>
          <table:table-cell table:style-name="ce68"/>
          <table:table-cell table:style-name="ce84" office:value-type="float" office:value="6" calcext:value-type="float">
            <text:p>6</text:p>
          </table:table-cell>
          <table:table-cell table:style-name="ce47"/>
          <table:table-cell table:style-name="ce99" office:value-type="string" calcext:value-type="string">
            <text:p>Heat Generated (MT)</text:p>
          </table:table-cell>
          <table:table-cell table:style-name="ce58" table:number-columns-repeated="1014"/>
        </table:table-row>
        <table:table-row table:style-name="ro5">
          <table:table-cell table:style-name="ce13" office:value-type="float" office:value="7" calcext:value-type="float">
            <text:p>7</text:p>
          </table:table-cell>
          <table:table-cell table:style-name="ce26"/>
          <table:table-cell table:style-name="ce42" office:value-type="string" calcext:value-type="string">
            <text:p><text:s text:c="4"/>汽電共生廠</text:p>
          </table:table-cell>
          <table:table-cell table:number-columns-repeated="2" table:style-name="ce51" office:value-type="float" office:value="0" calcext:value-type="float">
            <text:p/>
          </table:table-cell>
          <table:table-cell table:style-name="ce76"/>
          <table:table-cell table:style-name="ce69"/>
          <table:table-cell table:style-name="ce85" office:value-type="float" office:value="7" calcext:value-type="float">
            <text:p>7</text:p>
          </table:table-cell>
          <table:table-cell table:style-name="ce48"/>
          <table:table-cell table:style-name="ce100" office:value-type="string" calcext:value-type="string">
            <text:p><text:s text:c="4"/>Cogeneration Plants</text:p>
          </table:table-cell>
          <table:table-cell table:style-name="ce58" table:number-columns-repeated="1014"/>
        </table:table-row>
        <table:table-row table:style-name="ro5" table:number-rows-repeated="11">
          <table:table-cell table:style-name="ce14"/>
          <table:table-cell table:style-name="ce27"/>
          <table:table-cell table:style-name="ce14" table:number-columns-repeated="4"/>
          <table:table-cell table:style-name="ce78"/>
          <table:table-cell table:style-name="ce14" table:number-columns-repeated="2"/>
          <table:table-cell table:style-name="ce43" table:number-columns-repeated="1015"/>
        </table:table-row>
        <table:table-row table:style-name="ro8" table:number-rows-repeated="99">
          <table:table-cell table:style-name="ce15"/>
          <table:table-cell table:style-name="ce28"/>
          <table:table-cell table:style-name="ce15" table:number-columns-repeated="5"/>
          <table:table-cell table:style-name="ce90"/>
          <table:table-cell table:number-columns-repeated="2"/>
          <table:table-cell table:style-name="ce15" table:number-columns-repeated="1014"/>
        </table:table-row>
        <table:table-row table:style-name="ro8" table:number-rows-repeated="1048348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_xlnm.Print_Titles" table:base-cell-address="$Page1.$A$1" table:cell-range-address="$Page7.$A$1:.$AMJ$10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49</meta:creation-date>
    <meta:initial-creator>國際合作與能源統計科</meta:initial-creator>
    <dc:description>能源平衡表OECD能源統計格式(原始單位)</dc:description>
    <meta:keyword>台灣能源平衡表</meta:keyword>
    <dc:creator>kenice</dc:creator>
    <meta:print-date>2018-05-14T02:59:08</meta:print-date>
    <dc:date>2020-03-02T03:50:07</dc:date>
    <dc:subject>能源平衡表OECD能源統計格式(原始單位)</dc:subject>
    <dc:title>能源平衡表OECD能源統計格式(原始單位)</dc:title>
    <meta:generator>LibreOffice/5.4.1.2$Windows_x86 LibreOffice_project/ea7cb86e6eeb2bf3a5af73a8f7777ac570321527</meta:generator>
    <meta:document-statistic meta:table-count="7" meta:cell-count="7766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